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944cm"/>
    </style:style>
    <style:style style:name="co2" style:family="table-column">
      <style:table-column-properties fo:break-before="auto" style:column-width="2.258cm"/>
    </style:style>
    <style:style style:name="ro1" style:family="table-row">
      <style:table-row-properties style:row-height="12.294cm" fo:break-before="auto" style:use-optimal-row-height="true"/>
    </style:style>
    <style:style style:name="ro2" style:family="table-row">
      <style:table-row-properties style:row-height="4.396cm" fo:break-before="auto" style:use-optimal-row-height="true"/>
    </style:style>
    <style:style style:name="ro3" style:family="table-row">
      <style:table-row-properties style:row-height="3.21cm" fo:break-before="auto" style:use-optimal-row-height="true"/>
    </style:style>
    <style:style style:name="ro4" style:family="table-row">
      <style:table-row-properties style:row-height="2.817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17.822cm" fo:break-before="auto" style:use-optimal-row-height="true"/>
    </style:style>
    <style:style style:name="ro8" style:family="table-row">
      <style:table-row-properties style:row-height="0.452cm" fo:break-before="auto" style:use-optimal-row-height="true"/>
    </style:style>
    <style:style style:name="ro9" style:family="table-row">
      <style:table-row-properties style:row-height="5.186cm" fo:break-before="auto" style:use-optimal-row-height="true"/>
    </style:style>
    <style:style style:name="ro10" style:family="table-row">
      <style:table-row-properties style:row-height="7.16cm" fo:break-before="auto" style:use-optimal-row-height="true"/>
    </style:style>
    <style:style style:name="ro11" style:family="table-row">
      <style:table-row-properties style:row-height="11.504cm" fo:break-before="auto" style:use-optimal-row-height="true"/>
    </style:style>
    <style:style style:name="ro12" style:family="table-row">
      <style:table-row-properties style:row-height="14.663cm" fo:break-before="auto" style:use-optimal-row-height="true"/>
    </style:style>
    <style:style style:name="ro13" style:family="table-row">
      <style:table-row-properties style:row-height="9.924cm" fo:break-before="auto" style:use-optimal-row-height="true"/>
    </style:style>
    <style:style style:name="ro14" style:family="table-row">
      <style:table-row-properties style:row-height="32.039cm" fo:break-before="auto" style:use-optimal-row-height="true"/>
    </style:style>
    <style:style style:name="ro15" style:family="table-row">
      <style:table-row-properties style:row-height="4.001cm" fo:break-before="auto" style:use-optimal-row-height="true"/>
    </style:style>
    <style:style style:name="ro16" style:family="table-row">
      <style:table-row-properties style:row-height="6.369cm" fo:break-before="auto" style:use-optimal-row-height="true"/>
    </style:style>
    <style:style style:name="ro17" style:family="table-row">
      <style:table-row-properties style:row-height="3.605cm" fo:break-before="auto" style:use-optimal-row-height="true"/>
    </style:style>
    <style:style style:name="ro18" style:family="table-row">
      <style:table-row-properties style:row-height="22.167cm" fo:break-before="auto" style:use-optimal-row-height="true"/>
    </style:style>
    <style:style style:name="ro19" style:family="table-row">
      <style:table-row-properties style:row-height="6.765cm" fo:break-before="auto" style:use-optimal-row-height="true"/>
    </style:style>
    <style:style style:name="ro20" style:family="table-row">
      <style:table-row-properties style:row-height="8.345cm" fo:break-before="auto" style:use-optimal-row-height="true"/>
    </style:style>
    <style:style style:name="ro21" style:family="table-row">
      <style:table-row-properties style:row-height="1.632cm" fo:break-before="auto" style:use-optimal-row-height="true"/>
    </style:style>
    <style:style style:name="ro22" style:family="table-row">
      <style:table-row-properties style:row-height="7.95cm" fo:break-before="auto" style:use-optimal-row-height="true"/>
    </style:style>
    <style:style style:name="ro23" style:family="table-row">
      <style:table-row-properties style:row-height="5.976cm" fo:break-before="auto" style:use-optimal-row-height="true"/>
    </style:style>
    <style:style style:name="ro24" style:family="table-row">
      <style:table-row-properties style:row-height="17.427cm" fo:break-before="auto" style:use-optimal-row-height="true"/>
    </style:style>
    <style:style style:name="ro25" style:family="table-row">
      <style:table-row-properties style:row-height="13.478cm" fo:break-before="auto" style:use-optimal-row-height="true"/>
    </style:style>
    <style:style style:name="ro26" style:family="table-row">
      <style:table-row-properties style:row-height="19.008cm" fo:break-before="auto" style:use-optimal-row-height="true"/>
    </style:style>
    <style:style style:name="ro27" style:family="table-row">
      <style:table-row-properties style:row-height="4.791cm" fo:break-before="auto" style:use-optimal-row-height="true"/>
    </style:style>
    <style:style style:name="ro28" style:family="table-row">
      <style:table-row-properties style:row-height="62.867cm" fo:break-before="auto" style:use-optimal-row-height="true"/>
    </style:style>
    <style:style style:name="ro29" style:family="table-row">
      <style:table-row-properties style:row-height="24.931cm" fo:break-before="auto" style:use-optimal-row-height="true"/>
    </style:style>
    <style:style style:name="ro30" style:family="table-row">
      <style:table-row-properties style:row-height="28.88cm" fo:break-before="auto" style:use-optimal-row-height="true"/>
    </style:style>
    <style:style style:name="ro31" style:family="table-row">
      <style:table-row-properties style:row-height="25.721cm" fo:break-before="auto" style:use-optimal-row-height="true"/>
    </style:style>
    <style:style style:name="ro32" style:family="table-row">
      <style:table-row-properties style:row-height="42.333cm" fo:break-before="auto" style:use-optimal-row-height="true"/>
    </style:style>
    <style:style style:name="ro33" style:family="table-row">
      <style:table-row-properties style:row-height="23.35cm" fo:break-before="auto" style:use-optimal-row-height="true"/>
    </style:style>
    <style:style style:name="ro34" style:family="table-row">
      <style:table-row-properties style:row-height="9.529cm" fo:break-before="auto" style:use-optimal-row-height="true"/>
    </style:style>
    <style:style style:name="ro35" style:family="table-row">
      <style:table-row-properties style:row-height="12.689cm" fo:break-before="auto" style:use-optimal-row-height="true"/>
    </style:style>
    <style:style style:name="ro36" style:family="table-row">
      <style:table-row-properties style:row-height="9.135cm" fo:break-before="auto" style:use-optimal-row-height="true"/>
    </style:style>
    <style:style style:name="ro37" style:family="table-row">
      <style:table-row-properties style:row-height="16.242cm" fo:break-before="auto" style:use-optimal-row-height="true"/>
    </style:style>
    <style:style style:name="ro38" style:family="table-row">
      <style:table-row-properties style:row-height="14.268cm" fo:break-before="auto" style:use-optimal-row-height="true"/>
    </style:style>
    <style:style style:name="ro39" style:family="table-row">
      <style:table-row-properties style:row-height="32.828cm" fo:break-before="auto" style:use-optimal-row-height="true"/>
    </style:style>
    <style:style style:name="ro40" style:family="table-row">
      <style:table-row-properties style:row-height="26.509cm" fo:break-before="auto" style:use-optimal-row-height="true"/>
    </style:style>
    <style:style style:name="ro41" style:family="table-row">
      <style:table-row-properties style:row-height="11.899cm" fo:break-before="auto" style:use-optimal-row-height="true"/>
    </style:style>
    <style:style style:name="ro42" style:family="table-row">
      <style:table-row-properties style:row-height="35.594cm" fo:break-before="auto" style:use-optimal-row-height="true"/>
    </style:style>
    <style:style style:name="ro43" style:family="table-row">
      <style:table-row-properties style:row-height="24.141cm" fo:break-before="auto" style:use-optimal-row-height="true"/>
    </style:style>
    <style:style style:name="ro44" style:family="table-row">
      <style:table-row-properties style:row-height="11.109cm" fo:break-before="auto" style:use-optimal-row-height="true"/>
    </style:style>
    <style:style style:name="ro45" style:family="table-row">
      <style:table-row-properties style:row-height="43.12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Planilha1" table:style-name="ta1">
        <table:table-column table:style-name="co1" table:default-cell-style-name="Default"/>
        <table:table-column table:style-name="co2" table:default-cell-style-name="Default"/>
        <table:table-row table:style-name="ro1">
          <table:table-cell office:value-type="string" calcext:value-type="string">
            <text:p>Isso serve para informar a todos que o pH do vírus corona varia de 5,5 a 8,5.</text:p>
            <text:p/>
            <text:p>* PESQUISA: REVISTA DE VIROLOGIA, ABRIL DE 1991, PÁGINA 1916 *</text:p>
            <text:p/>
            <text:p>Tudo o que precisamos fazer, para vencer o vírus corona, precisamos ingerir mais alimentos alcalinos que estão acima do nível de pH acima do vírus.</text:p>
            <text:p/>
            <text:p>Alguns dos quais são:</text:p>
            <text:p/>
            <text:p>Limão - 9,9pH</text:p>
            <text:p/>
            <text:p>Abacate - 15,6pH</text:p>
            <text:p/>
            <text:p>Alho - 13,2pH</text:p>
            <text:p/>
            <text:p>Manga - 8,7pH</text:p>
            <text:p/>
            <text:p>Tangerina - 8,5pH</text:p>
            <text:p/>
            <text:p>Abacaxi - 12,7pH</text:p>
            <text:p/>
            <text:p>Dente de leão - 22,7pH</text:p>
            <text:p/>
            <text:p>Laranja - 9,2pH</text:p>
            <text:p/>
            <text:p>Como você sabe que tem coronavírus?</text:p>
            <text:p>1. * Comichão na garganta, *</text:p>
            <text:p>2. * Garganta seca, *</text:p>
            <text:p>3. * Tosse seca. *</text:p>
            <text:p/>
            <text:p>Então, onde você percebe essas três coisas rapidamente toma água morna e bebe. Sua boa saúde é minha prioridade Não guarde essas informações apenas para si mesmo. Passe para toda a sua família e amigos. Deus te abençoê.</text:p>
            <text:p/>
          </table:table-cell>
          <table:table-cell office:value-type="string" calcext:value-type="string">
            <text:p>compartilhamento</text:p>
          </table:table-cell>
        </table:table-row>
        <table:table-row table:style-name="ro2">
          <table:table-cell office:value-type="string" calcext:value-type="string">
            <text:p>Que informação massa!! Repassem!!</text:p>
            <text:p>Um carro estacionado na sombra durante um dia com as janelas fechadas pode conter de 400-800 mg. de Benzeno. Se está no sol a uma temperatura superior a 16º C., o nível de Benzeno subirá a 2000-4000 mg, 40 vezes mais o nível aceitável...</text:p>
            <text:p>A pessoa que entra no carro mantendo as janelas fechadas inevitavelmente aspirará em rápida sucessão, excessivas quantidades desta toxina.</text:p>
            <text:p>O Benzeno é uma toxina que afeta o rim e o fígado. E o que é pior, é extremamente difícil para o organismo expulsar esta substância tóxica.</text:p>
            <text:p>Ar condicionado ou ar simples dos Automóveis</text:p>
            <text:p>O manual do condutor indica que antes de ligar o ar condicionado, deve-se primeiramente abrir as janelas e deixá-las assim por um tempo de dois minutos, porém não especificam “o porquê”, só deixam entender que é para seu “melhor funcionamento”.</text:p>
            <text:p>Aqui vem a razão médica:</text:p>
            <text:p>De acordo com um estudo realizado, o ar refrescante antes de sair frio, manda todo o ar do plástico quente o qual libera Benzeno, que causa câncer (leva-se um tempo para dar-se conta do odor do plástico quente no carro). Por isto é a importância de manter os vidros abertos uns minutos.</text:p>
            <text:p>“Por favor não ligar o ar condicionado ou simplemente o ar, imediatamente ao se entrar no carro. Primeiramente deve-se abrir as janelas e depois de um momento, ligar o ar e manter as janelas abertas uns 2 (dois) minutos.” Além de causar câncer, o Benzeno envenena os ossos, causa anemia e reduz as células brancas do sangue. Uma exposição prolongada pode causar Leucemia, incrementando o risco de câncer.</text:p>
            <text:p>Também pode causar um aborto. O nível apropriado de Benzeno em lugares fechados é de 50 mg/929 cm2. Assim amigos, por favor, antes de entrar no carro, abrir as janelas e a porta para assim dar tempo a que o ar interior saia e disperse esta toxina mortal. “Quando alguém recebe uma informação valiosa e se beneficia dela, tem obrigação moral de partilhar com todos”.</text:p>
            <text:p/>
          </table:table-cell>
          <table:table-cell office:value-type="string" calcext:value-type="string">
            <text:p>compartilhamento</text:p>
          </table:table-cell>
        </table:table-row>
        <table:table-row table:style-name="ro1">
          <table:table-cell office:value-type="string" calcext:value-type="string">
            <text:p>ADVERTÊNCIA: VOLTEM PARA O AÇÚCAR</text:p>
            <text:p>Voltem para o velho e bom açúcar, que no Brasil há mais de 500 anos alimenta a nossa população e nossos antepassados não apresentavam esses sintomas das doenças "modernas". Passei alguns dias falando na CONFERÊNCIA MUNDIAL DE MEIO AMBIENTE a respeito do ASPARTAME, conhecido como Nutrasweet, Equal, Zerocal, Finn e Spoonful.</text:p>
            <text:p>Eles anunciaram que existia uma epidemia de Esclerose Múltipla e Lúpus sistêmico, e não entendiam que toxina estava fazendo com que essas doenças assolassem os Estados Unidos tão rapidamente.</text:p>
            <text:p>Eu expliquei que estava lá para falar exatamente sobre este assunto.</text:p>
            <text:p>ALZHEIMER, MAL DO ADOÇANTE.</text:p>
            <text:p>(Artigo escrito pela Dra. Mancy Arckle)</text:p>
            <text:p>Quando a temperatura excede 30º C, o álcool contido no ASPARTAME se converte em formaldeído e daí para ácido fórmico (o ácido fórmico é o veneno das formigas), que provoca acidose metabólica.</text:p>
            <text:p>A toxicidade do metanol imita a esclerose múltipla e as pessoas recebem diagnóstico errado de esclerose múltipla.</text:p>
            <text:p>A Esclerose múltipla não se constitui em sentença de morte, mas a toxicidade do metanol sim.</text:p>
            <text:p>No caso do Lúpus sistêmico, estamos percebendo que é quase tão grave quanto a esclerose múltipla, especialmente em USUÁRIOS DE DIET COKE E DIET PEPSI.</text:p>
            <text:p>Nos casos de Lúpus sistêmico causado pelo ASPARTAME, a vítima geralmente não sabe que o Aspartame é a causa de sua doença e continua com seu uso, agravando o lúpus a um grau tão intenso que algumas vezes ameaça a vida.</text:p>
            <text:p>Quando interrompemos o uso do Aspartame, as pessoas que tinham lúpus ficam assintomáticas.</text:p>
            <text:p>Em uma conferência eu disse: 'Se você está usando ASPARTAME (Nutrasweet, Equal, e Spoonful, etc.) e sofre de sintomas como fibromialgia, espasmos, dores, formigamento nas pernas, câimbras, vertigem, tontura, dor de cabeça, zumbido no ouvido, dores articulares, depressão, ataques de ansiedade, fala atrapalhada, visão borrada ou perda de memória - você provavelmente tem a DOENÇA DO ASPARTAME!</text:p>
            <text:p>As pessoas começaram a pular durante a palestra dizendo: Eu tenho isto, é reversível? É impressionante. Há um tempo houve Audiências no Congresso dos EUA incluindo o aspartame em 100 produtos diferentes. Nada foi feito. Os lobbies da droga e da indústria química têm bolsos muito profundos.</text:p>
            <text:p>Agora existem mais de 5000 produtos contaminados com este produto químico, e a patente expirou. Na época da primeira audiência, as pessoas estavam ficando cegas.</text:p>
            <text:p>O metanol no aspartame se converte em formaldeído na retina do olho. Formaldeído é do mesmo grupo das drogas como cianeto e arsênico - Venenos mortais!</text:p>
            <text:p>Infelizmente, leva muito tempo para matar, mas está matando as pessoas e causando todos os tipos de problemas neurológicos.</text:p>
            <text:p>O Aspartame muda a química do cérebro. É a causa de diversos tipos de ataque. Esta droga muda os níveis de dopamina no cérebro. Imagine o que acontece com os pacientes que sofrem de Doença de Parkinson? Também causa malformações fetais. Não existe nenhuma razão para se utilizar este produto. NÃO É UM PRODUTO DIETÉTICO! Os anais do congresso dizem: ele faz você desejar carboidratos e faz engordar. Dr. Roberts viu que quando ele interrompeu o uso do Aspartame a perda de peso foi de 9,5 kg por pessoa. O formaldeído se armazena nas células adiposas, principalmente nos quadris e coxas.</text:p>
            <text:p>O Aspartame é especialmente mortal para os diabéticos. O Dr. H.J. Roberts, especialista diabético e perito mundial em envenenamento pelo Aspartame, escreveu um livro entitulado: DEFESA CONTRA A DOENÇA DE ALZHEIMER.</text:p>
            <text:p>Dr. Roberts conta como o envenenamento pelo Aspartame está relacionado à doença de Alzheimer. E realmente está. Mulheres de 30 anos estão sendo internadas com Alzheimer.</text:p>
            <text:p>Dr. Russell Blaylock e Dr. Roberts estão escrevendo uma carta-posição com alguns casos relatados e vão colocá-la na Internet.</text:p>
            <text:p>PEDIMOS QUE VOCÊ SE ENGAJE TAMBÉM.</text:p>
            <text:p>Imprima este artigo e avise todas as pessoas que você conhece.</text:p>
            <text:p>TIRE TUDO O QUE CONTÉM ASPARTAME DO ARMÁRIO.</text:p>
            <text:p>ENVIE PARA NÓS SUA HISTÓRIA. Eu asseguro que A MONSANTO, A CRIADORA DO ASPARTAME, SABE COMO ELE É MORTAL. ELES FINANCIAM A ASSOCIAÇÃO AMERICANA DE DIABETES, A ASSOCIAÇÃO AMERICANA DE DIETÉTICA, O CONGRESSO E A CONFERÊNCIA DO COLÉGIO AMERICANO DE MEDICINA. O New York Times, em 15 de Novembro de 1996, publicou um artigo a respeito de como a Associação Americana de Dietética recebe dinheiro da indústria Alimentícia para endossar seus produtos.</text:p>
            <text:p>Por isso, eles não podem criticar aditivos ou falar a respeito de sua ligação com a MONSANTO. A que ponto chega isso? Dissemos a uma mãe cujo filho estava usando Nutrasweet para interromper o uso do produto. A criança estava tendo convulsões diárias. Ela suspendeu o uso do produto e em poucos dias a criança ficou boa.</text:p>
            <text:p>Repasse para seus amigos e parentes para que eles saibam a que estão expostos com o uso desses venenos modernos.</text:p>
            <text:p>É SURPREENDENTE COMO O PODER DO DINHEIRO SUPLANTA A AÇÃO DOS ÓRGÃOS PÚBLICOS DE DEFESA DA POPULAÇÃO E PERMITEM QUE GRUPOS CAPITALISTAS PODEROSOS COMERCIALIZEM PRODUTOS COMO OS ACIMA CITADOS.</text:p>
            <text:p>Atenciosamente</text:p>
            <text:p>Raffaele Riccio (41) 9975-4476 (41) 3078-0995</text:p>
            <text:p/>
          </table:table-cell>
          <table:table-cell office:value-type="string" calcext:value-type="string">
            <text:p>compartilhamento</text:p>
          </table:table-cell>
        </table:table-row>
        <table:table-row table:style-name="ro3">
          <table:table-cell office:value-type="string" calcext:value-type="string">
            <text:p>Se for possivel partilhem alertem as pessoas que amam</text:p>
            <text:p>A Associação Americana de Médicos deu as respostas para as causas de câncer:</text:p>
            <text:p>1. Não toma chá em copos plásticos</text:p>
            <text:p>2. Não coma nada quente em sacola plásticas ex: batatinha frita</text:p>
            <text:p>3. Não esquente comida em microondas usando um material plástico.</text:p>
            <text:p>Lembre-se:</text:p>
            <text:p>Quando o plástico entra em contato com o calor, ele produz produtos químicos que podem causar 52 tipos de câncer. Assim sendo, essa mensagem é melhor que 100 mensagens sem utilidade. Informe as pessoas que você ama para assim ficar livre de tais efeitos.</text:p>
            <text:p/>
          </table:table-cell>
          <table:table-cell office:value-type="string" calcext:value-type="string">
            <text:p>compartilhamento</text:p>
          </table:table-cell>
        </table:table-row>
        <table:table-row table:style-name="ro4">
          <table:table-cell office:value-type="string" calcext:value-type="string">
            <text:p>Qual é a causa? Sempre ouvimos falar de pessoas que tiveram um derrame e cairam no banheiro. Por que não ouvimos falar de quedas em outro lugar?Quando participei de um curso de estilo de vida saudável, uma professora do Conselho Nacional de Esportes, que também participou do curso, disse:</text:p>
            <text:p>A cabeça não deve ser lavada primeiro no processo de banho, mesmo lavando o cabelos. Outras partes do corpo devem ser lavadas primeiro, porque quando a cabeça está molhada e resfriada, o sangue flui para a cabeça para aquecê-la. Se os vasos sanguíneos se estreitarem, devido a água fria, isso poderá causar ruptura dos mesmos. Por isso que geralmente acontece no banheiro. Seja consciente para impedir que isso aconteça.</text:p>
            <text:p>PROCESSO DE BANHO CORRETO: Comece a molhar o corpo a partir da planta dos pés. Progrida para as pernas, as coxas, o abdômen e depois os ombros. Nesse ponto (ombros), faça uma pausa de 5 a 10 segundos. Pode-se sentir o calor saindo do corpo. Só depois tome banho como de costume.</text:p>
            <text:p>SABEDORIA: Quando esvaziamos um copo com água quente e imediatamente o enchemos com água fria, o que acontece? O vidro vai quebrar. É assim também com o corpo humano. Naturalmente, a temperatura do corpo é muito quente, enquanto a água é muito fria</text:p>
            <text:p>A água fria no corpo ou na cabeça diretamente e repentinamente, pode contrair os vasos sanguíneos, enquanto o sangue vai fluir com mais intensidade para aquecer. Isso pode causar o rompimento dos vasos. É por isso que as pessoas frequentemente sofrem um derrame no banheiro, devido ao método inadequado de banho.</text:p>
            <text:p>DICA: Este método de banho é adequado para todas as idades, especialmente àquelas pessoas com diabetes, pressão alta, colesterol e enxaqueca / dores de cabeça. Por favor, compartilhe essa informação. Ela pode salvar vidas!</text:p>
            <text:p/>
          </table:table-cell>
          <table:table-cell office:value-type="string" calcext:value-type="string">
            <text:p>compartilhamento</text:p>
          </table:table-cell>
        </table:table-row>
        <table:table-row table:style-name="ro5">
          <table:table-cell office:value-type="string" calcext:value-type="string">
            <text:p>Quero dividir com vocês uma informação muito importante. Eu estive em um evento que uma amiga promoveu na loja dela, em comemoração ao Outubro Rosa. Ela levou como convidada uma médica do Hospital do Câncer daqui, que desenvolve um trabalho maravilhoso! Dentre todas as informações sobre tratamento e prevenção que ela deu, uma me chamou a atenção: ela disse que todas nós que usamos tintura de cabelo (e quem não usa?) deve tomar a seguinte precaução: tomar bastante água antes da tintura, e durante todo o tempo de ação do produto, manter a bexiga cheia e só esvaziar após lavar os cabelos. O motivo: para que as partículas de chumbo que as tinturas contêm não fiquem depositadas na bexiga, que é para onde elas são direcionadas. Com a bexiga cheia, vc pode eliminar depois. E ela disse para sempre darmos preferência para os produtos sem amônia. Não é corrente, ouvi da boca da oncologista nessa tarde. Vou divulgar em todos os grupos de mulheres que eu tenho! Vamos prevenir meninas. Beijos a todas!</text:p>
            <text:p/>
            <text:p>Conversei com uma amiga(Médica) e meu marido(médico tb)...informação corretíssima pessoal. ...e vamos repassando essa dica ótima. .....Já que muitas mulheres pintam as madeixas.....É o jeito! !!!</text:p>
            <text:p/>
            <text:p>Acabei de receber e achei que é interessante repassar.</text:p>
            <text:p/>
          </table:table-cell>
          <table:table-cell office:value-type="string" calcext:value-type="string">
            <text:p>compartilhamento</text:p>
          </table:table-cell>
        </table:table-row>
        <table:table-row table:style-name="ro6">
          <table:table-cell office:value-type="string" calcext:value-type="string">
            <text:p>Um médico infectologista disse que a mídia só fala sobre lavar bem as mãos, usar álcool em gel, não levar as mãos aos olhos, à boca, etc. Mas um fator importante para não contrair o vírus é beber água de 15 em 15 min, não precisa ser um copo cheio, mas pra molhar a garganta. E por onde for andar levar uma garrafa de água. Por quê? Porque ao molhar a garganta se o vírus vier, ele vai direto para o estômago, e não há bactéria ou vírus algum que resista ao suco gástrico. Se a garganta estiver seca, o vírus vai para o esôfago e depois para os pulmões, onde ocorre a dificuldade em respirar. O que tem levado várias pessoas a óbito. Por favor, repassem essa informação.</text:p>
            <text:p/>
          </table:table-cell>
          <table:table-cell office:value-type="string" calcext:value-type="string">
            <text:p>compartilhamento</text:p>
          </table:table-cell>
        </table:table-row>
        <table:table-row table:style-name="ro7">
          <table:table-cell office:value-type="string" calcext:value-type="string">
            <text:p>Um cardiologista diz que se todos que receberem esta mensagem, a enviarem a pelo menos uma das pessoas que conhecem, pode ter a certeza de que, pelo menos, poderá salvar uma vida.</text:p>
            <text:p/>
            <text:p>Beba água com estômago vazio.</text:p>
            <text:p>Hoje é muito popular, no Japão, beber água imediatamente ao acordar. Além disso, a evidência científica tem demonstrado estes valores. Abaixo divulgamos uma descrição da utilização da água para os nossos leitores.</text:p>
            <text:p>Para doenças antigas e modernas, este tratamento com água tem sido muito bem sucedido....</text:p>
            <text:p>Para a sociedade médica japonesa, uma cura de até 100% para as seguintes doenças:</text:p>
            <text:p>Dores de cabeça, dores no corpo, problemas cardíacos, artrite, taquicardia, epilepsia, excesso de gordura, bronquite, asma, tuberculose, meningite, problemas do aparelho urinário e doenças renais, vómitos, gastrite, diarreia, diabetes, hemorróidas, todas as doenças oculares, obstipação, útero, câncer e distúrbios menstruais, doenças de ouvido, nariz e garganta.</text:p>
            <text:p/>
            <text:p>Método de tratamento:</text:p>
            <text:p>1. De manhã e antes de escovar os dentes, beber 2 copos de água.</text:p>
            <text:p>2. Escovar os dentes, mas não comer ou beber nada durante 15 minutos.</text:p>
            <text:p>3. Após 15 minutos, você pode comer e beber normalmente.</text:p>
            <text:p>4. Depois do lanche, almoço e jantar não se deve comer ou beber nada durante 2 horas.</text:p>
            <text:p>5. Pessoas idosas ou doentes que não podem beber 2 copos de água, no início podem começar por tomar um copo de água e aumentar gradualmente.</text:p>
            <text:p>6. O método de tratamento cura os doentes e permite aos outros desfrutar de uma vida mais saudável.</text:p>
            <text:p/>
            <text:p>A lista que se segue apresenta o número de dias de tratamento que requer a cura das principais doenças:</text:p>
            <text:p>1. Pressão Alta - 30 dias</text:p>
            <text:p>2. Gastrite - 10 dias</text:p>
            <text:p>3. Diabetes - 30 dias</text:p>
            <text:p>4. Obstipação - 10 dias</text:p>
            <text:p>5. Câncer - 180 dias</text:p>
            <text:p>6. Tuberculose - 90 dias</text:p>
            <text:p>7. Os doentes com artrite devem continuar o tratamento por apenas 3 dias na primeira semana e, desde a segunda semana, diariamente.</text:p>
            <text:p/>
            <text:p>Este método de tratamento não tem efeitos secundários. No entanto, no início do tratamento terá de urinar frequentemente.</text:p>
            <text:p>É melhor continuarmos o tratamento mesmo depois da cura, porque este procedimento funciona como uma rotina nas nossas vidas. Beber água é saudável e dá energia.</text:p>
            <text:p>Isto faz sentido: o chinês e o japonês bebem líquido quente com as refeições, e não água fria.</text:p>
            <text:p>Talvez tenha chegado o momento de mudar seus hábitos de água fria para água quente, enquanto se come. Nada a perder, tudo a ganhar!</text:p>
            <text:p/>
            <text:p>Para quem gosta de beber água fria.</text:p>
            <text:p/>
            <text:p>Beber um copo de água fria ou uma bebida fria após a refeição solidifica o alimento gorduroso que você acabou de comer. Isso retarda a digestão.</text:p>
            <text:p>Uma vez que essa 'mistura' reage com o ácido digestivo, ela reparte-se e é absorvida mais rapidamente do que o alimento sólido para o trato gastrointestinal. Isto retarda a digestão, fazendo acumular gordura em nosso organismo e danifica o intestino.</text:p>
            <text:p>É melhor tomar água morna, ou se tiver dificuldade, pelo menos água natural.</text:p>
            <text:p/>
            <text:p>Nota muito grave - perigoso para o coração:</text:p>
            <text:p>As mulheres devem saber que nem todos os sintomas de ataques cardíacos vão ser uma dor no braço esquerdo.</text:p>
            <text:p>Esteja atento para uma intensa dor na linha da mandíbula. Você pode nunca ter primeiro uma dor no peito durante um ataque cardíaco.</text:p>
            <text:p>Náuseas e suores intensos são sintomas muito comuns.</text:p>
            <text:p>60% das pessoas têm ataques cardíacos enquanto dormem e não conseguem despertar. Uma dor no maxilar pode despertar de um sono profundo...</text:p>
            <text:p>Sejamos cuidadosos e vigilantes.</text:p>
            <text:p>Quanto mais se sabe, maior chance de sobrevivência...</text:p>
            <text:p>Um cardiologista diz que se todos que receberem esta mensagem, a enviarem a pelo menos uma das pessoas que conhecem, pode ter a certeza de que, pelo menos, poderá salvar uma vida.</text:p>
            <text:p/>
          </table:table-cell>
          <table:table-cell office:value-type="string" calcext:value-type="string">
            <text:p>compartilhamento</text:p>
          </table:table-cell>
        </table:table-row>
        <table:table-row table:style-name="ro8">
          <table:table-cell office:value-type="string" calcext:value-type="string">
            <text:p>Pessoal, Dr. Rosenberg pediu para alertar a todos sobre o perigo desses besouros chamados " potós". Esta tendo uma enorme quantidade deles nas ruas e nas casas. Pediu pra dizer que tem um homem no HU que ficou cego depois que um desses bichos entrou pelo seu ouvido , fez um percursso la dentro, atingiu vários nervos, incluindo o nervo ótico e ele ficou cego. O potó libera um ácido por onde passa. Daí ele pediu para dar o alerta nos grupos. Disse pra antes de dormir, checarmos colchão, travesseiro e cobertas. E disse que iria passar sobre isso no jornal em Montes Claros.</text:p>
          </table:table-cell>
          <table:table-cell office:value-type="string" calcext:value-type="string">
            <text:p>compartilhamento</text:p>
          </table:table-cell>
        </table:table-row>
        <table:table-row table:style-name="ro8">
          <table:table-cell office:value-type="string" calcext:value-type="string">
            <text:p><text:s/>* Últimas Notícias da CNN: – * _ * Dr. Li Wenliang *, o médico herói da China, que foi punido por dizer a verdade sobre o vírus Corona e depois morreu devido à mesma doença, havia documentado arquivos de casos para fins de pesquisa e nos arquivos propuseram uma cura que diminuiria significativamente o impacto do COVID – 19 Vírus no corpo humano. A substância química * Methylxanthine *, * Theobromine * e * Theophylline * estimulam compostos que podem afastar esses vírus em humanos com pelo menos um sistema imunológico médio. O mais chocante é que essas palavras complexas que eram tão difíceis de entender para as pessoas na China são chamadas de * CAFÉ * na Índia, SIM, nosso CAFÉ regular possui todos esses produtos químicos. A principal metilxantina no café é a cafeína estimulante. Outras metilxantinas encontradas no COFFEE são dois compostos quimicamente similares, Teobromina e Teofilina. A planta do CAFÉ cria esses produtos químicos como uma maneira de afastar insetos e outros animais. Quem diria que toda a solução para esse vírus seria uma simples xícara de café e essa é a razão pela qual tantos pacientes na China estão sendo curados. A equipe do hospital na China começou a servir o CAFÉ aos pacientes três vezes ao dia, e o efeito está finalmente em * Wuhan * “O centro desta pandemia” foi contido e a transmissão da comunidade quase parou. Compartilhe esta mensagem com seus amigos e familiares para conscientizá-los sobre essa bênção na forma de CAFÉ em sua cozinha.</text:p>
          </table:table-cell>
          <table:table-cell office:value-type="string" calcext:value-type="string">
            <text:p>compartilhamento</text:p>
          </table:table-cell>
        </table:table-row>
        <table:table-row table:style-name="ro9">
          <table:table-cell office:value-type="string" calcext:value-type="string">
            <text:p>Diretor do Hospital das Clínicas preocupado com a nova gripe, faz as seguintes recomendações:</text:p>
            <text:p>– Fazer do álcool gel o nossso aliado.</text:p>
            <text:p>– Começar a tomar vitamina C urgente, cuidar das crianças.</text:p>
            <text:p>– Lavar as mãos muitas vezes ao dia.</text:p>
            <text:p>– evitar locais onde haja multidão.</text:p>
            <text:p>– tomar vitamina C.</text:p>
            <text:p>– comer fígado de boi.</text:p>
            <text:p>– ingerir sucos de acerola e laranja.</text:p>
            <text:p>– Tomar chá de erva-doce duas vezes ao dia.</text:p>
            <text:p>ERVA-DOCE: por que?</text:p>
            <text:p>O chá de erva-doce tem a mesma substância que o medicamento TAMIFLU, o remédio usado para tratar a gripe A – H1N1. Aconselha-se tomar o chá como se fosse café, após as refeições. Um infectologista do hospital São Domingos, recomenda tomar de 12 em 12/horas o chá de erva doce, pois ele mata o vírus da influenza. É da erva-doce que é feito o TAMIFLU. </text:p>
            <text:p>* Repasse para seus famíliares e amigos pois é muito importante.</text:p>
            <text:p/>
          </table:table-cell>
          <table:table-cell office:value-type="string" calcext:value-type="string">
            <text:p>compartilhamento</text:p>
          </table:table-cell>
        </table:table-row>
        <table:table-row table:style-name="ro10">
          <table:table-cell office:value-type="string" calcext:value-type="string">
            <text:p>*UMA BOA NOVA SOBRE A CURA DO COVID -19*</text:p>
            <text:p/>
            <text:p>A cura para o vírus Covid19 ou a maneira de eliminá-lo foi alcançada.</text:p>
            <text:p>As informações vêm de Israel, este vírus não causou nenhuma morte</text:p>
            <text:p>*A receita é simples*</text:p>
            <text:p>1. *Limão*</text:p>
            <text:p>2. *Bicarbonato*</text:p>
            <text:p>Misture e beba como chá quente - toda tarde, a ação do limão com bicarbonato de sódio mais quente - mata imediatamente o vírus - elimina-o completamente do corpo.</text:p>
            <text:p/>
            <text:p>Esses dois componentes alcalinizam o sistema imunológico, pois quando a noite cai, o sistema se torna ácido e as defesas mais baixas.</text:p>
            <text:p>É por isso que o povo de Israel está relaxado com esse vírus.</text:p>
            <text:p/>
            <text:p>Todo mundo em Israel bebe um copo de água quente com limão e um pouco de bicarbonato de sódio à noite, pois isso comprovadamente mata o vírus.</text:p>
            <text:p/>
            <text:p>Eu o compartilho com toda a minha família e amigos, para que nenhum de nós pegue o vírus. Deixo com seus critérios.</text:p>
            <text:p/>
            <text:p>*Por favor, passe isso imediatamente.*</text:p>
            <text:p/>
          </table:table-cell>
          <table:table-cell office:value-type="string" calcext:value-type="string">
            <text:p>compartilhamento</text:p>
          </table:table-cell>
        </table:table-row>
        <table:table-row table:style-name="ro8">
          <table:table-cell office:value-type="string" calcext:value-type="string">
            <text:p>ALERTA GERAL Não beba Skol! A propaganda parou... Por quê? Reparem... A propaganda quase não se vê mais na mídia... Porque será??? Estamos repassando o e-mail abaixo para conhecimento e prevenção, principalmente para aqueles que bebem esta cerveja: Skol. Este e-mail está sendo repassado dentro do Hospital que trabalha uma pessoa amiga. Fato já está confirmado:Vinte e três pessoas já passaram pelo Hospital das Clínicas com um mesmo sintoma: falta de atividade renal e o aparecimento de tumores no reto. Todos os internados relataram o começo das dores e a conseqüente internação após ingerirem altas doses de Skol. Pesquisas realizadas pelo renomado Instituto Fleury, apontaram grande quantidade de Fenofinol, Almeido e Voliteral, substâncias tóxicas e que causam, respectivamente, a má atividade dos rins e câncer. Segundo Dr. Paulo José Teixeira, formado pela USP e Especialista em Toxicologia, as pessoas não devem ingerir mais a citada cerveja. A Direção da AMBEV já assumiu sua culpa e prometeu indenizar os pacientes e todos aqueles que venham a se contaminar com a cerveja. Pelo amor de “DEUS”... Passem esta mensagem para frente. Pelo sim e pelo não, vamos tentar remediar enquanto há tempo. Lembre-se: Divulgar a todos de sua família, é a consciência de cada um que deve decidir, mas a nossa deve estar tranqüila. Monique Freitas Soc.Bras.de Cardiologia/Secretaria. Por favor não deixem de repassar esta mensagem para todos que vocês conhecem. Repassando</text:p>
          </table:table-cell>
          <table:table-cell office:value-type="string" calcext:value-type="string">
            <text:p>compartilhamento</text:p>
          </table:table-cell>
        </table:table-row>
        <table:table-row table:style-name="ro11">
          <table:table-cell office:value-type="string" calcext:value-type="string">
            <text:p>ALERTA:</text:p>
            <text:p>ATENÇÃO:</text:p>
            <text:p/>
            <text:p>Alguns doentes estão internados no Hospital das Clínicas de São Paulo e Rio de Janeiro e foram os proprios que fizeram este relato!</text:p>
            <text:p>Por favor leiam e repassem esta informação...</text:p>
            <text:p/>
            <text:p>ALERTA GERAL!!!</text:p>
            <text:p/>
            <text:p>Não bebam FANTA UVA, FANTA LARANJA E COCA COLA</text:p>
            <text:p>Notaram que a propaganda parou... Por quê?</text:p>
            <text:p>Reparem... A propaganda quase não se vê mais na mídia... Porque será???</text:p>
            <text:p>Estamos repassando a mensagem abaixo para conhecimento e prevenção, principalmente para aqueles que bebem estes refrigerantes.</text:p>
            <text:p>Esta mensagem está sendo repassada dentro do Hospital que trabalha uma pessoa amiga de confiança.</text:p>
            <text:p>O fato já está confirmado: Vinte e três pessoas já passaram pelo Hospital das Clínicas com um mesmo sintoma: Falta de atividade renal e o aparecimento de tumores no reto (ânus) .</text:p>
            <text:p>Todos os internados relataram o começo das dores e a conseqüente internação após ingerirem altas doses de desses refrigerantes.</text:p>
            <text:p>Pesquisas realizadas pelo renomado Instituto Fleury, apontaram grande quantidade das substancias, Fenofinol, Almeido e Voliteral, substâncias tóxicas e que causam, respectivamente, a má atividade dos rins e câncer.</text:p>
            <text:p>Segundo Dr. Paulo José Teixeira, formado pela USP e Especialista em Toxicologia, as pessoas não devem ingerir mais os citados refrigerante.</text:p>
            <text:p/>
            <text:p>A Direção da Coca-Cola já assumiu sua culpa e prometeu indenizar os pacientes e todos aqueles que venham a se contaminar com o refrigerante.</text:p>
            <text:p/>
            <text:p>Pelo amor de “DEUS”... Passem esta mensagem para frente.</text:p>
            <text:p>Pelo sim e pelo não, vamos tentar remediar enquanto há tempo.</text:p>
            <text:p>Lembre-se: Divulgar a todos de sua família, é a consciência de cada um que deve decidir, mas a nossa deve estar tranqüila.</text:p>
            <text:p/>
            <text:p>Monique Freitas</text:p>
            <text:p>Soc.Bras.de Cardiologia/Secretaria.</text:p>
            <text:p/>
            <text:p>Por favor, não deixem de repassar esta mensagem para todos que vocês conhecem!!!</text:p>
            <text:p/>
          </table:table-cell>
          <table:table-cell office:value-type="string" calcext:value-type="string">
            <text:p>compartilhamento</text:p>
          </table:table-cell>
        </table:table-row>
        <table:table-row table:style-name="ro12">
          <table:table-cell office:value-type="string" calcext:value-type="string">
            <text:p>Dr. Gupta diz: Ninguém deve morrer de câncer, exceto por descuido; (1). O primeiro passo é parar toda a ingestão de açúcar, sem açúcar em seu corpo, a célula cancerosa morrem..</text:p>
            <text:p>"Dr. Guruprasad Reddy B V, UNIVERSIDADE MÉDICA DO ESTADO DE OSH MOSCOVO, RÚSSIA</text:p>
            <text:p>Incentivei cada pessoa a receber este boletim informativo para encaminhá-lo para outras dez pessoas, certamente pelo menos uma vida será salva ... Eu fiz a minha parte, espero que você possa ajudar a fazer a sua parte. obrigado!</text:p>
            <text:p>Beber água quente de limão pode prevenir o câncer. Não adicione açúcar. A água quente de limão é mais benéfica do que a água fria de limão.</text:p>
            <text:p>Tanto a batata-doce amarela quanto a roxa têm boas propriedades de prevenção do câncer.</text:p>
            <text:p>01. Muitas vezes, jantar tarde da noite pode aumentar a chance de câncer de estômago</text:p>
            <text:p>02. Nunca pegue mais de 4 ovos por semana</text:p>
            <text:p>03. Comer as costas do frango pode causar câncer de estômago</text:p>
            <text:p>04. Nunca coma frutas depois da refeição. Frutas devem ser comidas antes das refeições</text:p>
            <text:p>05. Não tome chá durante o período de menstruação.</text:p>
            <text:p>06. Tome menos leite de soja, sem adição de açúcar ou ovo ao leite de soja</text:p>
            <text:p>07. Não coma tomate com estômago vazio</text:p>
            <text:p>08. Beber um copo de água pura todas as manhãs antes da comida para evitar pedras na vesícula biliar</text:p>
            <text:p>09. Sem comida 3 horas antes do horário de dormir</text:p>
            <text:p>10. Beber menos bebida alcoólica ou evitar, sem propriedades nutricionais, mas pode causar diabetes e hipertensão</text:p>
            <text:p>11.  Não coma pão torrado quando estiver quente no forno ou na torradeira</text:p>
            <text:p>12. Não carregue seu handphone ou qualquer dispositivo próximo a você quando estiver dormindo</text:p>
            <text:p>13. Beba 10 copos de água por dia para prevenir o câncer de bexiga</text:p>
            <text:p>14.  Beba mais água durante o dia, menos à noite</text:p>
            <text:p>15. Não beba mais de 2 xícaras de café por dia, pode causar insônia e</text:p>
            <text:p>16. Coma menos comida oleosa. Demora 5-7 horas para digeri-los, faz você se sentir cansado</text:p>
            <text:p>17. Após as 5 da tarde, coma menos</text:p>
            <text:p>18. Seis tipos de comida que te fazem feliz: banana, grapefruit, espinafre, abóbora, pêssego.</text:p>
            <text:p>19. Dormir menos de 8 horas por dia pode deteriorar nossa função cerebral. Tomar o descanso da Tarde por meia hora pode manter nossa aparência jovem.</text:p>
            <text:p>20. O tomate cozido tem melhores propriedades curativas do que o tomate cru.</text:p>
            <text:p>Água quente de limão pode sustentar a sua saúde e fazer você viver mais tempo!</text:p>
            <text:p>Água quente de limão mata as células cancerosas</text:p>
            <text:p>Adicione a água quente a 2-3 fatias de limão. Faça uma bebida diária</text:p>
            <text:p>A amargura na água quente de limão é a melhor substância para matar as células cancerígenas.</text:p>
            <text:p>A água fria de limão só tem vitamina C, sem prevenção de câncer.</text:p>
            <text:p>A água quente de limão pode controlar o crescimento do tumor.</text:p>
            <text:p>Testes clínicos comprovaram que a água quente de limão funciona.</text:p>
            <text:p>Este tipo de tratamento com extrato de limão destruirá apenas as células malignas, não afetando as células saudáveis.</text:p>
            <text:p>Em seguida ... ácido cítrico e polifenol limão no suco de limão, pode ajudar a reduzir a pressão arterial elevada,  prevenção eficaz de trombose venosa profunda, melhorar a circulação sanguínea e reduzir coágulos sanguíneos.</text:p>
            <text:p>Não importa o quão ocupado você esteja, por favor, encontre tempo para ler isso e depois peça aos outros que espalhem o amor!</text:p>
            <text:p>Depois de ler, compartilhe com os outros para espalhar o amor! Para cuidar bem da própria saúde!</text:p>
            <text:p/>
          </table:table-cell>
          <table:table-cell office:value-type="string" calcext:value-type="string">
            <text:p>compartilhamento</text:p>
          </table:table-cell>
        </table:table-row>
        <table:table-row table:style-name="ro13">
          <table:table-cell office:value-type="string" calcext:value-type="string">
            <text:p>O câncer não é uma doença, mas um negócio.</text:p>
            <text:p/>
            <text:p>A palavra “câncer” não é mais do que uma mentira.</text:p>
            <text:p>No mundo moderno, o câncer se espalhou tanto que afetou idosos, jovens, bebês e todos. Você sabia que o livro “Um mundo sem câncer” impediu que ele fosse traduzido para muitos idiomas até o momento?</text:p>
            <text:p/>
            <text:p>Você merece saber disso: não há doença chamada câncer. O câncer é nada mais do que uma deficiência de vitamina B17</text:p>
            <text:p/>
            <text:p>Então, por que não evitar quimioterapia, cirurgia ou tomar medicamentos com efeitos colaterais fortes, para tratar algo que não é uma doença, mas uma deficiência de vitamina B17? Lembre-se de um exemplo do passado: muitos marinheiros perderam a vida devido a uma doença chamada escorbuto, uma doença tirou a vida de muitas pessoas e muitas pessoas obtiveram grandes lucros com ela. Então descobriu-se que o escorbuto era apenas deficiência de vitamina C; o que significa que não era uma doença.</text:p>
            <text:p>O câncer também é simplesmente algo assim: o mundo colonizador e os inimigos da humanidade estabeleceram a indústria do câncer e transformaram-na em um negócio do qual obtêm milhões de dólares em lucros. A indústria do câncer floresceu após a Segunda Guerra Mundial. Para combater o câncer, você não precisa de todos esses atrasos, detalhes e despesas enormes. Tudo isso só vai para os bolsos dos proprietários dos laboratórios; especialmente desde que a cura para essa condição foi encontrada há muito tempo.</text:p>
            <text:p>Bem, em vez de preferir tratamentos tão caros para o câncer, quais alternativas deve escolher? A prevenção e a cura do câncer podem ser obtidas simplesmente pelas seguintes estratégias: aqueles que têm câncer devem primeiro tentar aprender o que é o câncer. Não tenha medo; Em vez disso, investigue e documente essa condição. Hoje, você já ouviu falar de alguém que morreu de uma doença chamada escorbuto? Não, porque cura.</text:p>
            <text:p/>
            <text:p>Uma vez que o câncer é apenas deficiência de vitamina B17, é suficiente comer diariamente 15 a 20 sementes de damasco ou pêssego; comer rebentos de trigo; o broto de trigo é uma medicina milagrosa contra o câncer, é uma rica fonte de oxigênio líquido e o mais forte contra o câncer, chamado Laetril (substância derivada de tonsilar); Esta substância está presente na semente de maçã, pêssego ou damasco e é a forma extraída de vitamina B17, também conhecida como amígdala. A indústria médica americana começou a incentivar a lei a proibir a produção de Laetril. Este medicamento está sendo fabricado no México e contrabandeado para os Estados Unidos. Dr. Harold W. Manner, no livro “A morte do câncer”, afirmou que o sucesso do tratamento com Laetril contra o câncer é superior a 90%.</text:p>
            <text:p/>
            <text:p>Vamos ver algumas fontes de amígdalina ou vitamina B17:</text:p>
            <text:p/>
            <text:p>1. O osso ou a semente de frutos. Isto contém a maior quantidade de vitamina B17 na natureza; Isso inclui maçã, damasco, pêssego, pera e ameixa ou ameixas secas.</text:p>
            <text:p>2. Feijões, feijões que incluem feijão, brotos de lentilhas, feijões e ervilhas.</text:p>
            <text:p>3. As sementes de amêndoa amarga e amêndoa indiana são a maior fonte de vitamina B17 na natureza.</text:p>
            <text:p>4. Mouros. Você pode consumir quase todas as amoras, como amora preta, mirtilos, framboesas e morangos.</text:p>
            <text:p>*5.*Sementes como o gergelim e a linhaça. *</text:p>
            <text:p>6. Grãos de aveia, cevada, arroz integral, grumos de trigo integral, linhaça, milheto e centeio. Além disso, a vitamina B17 também é encontrada em grãos e sementes de damasco, pêssego, fermento de cerveja, arroz com cascas, arroz com abóbora; brotos ou sementes de maçã, cerejas, sabugueiro, amoras, mirtilos, alforjón, sorgo, milheto, caju, nozes de macadâmia e brotos de feijão. Todos os itens acima são a maior fonte de vitamina B17 absorvível.</text:p>
            <text:p/>
            <text:p>Agora que você conhece o segredo</text:p>
            <text:p>COMPARTILHE-O ...</text:p>
            <text:p/>
          </table:table-cell>
          <table:table-cell office:value-type="string" calcext:value-type="string">
            <text:p>compartilhamento</text:p>
          </table:table-cell>
        </table:table-row>
        <table:table-row table:style-name="ro14">
          <table:table-cell office:value-type="string" calcext:value-type="string">
            <text:p>A glândula da próstata e seu efeito sobre nós (somente homens).</text:p>
            <text:p/>
            <text:p>A MATÉRIA É LONGA, POREM PODE ALONGAR A SUA VIDA, PORTANTO LEIA PORQUE É EXTREMAMENTE :</text:p>
            <text:p/>
            <text:p>Útil para todos os homens com mais de 40 anos:</text:p>
            <text:p>Um artigo / conversa útil sobre Hiperplasia benigna da próstata (BPH) ou, em termos simples, próstata aumentada.</text:p>
            <text:p>A dieta é a parte mais importante dessa conversa, que é algo que está sob nosso controle; e funciona.</text:p>
            <text:p>TEXTO COMPLETO DA CONFERÊNCIA DE SAÚDE DA PRÓSTATA</text:p>
            <text:p>Os homens devem ler</text:p>
            <text:p>Eu estou aqui para falar com você sobre a próstata. O tópico é enganoso.</text:p>
            <text:p>A próstata é estritamente para homens? Sim, apenas homens têm próstata e apenas homens com mais de 40 anos, mas a iluminação da saúde é para todos. Não há mulher que não conheça um homem de 40 anos e acima, pai, tio, irmão, filho, amigo, vizinho, colega…</text:p>
            <text:p>Essencialmente o que vou fazer hoje é a promoção da saúde. A promoção responsável da saúde deve fornecer três coisas:</text:p>
            <text:p>1. Informação</text:p>
            <text:p>2. Garantia</text:p>
            <text:p>3. Um plano de acção.</text:p>
            <text:p/>
            <text:p>Deixe-me começar com um histórico sobre a saúde da próstata.</text:p>
            <text:p>D é a LAWMA (empresa de gestão de resíduos) do seu corpo. Todos os dias seu sangue passa pelo rim várias vezes para ser filtrado. Como o sangue é filtrado, a urina é formada e armazenada em um tanque de armazenamento temporário chamada bexiga urinária. Se não houvesse bexiga urinária, à medida que um homem caminha na estrada, a urina cairia.</text:p>
            <text:p>Agora pense no trabalho de canalizacao em sua casa. Pense na bexiga urinária como o tanque de armazenamento suspenso. Do tanque de armazenamento, um bom encanador ou canalizador vai levar canos para outras partes da casa, incluindo a cozinha. Deus em Sua sabedoria correu canos de nossa bexiga urinária até a ponta do pênis. O tubo é chamado a uretra. Logo abaixo da bexiga e em torno da uretra há um pequeno órgão chamado próstata.</text:p>
            <text:p>A próstata é do tamanho de uma noz e pesa cerca de 20 gramas. Seu trabalho é fazer o fluido seminal que é armazenado na vesícula seminal. Durante a relação sexual, o fluido seminal desce pela uretra e se mistura com os espermatozóides produzidos nos testículos para formar o sémen. Então, sémen tecnicamente não é esperma. É espermatozóide + fluido seminal. O fluido seminal lubrifica o esperma.</text:p>
            <text:p>Depois dos 40 anos, por razões que podem ser hormonais, a próstata começa a aumentar. De 20 gramas pode crescer para quase 100 gramas. À medida que aumenta, aperta a uretra e o homem começa a notar mudanças no modo como urina.</text:p>
            <text:p>Se você tem um filho com menos de 10 anos, se ele tiver um pouco de travessura como todos nós fizemos nessa idade, quando ele sair para urinar, ele pode atingir o teto e o jacto atingirá o alvo. Chame seu pai para fazer o mesmo, wahala dey.</text:p>
            <text:p>Sua corrente de urina é fraca, não pode percorrer longas distâncias e às vezes pode descer directamente sobre suas pernas. Então, ele pode precisar ficar em posição desconfortável para urinar.</text:p>
            <text:p>Não há muitos homens preocupados com o fluxo de urina que não atinge o teto. Banheiros estão no chão e não no teto. Mas outros sintomas começam a aparecer.</text:p>
            <text:p>1. GOTEJAMENTO TERMINAL:</text:p>
            <text:p>O homem começa a notar que depois de urinar e reembalar, a urina ainda cai em suas calças. Esta é a razão pela qual depois que um homem mais velho urina, ele tem que tocar campainha. Um homem mais novo simplesmente desce até a última gota e se afasta. Basta ver um homem mais velho vindo do banheiro. Às vezes ele pode apertar o jornal de pe 2. HESISTÊNCIA</text:p>
            <text:p>Nesse ponto, você espera mais tempo para que o fluxo de urina comece. Existem 2 válvulas que devem abrir para você urinar – os esfíncteres internos e externo. Ambas abertas, mas devido a obstruções na uretra, você espera mais tempo para o fluxo começar.</text:p>
            <text:p>3. Vazamento INCOMPLETO</text:p>
            <text:p>Você tem esse sentimento imediatamente depois de urinar que ainda resta alguma coisa. Como todas estas coisas acontecem, a bexiga começa a trabalhar mais para compensar a obstrução na uretra. A frequência de micção aumenta. Urgência se estabelece. Às vezes você tem que praticamente correr para o banheiro.</text:p>
            <text:p>A noite também se torna comum. Você acorda mais de 2 vezes à noite para urinar. Sua esposa começa a reclamar. Homens que são homens não podem falar com ninguém, mesmo neste momento. Então as complicações mais sérias começam.</text:p>
            <text:p>i. A urina armazenada é infectada e pode haver sensação de ardor ao urinar.</text:p>
            <text:p>ii. A urina armazenada forma cristais. Os cristais se juntam para formar pedras na bexiga ou no rim.</text:p>
            <text:p>iii. As pedras podem bloquear a uretra.</text:p>
            <text:p>iv. A retenção urinária crónica se instala.</text:p>
            <text:p>v. A bexiga armazena mais e mais urina.</text:p>
            <text:p>vi. O tamanho da bexiga é 40 – 60cl. Uma garrafa de coca é 50cl. Como a bexiga armazena mais urina, pode aumentar até 300cl.</text:p>
            <text:p>vii. Uma bexiga cheia demais pode vazar e isso leva a humedecimento / incontinência urinária. Além disso, o volume pode pressionar o rim e causar danos nos rins.</text:p>
            <text:p>O que provavelmente pode levar o homem ao hospital é a retenção urinária aguda. Ele acorda um dia e não consegue urinar.</text:p>
            <text:p>Tudo o que descrevi acima está associado ao aumento da próstata, tecnicamente chamado de hiperplasia benigna da próstata.</text:p>
            <text:p/>
            <text:p>Existem outras doenças da próstata como:</text:p>
            <text:p>1. Prostatite – inflamação da próstata</text:p>
            <text:p>2. Câncer de próstata – câncer de próstata.</text:p>
            <text:p>Esta discussão é sobre o aumento da próstata. Eu tenho más notícias e boas notícias.</text:p>
            <text:p> A má notícia é que todo homem terá o aumento da próstata se ele viver o suficiente.</text:p>
            <text:p> A boa notícia é que existem mudanças no estilo de vida que podem ajudar o homem após 40 anos a manter a saúde da próstata.</text:p>
            <text:p>NUTRIÇÃO</text:p>
            <text:p>Olhe o que você come. 33% de todos os cânceres, de acordo com o Instituto Nacional de Câncer dos EUA, estão relacionados ao que comemos.</text:p>
            <text:p>Carne vermelha todos os dias triplica suas chances de doença da próstata. Leite todos os dias dobra seu risco. Não tomar frutas / legumes diariamente quadruplica seu risco.</text:p>
            <text:p>Tomates são muito bons para os homens. Se essa é a única coisa que sua esposa pode apresentar à noite, coma-a com alegria. Tem muito licopeno.</text:p>
            <text:p>O licopeno é o antioxidante natural mais potente. Alimentos ricos em zinco também são bons para os homens. Recomendamos sementes de abóbora (ugbogulu). O zinco é o elemento mais essencial para a sexualidade masculina e fertilidade.</text:p>
            <text:p>Os homens precisam de mais zinco que as mulheres. Toda vez que um homem ejacula ele perde 15mg de zinco. O zinco também é importante para o metabolismo do álcool. Seu fígado precisa de zinco para metabolizar o álcool.</text:p>
            <text:p>CONSUMO DE ÁLCOOL</text:p>
            <text:p>Como os homens começam a ter sintomas urinários associados ao aumento da próstata, é importante que eles olhem para o consumo de álcool. Mais fluido significa mais fluido. Beber menos e devagar.</text:p>
            <text:p/>
            <text:p>EXERCÍCIO</text:p>
            <text:p>O exercício ajuda a construir o tônus muscular. Todo homem deveria se exercitar Homens com mais de 40 anos devem evitar exercícios de alto impacto como jogging. Isso coloca pressão nos joelhos. Andar de bicicleta é uma má notícia para a próstata. Recomendamos uma caminhada rápida.</text:p>
            <text:p>Maneira de SENTAr</text:p>
            <text:p>Quando nos sentamos, dois terços do nosso peso repousa sobre os ossos pélvicos. Homens que se sentam mais são mais propensos a sintomas da próstata. Não se sente por longas horas. Caminhe sempre que puder. Sente-se em cadeiras confortáveis. Recomendamos uma cadeira de sela dividida se você precisar ficar sentado por muitas horas.</text:p>
            <text:p>VESTUARIO</text:p>
            <text:p>Os homens devem evitar roupas íntimas apertadas. Isso afecta a circulação ao redor da virilha e aquece um pouco. Enquanto a temperatura fisiológica é de 37 graus, a virilha tem uma temperatura ideal de cerca de 33 graus. Calça é um não – não para os homens. Use boxers. Use roupas respiráveis.</text:p>
            <text:p>FUMAR</text:p>
            <text:p>Evite fumar pois afecta os vasos sanguíneos e afecta a circulação ao redor da virilha.</text:p>
            <text:p>SEXO</text:p>
            <text:p>Sexo regular é bom para a próstata.</text:p>
            <text:p>Os celibatos são mais propensos à doença da próstata. Enquanto o celibato é uma decisão moral, não é uma adaptação biológica. Sua próstata é projectada para esvaziar seu conteúdo regularmente.</text:p>
            <text:p>Pensei:</text:p>
            <text:p>Quando alguém compartilha algo de valor consigo e que te beneficie, lembre que tens a obrigação moral de compartilhá-lo com outras pessoas porque alguém em sua lista de amigos pode ser salvo.</text:p>
            <text:p>“Pedaços de limão em um copo de água quente podem salvá-lo para o resto de sua vida”, diz o professor Chen Horin, diretor-executivo do Hospital Militar de Pequim. Mesmo se você estiver ocupado, você deve olhar para esta mensagem e passá-la para os outros!</text:p>
            <text:p>Limões quentes podem matar células cancerígenas!</text:p>
            <text:p>a. Corte o limão em três pedaços e coloque-o em um copo, em seguida, despeje a água quente, ele se tornará (água alcalina) e beba todos os dias certamente irá beneficiar a todos.</text:p>
            <text:p>b. Limões quentes podem mais uma vez liberar uma droga anti-câncer.</text:p>
            <text:p>c. Suco de limão quente tem um efeito sobre tumores cancerígenos e tem mostrado tratamento para todos os tipos de câncer.</text:p>
            <text:p>d. O tratamento com este extracto destruirá apenas as células malignas e não afectará as células saudáveis.</text:p>
            <text:p>Segundo: Os ácidos e o ácido monocarboxílico no suco de limão podem regular a hipertensão e proteger as artérias estreitas, ajustar a circulação sanguínea e reduzir a coagulação sanguínea.</text:p>
            <text:p>Depois de ler, fale com outra pessoa e passe-a para alguém que você ama e cuide da sua saúde pessoal.</text:p>
            <text:p/>
            <text:p>Conselho:</text:p>
            <text:p>O professor Chen Horin indica que qualquer um que tenha recebido esta carta tem pelo menos a garantia de salvar a vida de alguém…</text:p>
            <text:p>Eu fiz a minha parte, espero que você me ajude a espalhá-la também.</text:p>
            <text:p/>
          </table:table-cell>
          <table:table-cell office:value-type="string" calcext:value-type="string">
            <text:p>compartilhamento</text:p>
          </table:table-cell>
        </table:table-row>
        <table:table-row table:style-name="ro15">
          <table:table-cell office:value-type="string" calcext:value-type="string">
            <text:p>Vamos ficar atentos!</text:p>
            <text:p>O fenômeno do Equinócio nos afetará nos próximos 5 dias. Permaneça dentro e mantenha os animais dentro de casa ou protegidos especialmente a partir das 11h. 16h todos os dias. A temperatura irá flutuar e pode atingir 40 graus Celsius. Isso pode causar desidratação e insolação facilmente. Este fenômeno é devido ao fato de que o sol está diretamente acima do equador.</text:p>
            <text:p>Por favor, fique hidratado. Todos devem consumir cerca de 3 litros de líquido todos os dias. Controle da pressão arterial. Muitos podem sofrer uma insolação.</text:p>
            <text:p>Tome banhos frios o mais freqüente possível. Reduza a carne e aumente frutas e legumes.</text:p>
            <text:p>A onda de calor não é uma piada! Coloque uma vela nova não utilizada fora da área da casa ou da área exposta. Se a vela pode derreter, está em um nível perigoso.</text:p>
            <text:p>Coloque sempre um balde ou 2 água pela metade na sala de estar e em cada sala para manter a temperatura baixa.</text:p>
            <text:p>A insolação não apresenta sintomas indicativos. Uma vez desmaiado, é grave e perigoso, já que a falha de um órgão é ativada.</text:p>
            <text:p>Sempre verifique seus lábios e veja se seus olhos estão afundados por desidratação.</text:p>
            <text:p>Por favor, informe os outros...</text:p>
            <text:p/>
          </table:table-cell>
          <table:table-cell office:value-type="string" calcext:value-type="string">
            <text:p>compartilhamento</text:p>
          </table:table-cell>
        </table:table-row>
        <table:table-row table:style-name="ro9">
          <table:table-cell office:value-type="string" calcext:value-type="string">
            <text:p>Medicamento proibido</text:p>
            <text:p>URGENTE – RISCO DE MORTE</text:p>
            <text:p>Por favor, divulguem. O Ministério da Saúde através da Agência Nacional de Vigilância Sanitária, suspendeu por meio da Resolução 96, a fabricação, distribuição, manipulação, comercialização e armazenagem de medicamentos com o principio ativo denominado FENILPROPALAMINA.</text:p>
            <text:p>A medida foi tomada depois que a ‘Food and Drug Administration’, (FDA), dos Estados Unidos, constatou que a substância vinha provocando adversos FATAIS em usuários americanos (hemorragia cerebral). No Brasil a suspensão é preventiva, uma vez que não existem casos relatados. Solicito, pois, a todos que estejam utilizando qualquer medicamento da lista acima, que suspendam a medicação e procurem o seu médico para maiores detalhes.</text:p>
            <text:p/>
            <text:p>Atenciosamente,</text:p>
            <text:p/>
            <text:p>MAURICI ARAGÃO TAVARES</text:p>
            <text:p>Médico do Trabalho</text:p>
            <text:p>CRM.SP.33006</text:p>
            <text:p/>
            <text:p>POR FAVOR, REPASSEM</text:p>
            <text:p/>
          </table:table-cell>
          <table:table-cell office:value-type="string" calcext:value-type="string">
            <text:p>compartilhamento</text:p>
          </table:table-cell>
        </table:table-row>
        <table:table-row table:style-name="ro9">
          <table:table-cell office:value-type="string" calcext:value-type="string">
            <text:p>MULHERES TENHAM CUIDADO!!!</text:p>
            <text:p>Se uma mulher está vendo seu período menstrual, por favor, não faça essas 4 coisas;</text:p>
            <text:p>Quer dizer:</text:p>
            <text:p>1. Não beba água gelada, água com gás ou coma coco durante a menstruação.</text:p>
            <text:p>2. Não aplique xampu na cabeça porque os poros da cabeça estão abertos durante a menstruação e podem causar dor de cabeça, é muito perigoso e esse efeito pode ser sentido quando você é jovem e depois quando fica mais velho.</text:p>
            <text:p>3. Não coma pepino durante a menstruação porque a seiva presente no pepino pode bloquear a menstruação (perda de sangue) na parede uterina e pode causar esterilidade.</text:p>
            <text:p>4. Também durante a menstruação,</text:p>
            <text:p>Seu corpo não deve ser atingido ou atingido por objetos duros, especialmente o abdome, pois pode causar vômitos e o útero pode ser ferido. E estas são as "ORIGENS DO CÂNCER DE ÚTERO, QUÍMICOS E ESTERILIDADE"</text:p>
            <text:p>Pesquisas mostram que beber gelo durante a menstruação pode fazer com que o sangue menstrual permaneça na parede uterina, após 5-10 anos pode causar "CÂNCER DE ÚTERO OU TUMOR".</text:p>
            <text:p>Por favor, esta informação é distribuída para muitas mulheres; mães, esposas, filhas ou namoradas. Mostre preocupação pelos outros. Ame sua mulher. Há beleza em compartilhar ... salvar uma mulher, você pode obter uma recompensa inesperada? Isso seria útil para as mulheres.</text:p>
            <text:p>Compartilhe esta mensagem com qualquer mulher que você conheça. (Se você é homem e recebe esta mensagem, por favor ajude as mulheres ao seu redor),</text:p>
            <text:p>Câncer de útero ou esterilidade não será sua parte ... Fonte: LPKI (Instituto de Extensão do Câncer da Indonésia)</text:p>
            <text:p/>
          </table:table-cell>
          <table:table-cell office:value-type="string" calcext:value-type="string">
            <text:p>compartilhamento</text:p>
          </table:table-cell>
        </table:table-row>
        <table:table-row table:style-name="ro6">
          <table:table-cell office:value-type="string" calcext:value-type="string">
            <text:p>Um amigo que trabalha na alfândega disse que chegou uma remessa de arroz e que os padrões de saúde não foram respeitados, porque traz um vírus que só é visto no Paquistão. O arroz vem daí e os árabes pagam e subornam, para que os produtos não sejam retirados e já os distribuíram. O arroz chama-se "Dana" e o pacote é azul e diz "feito no Paquistão". Por favor, NÃO O COMPRE. Est.á muito contaminado . Partilhe esta informação com FAMÍLIA, AMIGOS E CONHECIDOS. FAÇA CHEGAR ESTA INFORMAÇÃO A TODOS.</text:p>
            <text:p/>
          </table:table-cell>
          <table:table-cell office:value-type="string" calcext:value-type="string">
            <text:p>compartilhamento</text:p>
          </table:table-cell>
        </table:table-row>
        <table:table-row table:style-name="ro16">
          <table:table-cell office:value-type="string" calcext:value-type="string">
            <text:p>Limão na água quente</text:p>
            <text:p/>
            <text:p>"O tema é muito importante:"</text:p>
            <text:p>Por favor publiquem a mensagem de forma ampla:</text:p>
            <text:p>O professor Tchen Horin, diretor geral do hospital do exército em Pequim, fala: "A limonada quente, pode te salvar por toda a vida"</text:p>
            <text:p>Mesmo se você estiver ocupado, deve dar uma olhada nesta mensagem e passá-la para os outros!</text:p>
            <text:p>O limão quente pode matar as células cancerígenas!</text:p>
            <text:p>Corte um limão em cruz, coloque-o em um copo e despeje água quente (essa água, se torna alcalina ) . Beba diariamente.</text:p>
            <text:p>O limão quente pode liberar uma substância contra as células cancerígenas.</text:p>
            <text:p>A limonada do Hawthorn é apenas uma vitamina C.</text:p>
            <text:p>O suco de limão quente tem um efeito sobre os tumores e as bolsas cancerosas... é a cura para todos os tipos de câncer .</text:p>
            <text:p>O tratamento com este extrato só destruirá as células malignas e não afetará as células saudáveis.</text:p>
            <text:p>Em segundo lugar : Os ácidos e o ácido monoalcólico que estão presentes no suco de limão podem regular a pressão alta e proteger as artérias para não ficarem estreitas, ajustar a circulação sanguínea e reduzir a coagulação do sangue .</text:p>
            <text:p>Depois de ler esta mensagem, conte a alguém sobre isto e passe-a para aqueles que você ama e cuida.</text:p>
            <text:p>O professor diz que quem repassa esta informação sabe que salva a vida de alguém.</text:p>
            <text:p/>
          </table:table-cell>
          <table:table-cell office:value-type="string" calcext:value-type="string">
            <text:p>compartilhamento</text:p>
          </table:table-cell>
        </table:table-row>
        <table:table-row table:style-name="ro17">
          <table:table-cell office:value-type="string" calcext:value-type="string">
            <text:p>LIMÃO NO COPO – avise ao maior número de pessoas (NÃO DELETE) MICHELLE MARTINS CARVALHO MUNIZ – Fisioterapeuta Dermato Funcional Venho, através desta, informar um desastre ocorrido, infelizmente, em minha família.</text:p>
            <text:p>Viajei com meu irmão na passagem do ano para a famosa praia de CAMBORIÚ-SC. No sábado (03/01/16) fomos nos divertir em uma casa noturna chamada IBIZA onde havia muita gente bonita, ambiente aconchegante. Foi uma noite superdivertida.</text:p>
            <text:p>No domingo de manhã meu irmão acordou com fortes dores no estômago, febre alta e espasmos musculares.</text:p>
            <text:p>De imediato levamos ao HOSPITAL SANTA INÊS em Balneário Camboriú. Muitos exames e 4 dias de internamento depois, de início, eu suspeitava que os médicos soubessem o que ele tinha, mas não queriam contar.</text:p>
            <text:p>Falavam que, possivelmente, fosse uma Salmonella, mas eu descartei a possibilidade já que nossa alimentação havia sido somente em casa. No dia 08/01/16 meu irmão infelizmente veio a falecer e, como os médicos ainda não haviam nos passado o diagnóstico, contactei meu advogado que entrou em contato com o Hospital.</text:p>
            <text:p>Tivemos uma reunião diretamente com o Diretor do Hospital. Para nossa surpresa o caso era o seguinte: as casas noturnas servem cervejas LONG NECK, e muitas pessoas pedem para que seja colocada uma FATIA DE LIMÃO para um ‘toque especial’ (e porque não dizer mortal).</text:p>
            <text:p>Decidi fazer umas pesquisas por conta própria, já que tenho um amigo próximo, pesquisador da escola de biologia Universidade Federal de Santa Catarina. Desta forma, pude descobrir que, apesar de tudo estar sendo abafado pelos fabricantes de cerveja, o problema, está nos limões fatiados que não são utilizados prontamente, e muitas vezes eles são fatiados antes mesmo dos bares e restaurantes abrirem, durante a tarde. Ácido cítrico do limão ‘velho’ em ação com os conservantes estabilizantes excessivos presentes na cerveja são um paraíso para micro organismos já existentes naturalmente nas cervejas (Sacarovictus Coccus Cevabacillus ativus) se tornando um veneno letal tipo draft.</text:p>
            <text:p>O resultado é a produção de uma toxina altamente nociva ao nosso organismo.. A sugestão para quem talvez não acredite nesta mensagem seria pedir que o garçom fatie o limão NA HORA E NA SUA FRENTE, isso minimiza e muito risco de qualquer tipo de infecção... Peço humildemente que divulguem este e-mail, nada trará meu irmão novamente, mas muitas vidas poderão ser poupadas. Nessa até refrigerante com a famosa fatia de limão, ou a cuba libre. PROTEJAM-SE E PROTEJAM OUTRAS VIDAS!!!!!!!!! LIMÃO NO COPO – avisem os filhos, amigos, irmãos, enfim todos Não guardem o limão depois de cortado, nem na geladeira ..</text:p>
            <text:p/>
          </table:table-cell>
          <table:table-cell office:value-type="string" calcext:value-type="string">
            <text:p>compartilhamento</text:p>
          </table:table-cell>
        </table:table-row>
        <table:table-row table:style-name="ro8">
          <table:table-cell office:value-type="string" calcext:value-type="string">
            <text:p>Uma nova doença de transmissao sexual mais pergosa do que HIV sida surgiu no Japao, ela expande se rapidamente por todo corpo e danifica a pessoa antes d sua morte. Nao tem cura nem mecanismos d defesa, mesmo usando preservativo adiquire se. Os medicos japoneses ainda estao a investigar a sua origem e o nome. 40% dos japoneses estao afectados. Brevemente podera chegar na Africa, como é sabido somos vitimas. Espalhe a informaçao.</text:p>
          </table:table-cell>
          <table:table-cell office:value-type="string" calcext:value-type="string">
            <text:p>compartilhamento</text:p>
          </table:table-cell>
        </table:table-row>
        <table:table-row table:style-name="ro4">
          <table:table-cell office:value-type="string" calcext:value-type="string">
            <text:p>O governo japonês decidiu se livrar de todos os fornos de microondas do país antes do final do ano. Todos os cidadãos e organizações que não cumpram este requisito enfrentam penas de prisão de 5 a 15 anos, dependendo da gravidade do crime.</text:p>
            <text:p>A razão para a proibição de microondas na terra do sol nascente é uma pesquisa realizada por cientistas da Universidade de Hiroshima, que descobriu que as ondas radioativas causaram mais danos à saúde dos cidadãos durante os 20 anos com o uso do forno de microondas que o bombardeamento nuclear de aviões americanos em setembro de 1945.</text:p>
            <text:p>De acordo com os resultados dos especialistas, os alimentos aquecidos em um forno de microondas apresentam vibrações adversas, em desacordo com os ritmos universais.</text:p>
            <text:p>Todos os principais fabricantes de fornos de microondas no Japão já fecharam suas instalações de fabricação. Em 2021, a fabricação de fornos de microondas será anunciada na Coréia do Sul. A China planeja abandonar esse tipo de tecnologia em 2023.</text:p>
            <text:p>Envie para as pessoas que você ama.</text:p>
            <text:p>Faça isso, porque bondade não custa nada</text:p>
            <text:p/>
          </table:table-cell>
          <table:table-cell office:value-type="string" calcext:value-type="string">
            <text:p>compartilhamento</text:p>
          </table:table-cell>
        </table:table-row>
        <table:table-row table:style-name="ro18">
          <table:table-cell office:value-type="string" calcext:value-type="string">
            <text:p>ALERTA SOBRE O CORONAVÍRUS</text:p>
            <text:p/>
            <text:p>Meu médico Patrick Martin acabou de me enviar o seguinte:</text:p>
            <text:p>Para ler muito interessante:</text:p>
            <text:p>NÃO PARAMOS O VÍRUS COM PÂNICO, MAS POR INTELIGÊNCIA!</text:p>
            <text:p/>
            <text:p>Acabei de fazer a tradução do texto em italiano recebido. Estou enviando gradualmente para todos os meus amigos que falam francês, por isso não hesite em transferi-lo o máximo possível. Essa informação vem de médicos atualmente na linha de frente do combate ao vírus, que podem ajudar um grande número de pessoas. COPIAR, IMPRIMIR, PASSAR!</text:p>
            <text:p>Amanda Castello.</text:p>
            <text:p/>
            <text:p>"Não paramos o vírus com pânico, mas com inteligência.</text:p>
            <text:p>Aqui estão novas informações de um pesquisador de Shenzhen transferido para Wuhan para trabalhar com a força-tarefa da epidemia de Coronavírus.</text:p>
            <text:p/>
            <text:p>As informações a seguir são claras, simples e acessíveis a todos, descrevendo exatamente o que é o vírus, como é transmitido de pessoa para pessoa e como pode ser neutralizado na vida cotidiana.</text:p>
            <text:p/>
            <text:p>A infecção por coronavírus não se apresenta como o resfriado habitual, com corrimento nasal ou tosse com cátaros e escarro, mas, pelo contrário, com tosse seca. Este é o primeiro sinal para identificar corretamente.</text:p>
            <text:p/>
            <text:p>Importante saber: o vírus não resiste ao calor e morre se for exposto a temperaturas de 26 a 27 °. Portanto, é muito importante consumir durante o dia todas as bebidas quentes possíveis, como chá, chá de ervas, caldo, sopas ou simplesmente água quente. O líquido quente neutraliza o vírus e não é difícil absorvê-lo.</text:p>
            <text:p/>
            <text:p>Importante: Evite beber água gelada ou sugar gelo ou neve para aqueles que estão nas montanhas, principalmente crianças.</text:p>
            <text:p/>
            <text:p>Para quem pode, é importante expor-se o máximo possível ao sol, de acordo com as condições climáticas atuais.</text:p>
            <text:p/>
            <text:p>Número 1. O Coronavírus é bastante grande, tem um diâmetro de cerca de 400 a 500 nm. Isso significa que qualquer tipo de máscara pode pará-lo. Na vida normal, portanto, não é necessário ter máscaras especiais.</text:p>
            <text:p/>
            <text:p>A situação é diferente se você é médico ou pessoal de saúde e precisa ser exposto a fortes descargas do vírus e, nesse caso, é essencial o uso de máscaras especiais.</text:p>
            <text:p/>
            <text:p>Se alguém que já foi infectado espirrar na sua frente e a 3 m de distância, ele jogará o vírus no chão e, portanto, impedirá que ele chegue até você. Esta é a razão pela qual uma distância segura é importante entre as pessoas.</text:p>
            <text:p/>
            <text:p>Número 2. Quando o vírus é encontrado em superfícies metálicas, ele sobrevive por cerca de 12 horas! Portanto, é extremamente importante quando você toca em superfícies metálicas, como maçanetas, portas, eletrodomésticos, puxadores em bondes, etc. lave bem as mãos e desinfete-se cuidadosamente.</text:p>
            <text:p/>
            <text:p>Número 3: o vírus pode viver escondido em roupas e tecidos por cerca de 6 a 12 horas. Detergentes normais podem destruí-lo. Para roupas que não podem ser lavadas todos os dias, se você pode expô-las ao sol ou a uma fonte de grande calor que mata o vírus.</text:p>
            <text:p/>
            <text:p>Como o vírus se manifesta:</text:p>
            <text:p/>
            <text:p>1. O vírus primeiro se instala na garganta, causando inflamação e sensação de garganta seca: esse sintoma pode durar de 3 a 4 dias.</text:p>
            <text:p/>
            <text:p>2. O vírus viaja usando a umidade presente nas vias aéreas, desce pela traquéia e se instala nos pulmões, causando polmonite. Essa passagem durou aproximadamente 5 a 6 dias.</text:p>
            <text:p/>
            <text:p>3. A polmonite se manifesta com febre alta e dificuldade em respirar, e não é nada como um resfriado comum. Você pode até sentir que está se afogando devido à dificuldade em respirar. Nesse caso, é essencial ligar imediatamente para um serviço de atendimento de emergência.</text:p>
            <text:p/>
            <text:p>Como evitar o vírus:</text:p>
            <text:p/>
            <text:p>1. A transmissão do vírus ocorre na maioria dos casos por contato direto, tocando em tecidos ou materiais nos quais o vírus está presente: lavar as mãos com frequência é absolutamente essencial.</text:p>
            <text:p/>
            <text:p>O vírus sobrevive nas suas mãos por cerca de 10 minutos, mas durante esses 10 minutos pode acontecer muita coisa: esfregue os olhos ou coça o nariz, por exemplo, e permita que o vírus entre na garganta!</text:p>
            <text:p/>
            <text:p>Portanto, para o seu bem-estar e o dos outros, lave as mãos o mais rápido possível e desinfecte-as!</text:p>
            <text:p/>
            <text:p>2. você pode gargarejar com uma solução desinfetante que elimina ou reduz a cota do vírus que pode ter entrado em sua garganta. Ao fazer isso, você eliminará o vírus antes que ele entre na traquéia e depois nos pulmões.</text:p>
            <text:p/>
            <text:p>3. desinfecte o teclado e o mouse do computador, para não mencionar o telefone celular e o telefone de mesa.</text:p>
            <text:p/>
            <text:p>Todos precisamos prestar muita atenção e cuidar de nós mesmos para o nosso bem-estar e o dos outros. "</text:p>
            <text:p/>
            <text:p>Fonte: Associação para o combate à trombose e doenças cardiovasculares. Milan. www.trombosi.org / Dr.sse Lidia Rota Vender</text:p>
            <text:p/>
          </table:table-cell>
          <table:table-cell office:value-type="string" calcext:value-type="string">
            <text:p>compartilhamento</text:p>
          </table:table-cell>
        </table:table-row>
        <table:table-row table:style-name="ro19">
          <table:table-cell office:value-type="string" calcext:value-type="string">
            <text:p>Pausar por 2 minutos e ler isto:</text:p>
            <text:p/>
            <text:p>1. Digamos que é 19h25 ​​e você está indo para casa (sozinho, é claro) depois de um dia estranhamente difícil no trabalho.</text:p>
            <text:p>2. Você está realmente cansado, chateado e frustrado.</text:p>
            <text:p>3. De repente, você começa a experimentar dor severa em seu peito que começa a arrastrar para dentro de seu braço e até dentro de sua mandíbula. Você está cerca de cinco km apenas do hospital mais próximo de onde você está.</text:p>
            <text:p>4. Infelizmente você não sabe se conseguirá chegar tão longe.</text:p>
            <text:p>5. Você foi treinado em CPR, mas o cara que ensinou o curso não lhe disse como executá-lo em si mesmo.</text:p>
            <text:p>6. COMO SOBREVIVER A UM ATAQUE CORAÇÃO QUANDO SOZINHO? Uma vez que muitas pessoas estão sozinhas quando sofrem um ataque cardíaco sem ajuda, a pessoa cujo coração está batendo indevidamente e quem começa a se sentir fraca, tem apenas cerca de 10 segundos antes de perder a consciência.</text:p>
            <text:p>7. No entanto, essas vítimas podem se ajudar tossindo de forma repetida e muito vigorosa. Uma respiração profunda deve ser tomada antes de cada tosse e a tosse deve ser profunda e prolongada, como quando produzem escarro no fundo do tórax. Uma respiração e uma tosse devem ser repetidas a cada dois segundos sem parar, até que a ajuda chegue, ou até o coração se sentir batendo normalmente novamente.</text:p>
            <text:p>8. As respirações profundas recebem oxigênio nos pulmões e os movimentos de tosse espreitam o coração e mantêm o sangue circulante. A pressão sobre o coração também ajuda a recuperar o ritmo normal. Desta forma, vítimas de ataque cardíaco podem chegar ao hospital.</text:p>
            <text:p>9. Digam a tantas outras pessoas quanto possível sobre isso. Poderá salvar suas vidas !!</text:p>
            <text:p>10. Um cardiologista diz que se todos os que recebem este correio e enviá-lo gentilmente para 10 pessoas, você pode apostar que economizaremos pelo menos uma vida.</text:p>
            <text:p>11. Ao invés de enviar piadas, por favor ... contribua enviando esse e-mail que pode salvar a vida de uma pessoa.</text:p>
            <text:p>12. Se esta mensagem vier para você ... mais de uma vez ... por favor, não fique irritado ... Você deve, em vez disso, ficar feliz por ter muitos amigos que se preocupam com você e continua lembrando como lidar com um ataque cardíaco.</text:p>
            <text:p/>
            <text:p>Mantenha seu dedo na mensagem e depois pressione  (encaminhar), escolhendo então, as pessoas de seu contato que receberão está valiosa dica.</text:p>
            <text:p/>
          </table:table-cell>
          <table:table-cell office:value-type="string" calcext:value-type="string">
            <text:p>compartilhamento</text:p>
          </table:table-cell>
        </table:table-row>
        <table:table-row table:style-name="ro20">
          <table:table-cell office:value-type="string" calcext:value-type="string">
            <text:p>Sempre tenha um saco de farinha de trigo à mão na cozinha e deixe todos saberem onde está.</text:p>
            <text:p>Esta é uma verdadeira experiência de vida de uma mulher que se queimou.</text:p>
            <text:p>Algum tempo atrás, eu estava cozinhando milho e derramado água fria na água fervente para ver se o milho estava pronto. Por engano eu mergulhei minha mão na água fervente...</text:p>
            <text:p>Um amigo meu que era um médico veterinário vietnamita tinha vindo para a casa. Então, como eu gritava de dores, ele me perguntou se eu tinha um saquinho de farinha de trigo em casa.</text:p>
            <text:p>Eu derramei um pouco e ele colocou minha mão na farinha e me pediu para esperar por cerca de 10 minutos.</text:p>
            <text:p>Ele me disse que no Vietnã havia um menino que uma vez se queimou.</text:p>
            <text:p>Com o fogo sobre ele e em pânico alguém derramou um saco de farinha em todo o corpo para tentar extinguir o fogo.</text:p>
            <text:p>Mas não só o extinguiu rápido, como não deixou vestígios de queimaduras no garoto.</text:p>
            <text:p>No meu caso, coloquei minha mão no saco de farinha por 10 minutos e, em seguida, tirei-a e nem percebi nenhuma marca vermelha de queimado depois disso. Além disso, absolutamente nenhuma dor.</text:p>
            <text:p>Hoje eu coloco um saco de farinha na geladeira e sempre que queimo eu uso a farinha.</text:p>
            <text:p>Na verdade, a farinha fria é muito melhor do que a temperatura ambiente.</text:p>
            <text:p>Eu uso farinha e eu nunca tenho nenhum traço de queimaduras!</text:p>
            <text:p>Eu mesmo tinha queimado a língua uma vez e coloquei a farinha por cerca de 10 minutos ....</text:p>
            <text:p>A dor parou.</text:p>
            <text:p>Portanto, sempre tenha pelo menos um saco de farinha na sua geladeira.</text:p>
            <text:p>A farinha tem a capacidade de absorver o calor e tem fortes propriedades</text:p>
            <text:p>antioxidantes.</text:p>
            <text:p>Assim, ajuda um paciente queimado se for aplicado dentro de 15 minutos.</text:p>
            <text:p>Quando alguém compartilha algo de valor que é benéfico para você, você tem a obrigação moral de compartilhá-lo com os outros também. Então compartilhe isso com os outros.</text:p>
            <text:p>Reencaminhado como recebido</text:p>
            <text:p/>
          </table:table-cell>
          <table:table-cell office:value-type="string" calcext:value-type="string">
            <text:p>compartilhamento</text:p>
          </table:table-cell>
        </table:table-row>
        <table:table-row table:style-name="ro21">
          <table:table-cell office:value-type="string" calcext:value-type="string">
            <text:p>NÃO USE CELULAR NA COZINHA Não use por favor na cozinha celular para fazer ou receber chamadas. O meu nome é Dra Ademola. Há apenas três dias meu marido que também é médico, partilhou comigo um triste acidente que resultou em queimaduras graves de 6 pessoas que foram trazidas para o departamento de emergências médicas. As queimaduras resultaram do incêndio causado pelo celular, quando um deles tentou fazer uma chamada na cozinha com o fogão a gás ligado. O mesmo pode acontecer com forno de microondas ou no momento da indução do fogo. Algumas pessoas cozinham com o celular colado a orelha. Por favor parem de fazer ou receber chamadas na cozinha porque é tão perigoso, como fazer ou receber chamadas em uma bomba de gasolina. Não deixe de partilhar com os seus familiares e amigos esta informação e se tiver necessidade de atender a uma chamada, então afaste-se do fogão uns 3-4 metros . Lembre-se que sua segurança é também a segurança da sua família...</text:p>
            <text:p/>
            <text:p>Compartilhar com seus amigos.</text:p>
            <text:p/>
          </table:table-cell>
          <table:table-cell office:value-type="string" calcext:value-type="string">
            <text:p>compartilhamento</text:p>
          </table:table-cell>
        </table:table-row>
        <table:table-row table:style-name="ro22">
          <table:table-cell office:value-type="string" calcext:value-type="string">
            <text:p>MACULOPATIA - (Câncer do olho)</text:p>
            <text:p>- - - - -</text:p>
            <text:p>Cuidado mesmo que tenha 10,20,30 ou até menos anos de vida.</text:p>
            <text:p>USO DO CELULAR NO ESCURO</text:p>
            <text:p/>
            <text:p>Pesquisadores do Cape Coast Hospital (Bakkano) EUA, alertam que quando as luzes estão apagadas à noite, não se deve olhar para a tela do celular!</text:p>
            <text:p/>
            <text:p>(Smartphone)</text:p>
            <text:p/>
            <text:p>Usar telefones celulares antes de ir para a cama no escuro pode levar a sérios problemas nos olhos. Recentemente, um número crescente de pacientes entre 30 e 40 anos procura atendimento médico devido ao uso de telefones celulares no escuro. Segundo pesquisas o reflexo direto de mais de 30 minutos pode causar degeneração macular irreversível do olho, levando a rápida deterioração da visão.</text:p>
            <text:p>Contrair maculopatia (câncer do olho) significa poder perder a visão porque a medicina moderna não pode tratá-la, muito menos curá-la.</text:p>
            <text:p>O telefone brilhante olhado no escuro, possui alta energia eletromagnetica que, quando dirigida para os olhos pode danificar a mácula do olho.</text:p>
            <text:p>Os pesquisadores dizem que os sintomas da degeneração macular são mais sentidos pelos idosos, mas ultimamente os pacientes estão ficando mais jovens. Pacientes com 30-40 anos de idade, usuários frequentes de telefones celulares, aumentaram em cerca de 3% dos casos.</text:p>
            <text:p>Além disso, ver o celular no escuro não só causa degeneração macular, mas também provoca olhos secos, catarata que, eventualmente, pode levar a perda de visão.</text:p>
            <text:p>As lesões precoces dos olhos devem ser tratadas com laser ou injeção de esteróides.</text:p>
            <text:p>Os pesquisadores sugerem que o mais importante é livrar-se do mau hábito de usar telefones celulares no escuro, porque pode causar danos por toda a vida.</text:p>
            <text:p>Para tentar minimizar o problema lembre-se de não desligar as luzes se estiver olhando para o celular.</text:p>
            <text:p/>
            <text:p>Informe os usuários desses telefones sobre esse problema!</text:p>
            <text:p/>
          </table:table-cell>
          <table:table-cell office:value-type="string" calcext:value-type="string">
            <text:p>compartilhamento</text:p>
          </table:table-cell>
        </table:table-row>
        <table:table-row table:style-name="ro23">
          <table:table-cell office:value-type="string" calcext:value-type="string">
            <text:p>ESSA EU REPASSO COM MAIOR PRAZER, E ESPERO QUE VOCÊ FAÇA O MESMO, REPASSE A TODOS OS SEUS CONTATOS</text:p>
            <text:p>Vacina anti-câncer RINS E PELE</text:p>
            <text:p>Boas notícias são para partilhar.</text:p>
            <text:p>Já existe vacina anti-câncer (pele e rins). Foi desenvolvida por cientistas médicos brasileiros,uma vacina para estes dois tipos de câncer, que se mostrou eficaz, tanto no estágio inicial como em fase mais avançada.</text:p>
            <text:p>A vacina é fabricada em laboratório utilizando um pequeno pedaço do tumor do próprio paciente. Em 30 dias está pronta, e é remetida para o médico oncologista do paciente.</text:p>
            <text:p>Nome do médico que desenvolveu a vacina:José Alexandre Barbuto</text:p>
            <text:p>Hospital Sírio Libanês — Grupo Genoma.</text:p>
            <text:p>Telefone do Laboratório: 0800–7737327 — (falar com Dra. Ana Carolina ou Dra.. Karyn, para maiores detalhes)</text:p>
            <text:p>http://www.vacinacontraocancer.com.br/</text:p>
            <text:p>Isto sim é algo que precisa ser repassado....</text:p>
            <text:p>Alguém pode estar precisando !!!!!</text:p>
            <text:p>Por favor, divulguem esta vitória da medicina genética brasileira!!!!</text:p>
            <text:p/>
            <text:p>R E P A S S E M</text:p>
            <text:p/>
          </table:table-cell>
          <table:table-cell office:value-type="string" calcext:value-type="string">
            <text:p>compartilhamento</text:p>
          </table:table-cell>
        </table:table-row>
        <table:table-row table:style-name="ro9">
          <table:table-cell office:value-type="string" calcext:value-type="string">
            <text:p>Dica da Manhã</text:p>
            <text:p>E eu aqui achando que água gelada só afetava a garganta…</text:p>
            <text:p>A ÁGUA GELADA FAZ MAL PARA VOCÊ.</text:p>
            <text:p>No passado, dizia-se que: se a água gelada não lhe afetar na juventude, vai afetar na velhice.</text:p>
            <text:p>A água gelada fecha 4 veias do coração e causa ataque cardíaco;</text:p>
            <text:p>Bebidas geladas são a principal causa de ataques cardíacos.</text:p>
            <text:p>A água gelada cria problemas no fígado; prende a gordura ao fígado.</text:p>
            <text:p>Muitas das pessoas que aguardam por um transplante de fígado, são vítimas da água gelada.</text:p>
            <text:p>A água gelada afeta as paredes internas do estômago.</text:p>
            <text:p>A água gelada afeta o estômago e o intestino grosso, causando câncer.</text:p>
            <text:p>Por favor não guarde isto para você. Repasse para ajudar outras pessoas.</text:p>
            <text:p>Dr Dráusio Varella – Medicina ortomolecular.</text:p>
            <text:p/>
          </table:table-cell>
          <table:table-cell office:value-type="string" calcext:value-type="string">
            <text:p>compartilhamento</text:p>
          </table:table-cell>
        </table:table-row>
        <table:table-row table:style-name="ro10">
          <table:table-cell office:value-type="string" calcext:value-type="string">
            <text:p>Trata-se de um artigo escrito por um médico pesquisador que se transferiu de Shenzen para WUHAN para estudar mais profundamente o CORONA VIRUS.</text:p>
            <text:p>Ele traz informações interessantes, que tentarei sumarizar pra você.</text:p>
            <text:p>1 - o vírus é fraco e não resiste ao calor.</text:p>
            <text:p>Temperaturas de 26 ou 27° C já matam o dito cujo.</text:p>
            <text:p>2 - uma das características do vírus é a tosse seca.</text:p>
            <text:p>Por 3 a 4 dias ele fica restrito à garganta.</text:p>
            <text:p>Assim, nesta fase fazer gargarejos já ajuda a minimizar o impacto.</text:p>
            <text:p>A 2a fase da doença dura 5 a 6 dias e nesta fase o vírus causa coriza e também infecta os pulmões causando pneumonia.</text:p>
            <text:p>A doença vencida este prazo se torna letal...a pessoa tem a sensação de estar respirando debaixo d'água.</text:p>
            <text:p>3 - O vírus fica resistente nas mãos por 10'. Assim, lavar as mãos frequentemente é muito importante é eficaz.</text:p>
            <text:p>Mas, deve-se evitar coçar os olhos ou nariz pois ele se propaga fácil.</text:p>
            <text:p>4 - o vírus é muito mais resistente em superfícies metálicas onde pode se manter vivo por até 12 horas.</text:p>
            <text:p>Assim, evitar passar as mãos em corrimãos é importantíssimo.</text:p>
            <text:p>5 - Conselhos:</text:p>
            <text:p>Beber água quente ou chás quentes para matar o vírus.</text:p>
            <text:p>E se puder mande pra frente.</text:p>
            <text:p>Valeu?</text:p>
            <text:p/>
          </table:table-cell>
          <table:table-cell office:value-type="string" calcext:value-type="string">
            <text:p>compartilhamento</text:p>
          </table:table-cell>
        </table:table-row>
        <table:table-row table:style-name="ro9">
          <table:table-cell office:value-type="string" calcext:value-type="string">
            <text:p>Água quente de abacaxi por favor espalhe !! por favor espalhe !!</text:p>
            <text:p>O professor Chen Huiren, do Hospital Geral do Exército de Pequim, enfatizou que, se todos os que receberem este boletim puderem levar dez cópias para os outros, certamente pelo menos uma vida será salva ...</text:p>
            <text:p>Eu cumpri algumas de minhas responsabilidades, espero que você também consiga ..</text:p>
            <text:p>Obrigado!</text:p>
            <text:p>Água quente de abacaxi pode economizar uma vida inteira Abacaxi quente ~ pode matar células cancerígenas.</text:p>
            <text:p>Corte 2 a 3 pedaços de abacaxi mais fino em um copo, adicione água quente, será “água alcalina”, beba todos os dias, é bom para qualquer um.</text:p>
            <text:p>O abacaxi quente libera substâncias anticâncer, que são os últimos avanços no tratamento eficaz do câncer na medicina.</text:p>
            <text:p>A fruta quente de abacaxi tem o efeito de matar cistos e tumores. Comprovado para reparar todos os tipos de câncer.</text:p>
            <text:p>Água quente de abacaxi pode matar todos os germes e toxinas do corpo como resultado de alergias O tipo de medicamento com extrato de abacaxi destrói apenas células violentas , não afeta células saudáveis.</text:p>
            <text:p>Além disso, aminoácidos e polifenóis de abacaxi no suco de abacaxi podem regular a pressão alta, impedindo efetivamente o bloqueio dos vasos sanguíneos internos, ajustando a circulação sanguínea e reduzindo os coágulos sanguíneos.</text:p>
            <text:p>Depois de ler, conte aos outros, familiares, amigos, Cuide da sua própria saúde.</text:p>
            <text:p>Por favor, não esconda a mensagem ... Espalhe e você salvará a vida.</text:p>
            <text:p/>
          </table:table-cell>
          <table:table-cell office:value-type="string" calcext:value-type="string">
            <text:p>compartilhamento</text:p>
          </table:table-cell>
        </table:table-row>
        <table:table-row table:style-name="ro24">
          <table:table-cell office:value-type="string" calcext:value-type="string">
            <text:p>O colesterol é finalmente removido oficialmente da Naughty List. O governo dos EUA finalmente aceitou que colesterol não é um nutriente de preocupação. Fazendo uma inversão de marcha em suas advertências para nos mantermos longe dos alimentos ricos em colesterol desde a década de 1970 para evitar doenças cardíacas e artérias entupidas.</text:p>
            <text:p/>
            <text:p>Isso significa que ovos, manteiga, laticínios integrais, nozes, óleo de coco e carne foram classificados como seguros e foram oficialmente removidos da lista de ingredientes da lista de preocupação.</text:p>
            <text:p/>
            <text:p>O Departamento de Agricultura dos EUA, responsável pela atualização das diretrizes a cada cinco anos, afirmou em suas conclusões para 2015: “Anteriormente, o Dietary Guidelines for Americans recomendava que o consumo de colesterol fosse limitado a não mais do que 300 mg / dia.</text:p>
            <text:p/>
            <text:p>“A DGAC de 2015 não apresentará esta recomendação porque a evidência disponível não mostra nenhuma relação apreciável entre o consumo de colesterol dietético e o colesterol sérico (no sangue), consistente com a AHA / ACC (American Heart Association / American College of Cardiology)</text:p>
            <text:p/>
            <text:p>O Comitê Consultivo de Diretrizes Dietéticas, em resposta, não mais alertará as pessoas contra a ingestão de alimentos ricos em colesterol e, ao contrário, se concentrará no açúcar como a principal substância da dieta.</text:p>
            <text:p/>
            <text:p>O cardiologista americano Steven Nissen disse: “É a decisão certa”. _Temos as orientações dietéticas erradas. Eles estão errados há décadas.</text:p>
            <text:p/>
            <text:p>Quando comemos mais alimentos ricos nesse composto, nossos corpos ganham menos. Se nos privarmos de alimentos ricos em colesterol – como ovos, manteiga e fígado – nosso corpo se acelera.</text:p>
            <text:p/>
            <text:p>A verdadeira verdade sobre o colesterol. A maior parte do colesterol em você é produzida pelo seu fígado. Seu cérebro é basicamente composto de colesterol. É essencial que as células nervosas funcionem.</text:p>
            <text:p/>
            <text:p>O colesterol é a base para a criação de todos os hormônios esteróides, incluindo estrogênio, testosterona e corticosteróides.</text:p>
            <text:p/>
            <text:p>O colesterol alto no corpo é uma indicação clara que mostra que o fígado do indivíduo está em boa saúde.</text:p>
            <text:p/>
            <text:p>O Dr. George V. Mann, diretor adjunto de M.D. do estudo de Framingham para a incidência e prevalência de doenças cardiovasculares (DCV) e seus fatores de risco, afirma: – Gorduras saturadas e colesterol na dieta não são a causa da doença coronariana. Esse mito é o maior engano do século, talvez de qualquer século.</text:p>
            <text:p/>
            <text:p>O colesterol é a maior fraude médica de todos os tempos</text:p>
            <text:p/>
            <text:p>Não existe um mau colesterol.</text:p>
            <text:p/>
            <text:p>Então você pode parar de tentar mudar seu nível de colesterol. Estudos comprovam, sem dúvida, que o colesterol não causa doenças cardíacas e não impede um ataque cardíaco.</text:p>
            <text:p/>
            <text:p>A maioria das pessoas que têm ataques cardíacos têm níveis normais de colesterol.</text:p>
            <text:p/>
            <text:p>Nosso corpo precisa de 950 mg de colesterol para o metabolismo diário e o fígado é o principal produtor. APENAS 15% DO COLESTEROL É DOADO PELO ALIMENTO QUE COMER.</text:p>
            <text:p/>
            <text:p>Se o teor de gordura é menor em nossa comida, nós comemos nosso fígado</text:p>
            <text:p/>
            <text:p>Tem que trabalhar mais para manter o nível de 950 mg.</text:p>
            <text:p/>
            <text:p>Se o nível de colesterol estiver alto em nosso corpo, isso mostra que o fígado está funcionando perfeitamente.</text:p>
            <text:p/>
            <text:p>Especialistas dizem que não há nada como LDL ou HDL.</text:p>
            <text:p/>
            <text:p>O colesterol não é encontrado para criar bloqueios em qualquer parte do corpo humano.</text:p>
            <text:p/>
            <text:p>Por favor, compartilhe os fatos recentes sobre o COLESTEROL</text:p>
            <text:p/>
          </table:table-cell>
          <table:table-cell office:value-type="string" calcext:value-type="string">
            <text:p>compartilhamento</text:p>
          </table:table-cell>
        </table:table-row>
        <table:table-row table:style-name="ro6">
          <table:table-cell office:value-type="string" calcext:value-type="string">
            <text:p>* VIVA CUBA *  * MENTOLATUM NO NARIZ, O VÍRUS NÃO ENTRA E MORREM ... * * Médicos da Universidade de Havana - Cuba *  confirmaram e demonstraram que * COVID -19 * não se desenvolve em ambientes onde é utilizado * 1,8 Epoxi-p-Metano *, que é o anti-virucida, anti-séptico e Bactericida * Eucalyptol *, mais conhecido como * Eucalyptus * em uma série de testes em ambientes pulverizados com vapor quente de Eucalyptol. Como resultado do calor do vapor gerado pelos vapores, eles recomendam ter galhos de eucalipto nos quartos, ou vapores com óleo de eucalipto ou galhos para evitar * COVID -19. * FAÇA-O CIRCULAR *</text:p>
            <text:p/>
          </table:table-cell>
          <table:table-cell office:value-type="string" calcext:value-type="string">
            <text:p>compartilhamento</text:p>
          </table:table-cell>
        </table:table-row>
        <table:table-row table:style-name="ro4">
          <table:table-cell office:value-type="string" calcext:value-type="string">
            <text:p>Atenção amigos (as)!!!</text:p>
            <text:p>Estou repasando uma sugestão para ajudar a afastar o mosquito causador da dengue, zika e chicungunha.</text:p>
            <text:p>Me apareceu muito coerente.</text:p>
            <text:p>Uma médica do Hospital do Câncer de Barretos SP, dra Lilian falou que é simples: "PRÓPOLIS".</text:p>
            <text:p>Tomando 5 gotas é o suficiente. Ele é expelido pelas glândulas sudoríparas, ou seja, pelo suor e afugenta o mosquitinho.</text:p>
            <text:p>Quem puder repasse para amigos e familiares. É uma solução simples, barata e pode salvar muitas vidas!</text:p>
            <text:p/>
          </table:table-cell>
          <table:table-cell office:value-type="string" calcext:value-type="string">
            <text:p>compartilhamento</text:p>
          </table:table-cell>
        </table:table-row>
        <table:table-row table:style-name="ro25">
          <table:table-cell office:value-type="string" calcext:value-type="string">
            <text:p>COLOCAR ÓLEO NO UMBIGO FAZ BEM!</text:p>
            <text:p/>
            <text:p>O nosso umbigo, é um presente incrível que nos deu o nosso Criador.</text:p>
            <text:p>A primeira parte criada após a concepção é o umbigo.</text:p>
            <text:p>Depois, conecta-se a placenta da mãe através do cordão umbilical.</text:p>
            <text:p>Nosso umbigo com certeza é uma coisa incrível! Segundo a ciência, depois que uma pessoa falece, o umbigo permanece morno por até 3 horas.</text:p>
            <text:p>Isso acontece porque existe um ponto atrás do umbigo chamado de "Pechoti"que tem mais de 72.000 veias.</text:p>
            <text:p>Fomos gerados e alimentados através dele durante 9 meses na gestação.</text:p>
            <text:p>Esta é a razão pela qual todas as nossas veias estão ligadas ao nosso umbigo.</text:p>
            <text:p>O umbigo é Vida!</text:p>
            <text:p>Ao aplicar óleo no umbigo, cura a secura dos olhos, a vista deficiente, o pâncreas, os calcanhares e lábios rachados, além de manter a face e os cabelos brilhantes.</text:p>
            <text:p>As dores nos joelhos, os arrepios, a pele seca, o torpor e demais dores nas articulações.</text:p>
            <text:p>Melhora a visão e auxilia a cura de fungos.</text:p>
            <text:p/>
            <text:p>INSTRUÇÕES</text:p>
            <text:p>À noite, antes de deitar, coloque 3 gotas de óleo de Coco no seu umbigo e espalhe até 4cm em volta.</text:p>
            <text:p/>
            <text:p>- Para dores no joelho</text:p>
            <text:p>À noite, ao deitar, coloque 3 gotas de óleo de ricino e faça o mesmo procedimento.</text:p>
            <text:p/>
            <text:p>*Para tremores e letargia,alívio da dor nas articulações e pele seca*</text:p>
            <text:p>Use 3 gotas de óleo de mostarda e o mesmo procedimento.</text:p>
            <text:p/>
            <text:p>*Por que colocar óleo no umbigo?*</text:p>
            <text:p>O umbigo através da conexão das veias, detecta e conduz o óleo e seus nutrientes e as vai hidratando...</text:p>
            <text:p/>
            <text:p>Quando um bebê tem dor de barriga, ao massagear com óleo morno a dor desaparece.</text:p>
            <text:p/>
            <text:p>Não existem riscos.</text:p>
            <text:p/>
            <text:p>Você pode manter um frasco pequeno com óleo requerido ao lado da sua cama e colocar umas gotas em cima do seu umbigo e massagea-lo antes de dormir e sentir esses benefícios.</text:p>
            <text:p/>
            <text:p>Partilhamos essa valiosa informação, recebida de uma pessoa maravilhosa: Frei Augusto de Matos, terapeuta naturista com mais de 60 anos de experiência.</text:p>
            <text:p/>
          </table:table-cell>
          <table:table-cell office:value-type="string" calcext:value-type="string">
            <text:p>compartilhamento</text:p>
          </table:table-cell>
        </table:table-row>
        <table:table-row table:style-name="ro26">
          <table:table-cell office:value-type="string" calcext:value-type="string">
            <text:p>NÃO É MEU ESTE TEXTO MÁS É IMPORTANTE QUE VOCÊ LEIA!</text:p>
            <text:p/>
            <text:p>NOVA O. MUNDIAL - ELA PRECISA SER DESTRUÍDA!</text:p>
            <text:p/>
            <text:p>GRAVE, gravíssima esta informação:</text:p>
            <text:p>Jfigueiredon</text:p>
            <text:p/>
            <text:p>Veja estas INFORMAÇÕES com urgência. Para você e seus filhos. Porque na televisão não sai.</text:p>
            <text:p>Muitas pessoas dizem que NÃO serão vacinadas, mas NUNCA farão qualquer coisa para evitá-la, porque se muitas pessoas aceitarem a VACINAÇÃO por NÃO ter INFORMAÇÕES, a maioria será vacinada ou deixará de existir para a sociedade: elas não poderão viajar sem uma vacina, não poderão ir ao cinema e, no futuro, não poderão sair de casa etc. etc.</text:p>
            <text:p>Isso já está acontecendo em algumas cidades da CHINA. E a ESPANHA é o país de teste piloto, juntamente com a Argentina e os países latinos.</text:p>
            <text:p>TUDO DEPENDERÁ DA CIRCULAÇÃO DESTA INFORMAÇÃO</text:p>
            <text:p>Tudo já foi ativado em todas as empresas e na mídia para vacinação em massa ...</text:p>
            <text:p>Dois componentes desta futura vacina são classificados como defesa secreta ...</text:p>
            <text:p/>
            <text:p>COVID-19 significa CERTIFICADO DE IDENTIFICAÇÃO DE VACINAÇÃO COM INTELIGÊNCIA ARTIFICIAL, e 19 para o ano de 2019 em que foi criado.</text:p>
            <text:p/>
            <text:p>COVID-19 não é o nome do vírus, mas o nome do PLANO INTERNACIONAL DE CONTROLE E REDUÇÃO DE POPULAÇÕES, que se desenvolveu ao longo de décadas e foi lançado em janeiro de 2020.</text:p>
            <text:p/>
            <text:p>NÃO O SEGUIMOS!</text:p>
            <text:p>O que REATIVA o vírus é o meio imunológico enfraquecido da vacinação. O que eles pretendem injetar (7 vacinas mais terríveis que as outras) é uma verdadeira descida ao inferno, com o objetivo de um despovoamento maciço de mais de 80% ...</text:p>
            <text:p/>
            <text:p>NÃO TESTAR, OS TESTES NÃO SÃO CONFIÁVEIS</text:p>
            <text:p>Os fabricantes dizem que nenhum dos testes é capaz de detectar o vírus SARS-COV 2, mas apenas uma infinidade de pequenos vírus inofensivos ou detritos celulares que naturalmente fazem parte da nossa microbiota.</text:p>
            <text:p/>
            <text:p>As pessoas testadas parecerão cada vez mais positivas nos testes, cerca de 90%. ESTE É O SEU OBJETIVO!</text:p>
            <text:p/>
            <text:p>É por esse motivo que eles começaram a testar com crianças (seus filhos podem ser os próximos mais tarde), porque ainda não podem impor o teste em adultos.</text:p>
            <text:p/>
            <text:p>Em 11 de maio na França, exames de massa foram impostos em todas as escolas (700.000 / semana). O exposto acima nunca foi publicado na mídia. Bem, os proprietários supremos da mídia são os chamados "Elite Masters".</text:p>
            <text:p/>
            <text:p>Então ... Uma vez que seu filho for rastreado, ele forçará toda a família e contatos imediatos a serem rastreados, RECONFIGURADOS</text:p>
            <text:p/>
            <text:p>LEMBRE-SE DISSO...</text:p>
            <text:p>Não estamos doentes, apenas portadores saudáveis ​​... Mas eles parecerão positivos nos testes.</text:p>
            <text:p/>
            <text:p>Tudo o que eles precisam é o seguinte: TODOS ACREDITAM QUE ESTÁ DOENTE.</text:p>
            <text:p/>
            <text:p>Ser positivo significa ser rotulado como prejudicial como judeu.</text:p>
            <text:p/>
            <text:p>Recusar a detecção é a única chave para evitar a vacinação ...</text:p>
            <text:p/>
            <text:p>Uma vez vacinados, todos ficaremos doentes, enfraquecidos ... E você sabe o resto ...</text:p>
            <text:p/>
            <text:p>A única maneira de salvar nossa humanidade é fazer as pessoas entenderem que NÃO devem ser testadas. Não teste a si mesmo, não dê a eles o que está faltando, não caia na armadilha deles.</text:p>
            <text:p/>
            <text:p>Pelo menos você não pode dizer que NÃO FOI AVISADO!</text:p>
            <text:p>Compartilhe o mais amplamente possível e o mais rápido possível, pois o processo JÁ ESTÁ EM ANDAMENTO</text:p>
            <text:p/>
          </table:table-cell>
          <table:table-cell office:value-type="string" calcext:value-type="string">
            <text:p>compartilhamento</text:p>
          </table:table-cell>
        </table:table-row>
        <table:table-row table:style-name="ro3">
          <table:table-cell office:value-type="string" calcext:value-type="string">
            <text:p>Água sanitária nos esgotos.</text:p>
            <text:p>Por favor, adicione 1 colher de sopa de água sanitária em cada ralo das suas privadas, lavatórios, banheiras, chuveiros, lava-louças , etc ...</text:p>
            <text:p>As autoridades holandesas descobriram que o vírus está crescendo e se multiplicando no sistema de águas residuais. Eles descobriram que mesmo as pessoas que estavam confinadas em suas casas pegaram o vírus e decidiram testar a água do sistema de águas residuais e encontraram o vírus Covid-19 ativo nos esgotos.</text:p>
            <text:p>Peça a todos que você conhece para fazer o mesmo.</text:p>
            <text:p>Todos os desinfetantes fortes e corrosivos podem desempenhar o mesmo papel, mas a água sanitária concentrada é a melhor opção.</text:p>
            <text:p>Espalhe!</text:p>
            <text:p>Dra Erotilde Honório</text:p>
            <text:p/>
          </table:table-cell>
          <table:table-cell office:value-type="string" calcext:value-type="string">
            <text:p>compartilhamento</text:p>
          </table:table-cell>
        </table:table-row>
        <table:table-row table:style-name="ro4">
          <table:table-cell office:value-type="string" calcext:value-type="string">
            <text:p>Finalmente, um estudante indiano da Universidade Pondicherry, chamado Ramu encontrou uma cura de remédio caseiro para Covid-19, que é a primeira vez aceita pela OMS.</text:p>
            <text:p/>
            <text:p>Ele provou que, adicionando 1 colher de sopa de pó de pimenta preta a 2 colheres de mel de e um suco de gengibre por 5 dias consecutivos suprimiria os efeitos da Corona.</text:p>
            <text:p>E, eventualmente, vá embora 100% - todo o mundo está começando a aceitar esse remédio.</text:p>
            <text:p/>
            <text:p>Finalmente, uma boa notícia em 2020 !! Por favor, circule esta informação para todos os membros e amigos da sua família. Conforme recebido para eles ficarem preparados com isso.</text:p>
            <text:p/>
          </table:table-cell>
          <table:table-cell office:value-type="string" calcext:value-type="string">
            <text:p>compartilhamento</text:p>
          </table:table-cell>
        </table:table-row>
        <table:table-row table:style-name="ro27">
          <table:table-cell office:value-type="string" calcext:value-type="string">
            <text:p>ACABOU...!!!</text:p>
            <text:p>ITALIA FOI A CURA PARA O CORONAVIRUS</text:p>
            <text:p>Os médicos italianos desobedecem à lei mundial da saúde da OMS, para não realizar autópsias em pessoas que morreram de coronavírus, descobrindo que NÃO é um VÍRUS, mas sim uma BACTÉRIA, que causa a morte. Isso causa a formação de coágulos sanguíneos e causa a morte do paciente.</text:p>
            <text:p>A Itália derrota o chamado Covid-19, que nada mais é do que "Coagulação intravascular disseminada" (trombose)</text:p>
            <text:p>E a maneira de combatê-lo, ou seja, sua cura, é com os "antibióticos, anti-inflamatórios e anticoagulantes". ASPIRINA, indicando que esta doença foi mal tratada. Esta notícia sensacional para o mundo, foi produzida por médicos italianos, realizando autópsias em cadáveres produzidos pelo Covid-19.</text:p>
            <text:p>Algo mais, de acordo com patologistas italianos. "Os ventiladores e a unidade de terapia intensiva nunca foram necessários."</text:p>
            <text:p>Portanto, na Itália, começou a mudança de protocolos.</text:p>
            <text:p>Na ITÁLIA, a pandemia global tão conhecida é revelada e já levantada pela OMS. Essa cura já era conhecida pelos chineses que não a relataram</text:p>
            <text:p/>
            <text:p>Partilha pra o mundo saber</text:p>
            <text:p>Partilha</text:p>
            <text:p/>
          </table:table-cell>
          <table:table-cell office:value-type="string" calcext:value-type="string">
            <text:p>compartilhamento</text:p>
          </table:table-cell>
        </table:table-row>
        <table:table-row table:style-name="ro28">
          <table:table-cell office:value-type="string" calcext:value-type="string">
            <text:p>Para conter a pandemia do novo coronavírus, um terço da população mundial vive hoje sob medidas de isolamento, que fecharam lojas, aeroportos, empresas, atividades culturais e esportivas ou obrigaram as pessoas a ficar em suas casas.</text:p>
            <text:p/>
            <text:p>Isso é inédito na história recente e não foi visto nem quando o mundo enfrentou outra pandemia devastadora pouco tempo atrás.</text:p>
            <text:p/>
            <text:p>A gripe suína também era causada por um novo vírus que passou por uma mutação em animais e começou a infectar humanos, em quem causa uma doença que pode ser grave.</text:p>
            <text:p/>
            <text:p>Entre 2009 e 2010, mais de 200 países tiveram casos confirmados da primeira pandemia do século 21.</text:p>
            <text:p/>
            <text:p>Mas o H1N1 não colocou cidades ou nações inteiras em quarentena. Em alguns países, viajantes passaram por triagens, casos suspeitos foram isolados, e aulas chegaram a ser suspensas, mas a disseminação daquele vírus não chegou a praticamente paralisar algumas das maiores economias do mundo como vemos agora.</text:p>
            <text:p/>
            <text:p>China, França, Espanha, Itália, Índia e Reino Unido tomaram medidas drásticas para frear o avanço do Sars-Cov-2, nome oficial do novo coronavírus. O governo brasileiro se recusou até agora aseguir pelo mesmo caminho — na verdade, vem atuando na contramão.</text:p>
            <text:p/>
            <text:p>O presidente Jair Bolsonaro pediu em um pronunciamento o fim da quarentena que Estados brasileiros implemetaram e afirmou que o impacto econômico delas será pior que o da própria pandemia.</text:p>
            <text:p/>
            <text:p>Também criticou as medidas adotadas ao redor do mundo e, referindo-se à pandemia de H1N1, disse: "Tivemos uma crise semelhante no passado. A reação não foi nem sequer perto dessa do que está acontecendo hoje em dia".</text:p>
            <text:p/>
            <text:p>Afinal, essas respostas drásticas ao novo coronavírus se justificam? Ou há um exagero?</text:p>
            <text:p/>
            <text:p>Médicos, virologistas e economistas ouvidos pela BBC News Brasil dizem que elas são necessárias no momento, porque o Sars-Cov-2 tem características diferentes do H1N1 — e causou uma pandemia mais grave, contra a qual não temos outras armas até agora além do isolamento social. Entenda a seguir por quê.</text:p>
            <text:p>O novo coronavírus é mais transmissível do que o H1N1...</text:p>
            <text:p/>
            <text:p>Em abril de 2009, o H1N1, um subtipo inédito de vírus influenza, que causam a gripe, foi identificado no México e nos Estados Unidos. Quatro meses depois, ele havia se disseminado para mais de 120 países e deixado dezenas de milhares de pessoas doentes.</text:p>
            <text:p/>
            <text:p>Assim como o Sars-Cov-2, o novo H1N1 era transmitido por meio de tosse e espirros ou pelo contato direto com uma pessoa infectada e com secreções respiratórias.</text:p>
            <text:p/>
            <text:p>Mas o H1N1 era duas vezes menos transmissível do que o novo coronavírus. A Organização Mundial da Saúde (OMS) aponta que uma pessoa com H1N1 era capaz de infectar de 1,2 a 1,6 pessoas.</text:p>
            <text:p/>
            <text:p>O índice para o Sars-Cov-2 varia bastante de local para local. Mas um estudo recente, usado como referência pelo Centro de Controle e Prevenção de Doenças da Europa, revisou 12 pesquisas sobre o tema e apontou uma taxa intermediária de 2,79.</text:p>
            <text:p/>
            <text:p>No entanto, sua rápida disseminação tem levado epidemiologistas a revisar o índice e a sugerir que ele é maior do que 3, disse o cientista Neil Ferguson, do Imperial College London, no Reino Unido.</text:p>
            <text:p/>
            <text:p>"Isso fornece ainda mais evidências que apoiam medidas de distanciamento social mais intensas", afirmou Ferguson à revista New Scientist.</text:p>
            <text:p>... e mais letal também</text:p>
            <text:p/>
            <text:p>A OMS estima a taxa de letalidade do Sars-Cov-2 em 3,4% (do total de doentes). Fernando Spilki, presidente da Sociedade Brasileira de Virologia (SBV), diz que ela é ainda maior em algumas regiões do mundo.</text:p>
            <text:p/>
            <text:p>"Em Bergamo, na Itália, fica na faixa de 12%. Se pensarmos que, com a gripe comum, temos de 1% a 2% entre pacientes com idade mais avançada, o que já é alto, isso que estamos vendo agora é assustador", diz ele.</text:p>
            <text:p/>
            <text:p>No entanto, cientistas alertam que esse valor pode ser menor, porque só uma minoria da população tem sido testada. Muitas pessoas assintomáticas ou com sintomas leves não estariam entrando para as estatísticas oficiais de casos confirmados, o que produziria uma taxa de letalidade maior do que a real.</text:p>
            <text:p/>
            <text:p>Consultores científicos do governo britânico apontam, por exemplo, que essa taxa está provavelmente entre 0,5% e 1%.</text:p>
            <text:p/>
            <text:p>Porém, Spilki afirma que só será possível saber qual é o índice exato se a testagem for ampliada, o que, no momento, não pode ser feito, porque faltam materiais para exames.</text:p>
            <text:p/>
            <text:p>"O sistema de diagnósticos está saturado. Todos os países estão tentando testar ao máximo, e isso elevou demais a demanda", afirma o presidente da SBV.</text:p>
            <text:p/>
            <text:p>Ainda assim, mesmo que a taxa do novo coronavírus seja de 0,5% a 1%, seria muito maior do que a da pandemia de H1N1, que é estimada em 0,02%, segundo um estudo liderado pela cientista Maria Van Kerkhove, da OMS.</text:p>
            <text:p/>
            <text:p>Um dos motivos possíveis disso, diz Spilki, é que o Sars-Cov-2 parece matar de forma mais direta do que vírus como o H1N1.</text:p>
            <text:p/>
            <text:p>"Normalmente, uma infecção viral está associada a outros elementos, como bactérias, que complicam o quadro clínico. Mas evidências apontam que o novo coronavírus consegue gerar por conta própria uma doença grave e levar o paciente a óbito sozinho", diz ele.</text:p>
            <text:p>Isso torna essa pandemia mais grave do que a anterior</text:p>
            <text:p/>
            <text:p>Esses dois aspectos — as maiores transmissibilidade e letalidade do Sars-Cov-2 — se refletem nos números oficiais da OMS sobre as duas pandemias.</text:p>
            <text:p/>
            <text:p>A agência contabilizou em quase 16 meses da pandemia de H1N1 mais de 493 mil casos confirmados e de 18,6 mil mortes.</text:p>
            <text:p/>
            <text:p>A pandemia atual ainda não completou três meses e já superou o número de infecções e vítimas fatais da anterior. Até 29 de de março, a OMS contabilizou 571,6 mil casos confirmados e 26,4 mil mortes.</text:p>
            <text:p/>
            <text:p>Um terceiro fator é importante para explicar os números desta pandemia em relação à de 2009: nenhuma pessoa tem imunidade contra o Sars-Cov-2, ao contrário do H1N1, que afetava menos idosos do que uma gripe comum.</text:p>
            <text:p/>
            <text:p>O virologista Anderson Brito, do departamento de epidemiologia da Escola de Saúde Pública da Universidade de Yale, nos Estados Unidos, diz que isso provavelmente está relacionado a outras duas pandemias anteriores, da gripe asiática, em 1957, e da gripe de Hong Kong, de 1968, também causadas por outros vírus influenza.</text:p>
            <text:p/>
            <text:p>"As pessoas com mais de 60 anos já estavam de certa forma imunizadas por aqueles vírus e não eram infectadas ou conseguiam reagir melhor", afirma Brito.</text:p>
            <text:p>Não há um medicamento contra o vírus como em 2009...</text:p>
            <text:p/>
            <text:p>Até o momento, não existe um antiviral para combater o novo coronavírus. Mas, quando a pandemia de H1N1 ocorreu, já havia medicamentos deste tipo para vírus da gripe comum.</text:p>
            <text:p/>
            <text:p>Por isso, em 2009, dois antivirais — oseltamivir, mais conhecido no mercado como Tamiflu, e, em menor escala, zanamivir — foram usados para combater o H1N1.</text:p>
            <text:p/>
            <text:p>O oseltamivir havia sido aprovado em 1999 pela Food and Drugs Administration (FDA), agência do governo americano equivalente à Agência Nacional de Vigilância Sanitária (Anvisa). O mesmo aconteceu na Europa três anos depois. O zanamivir também passou a ser recomendado nos Estados Unidos e na Europa contra a gripe em 2006.</text:p>
            <text:p/>
            <text:p>Mas, quando a pandemia de 2009 começou, não havia evidências científicas de que esses medicamentos funcionariam contra o H1N1, explica o pneumologista Paulo Teixeira, professor da Universidade Federal de Ciências da Saúde de Porto Alegre.</text:p>
            <text:p/>
            <text:p>"Estávamos na mesma situação que agora, sem provas de que um medicamento funcionasse, mas o oseltamivir começou a ser aplicado para os (casos mais) graves, porque não havia outra opção. Só depois estudos comprovaram que ele ajudou no combate à doença e reduziu a mortalidade", diz Teixeira.</text:p>
            <text:p/>
            <text:p>Ele explica que, após as epidemias de outros coronavírus — da Síndrome Respiratória Aguda Grave (Sars, na sigla em inglês), em 2003, e da Síndrome Respiratória do Oriente Médio (Mers, na sigla em inglês), em 2012 —, houve tentativas de criar antivirais contra esse tipo de vírus, mas o que foi testado não se mostrou eficaz, e novas pesquisas não foram para frente desde então.</text:p>
            <text:p/>
            <text:p>"Talvez tenha faltado interesse da indústria farmacêutica, que prioriza medicamentos para doenças crônicas", afirma Teixeira.</text:p>
            <text:p/>
            <text:p>Diante da nova pandemia, estão sendo testados medicamentos contra o Sars-Cov-2 que são hoje usados para outros vírus.</text:p>
            <text:p/>
            <text:p>"Há apenas um medicamento no momento que acreditamos ter eficácia real, o remdesivir", disse o epidemiologista Bruce Aylward, consultor da OMS.</text:p>
            <text:p/>
            <text:p>Essa droga, desenvolvida para o combate ao ebola, parece ser capaz de matar uma grande variedade de vírus. Mas os estudos ainda estão em andamento.</text:p>
            <text:p/>
            <text:p>Ainda assim, é uma alternativa mais viável do que começar a produzir um medicamento do zero, diz Brito. "Um antiviral específico leva um ano e meio, dois ou até mais para ser criado. Não é algo que dá para fazer de uma hora para outra", afirma o virologista.</text:p>
            <text:p/>
            <text:p>Outras duas substâncias, a hidroxocloroquina e a cloroquina, usadas em medicamentos contra doenças como lúpus e malária, têm sido administradas a pacientes em estado crítico.</text:p>
            <text:p/>
            <text:p>Há um esforço internacional para testar se elas são de fato eficientes e seguras contra o novo coronavírus.</text:p>
            <text:p/>
            <text:p>Estudos feitos com células em laboratório apontam que elas têm o potencial de impedir a replicação do Sars-Cov-2, disse o Ministério da Saúde, que autorizou seu uso no Brasil para os casos mais graves de covid-19, a doença causada pelo novo coronavírus.</text:p>
            <text:p/>
            <text:p>Mas, fora do ambiente laboratorial, não existe um estudo clínico que aponte que funcionem de fato ou que sejam seguras para quem foi infectado pelo novo coronavírus.</text:p>
            <text:p/>
            <text:p>E, mesmo quando são usadas nestes casos, só devem ser administradas por médicos e nunca tomadas por conta própria. "Não são drogas fáceis, porque geram efeitos colaterais, e têm de ser usadas com parcimônia, porque podem ter efeitos tóxicos", diz Spilki.</text:p>
            <text:p>... e não será possível produzir uma vacina tão rápido quanto antes</text:p>
            <text:p/>
            <text:p>A pesquisa de uma vacina contra o Sars-Cov-2 vem avançando rapidamente, e há mais de 20 versões em desenvolvimento. Mas ainda é preciso garantir que funcionam e são seguras. E, mesmo que alguma se prove eficaz, será preciso ter formas de produzi-la em massa.</text:p>
            <text:p/>
            <text:p>Com isso, as previsões mais realistas dizem que uma vacina contra o novo coronavírus não estará disponível ao menos até meados do próximo ano.</text:p>
            <text:p/>
            <text:p>Na pandemia de 2009, as perspectivas eram mais otimistas, porque já havia uma vacina contra outros vírus influenza. Foi uma questão de adaptar o que existia para criar uma versão capaz de conferir imunidade contra o H1N1, e foi possível aplicá-la na população partir de novembro daquele ano.</text:p>
            <text:p/>
            <text:p>O número de novos casos já havia caído em todo o mundo àquela altura, mas isso foi importante no controle da pandemia a partir de 2010 e permitiu à OMS declarar seu fim em agosto daquele ano.</text:p>
            <text:p/>
            <text:p>"Ela teve um papel na redução da magnitude das segunda e terceira onda de infecções em 2010 e um impacto maior ainda em 2011", diz Spilki.</text:p>
            <text:p/>
            <text:p>E também para proteger a população daquele subtipo de H1N1 desde então — a vacina oferecida no Brasil neste ano, por exemplo, confere imunidade contra ele.</text:p>
            <text:p>Tudo isso junto faz a pandemia atual ter um impacto maior sobre os sistemas de saúde</text:p>
            <text:p/>
            <text:p>Os dados científicos atuais apontam que, em média, 80% das pessoas infectadas pelo novo coronavírus são assintomáticas ou têm sintomas leves, mas 15% desenvolvem formas graves de covid-19 e 5% ficam em estado crítico.</text:p>
            <text:p/>
            <text:p>Apesar destes casos mais sérios serem minoria, o volume de pessoas que precisam de hospitalização é alto, porque o Sars-Cov-2 infecta qualquer pessoa e é muito transmissível.</text:p>
            <text:p/>
            <text:p>Isso pode sobrecarregar o sistema de saúde de um país, como ficou claro naqueles mais afetados, como Itália e Espanha, e também China, onde hospitais foram construídos em poucos dias para dar conta do grande volume de pacientes.</text:p>
            <text:p/>
            <text:p>Além disso, como não temos medicamentos contra o Sars-Cov-2, o impacto desta pandemia sobre hospitais ao redor do mundo é maior do que em 2009.</text:p>
            <text:p/>
            <text:p>"Se você tem um medicamento, o paciente sai de um quadro grave e se cura mais rápido, o que reduz o tempo de hospitalização e libera a vaga para outra pessoa. Isso aumenta o fluxo de atendimento", afirma Brito.</text:p>
            <text:p/>
            <text:p>Sem esse recurso, a forma de reduzir o volume de pacientes que chegam ao mesmo tempo aos hospitais é conter a disseminação do vírus por meio do distanciamento social, como a China demonstrou ao colocar milhões de pessoas sob quarentena.</text:p>
            <text:p/>
            <text:p>O Ministério da Saúde aponta que, em média, o número de casos nesta pandemia aumenta 33% por dia e que, sem ações que reduzam a circulação e o contato social, o total pode dobrar a cada dois ou três dias.</text:p>
            <text:p/>
            <text:p>Spilki diz que, na pandemia de H1N1, isso acontecia em um período de uma semana a dez dias. "Agora, está muito mais rápido, o que pode saturar o sistema de saúde e impedir tratar quem poderia ser salvo. É o que estamos vendo em alguns países", diz ele.</text:p>
            <text:p/>
            <text:p>Para Brito, "as UTIs já estão operando quase em sua capacidade máxima, tanto na rede pública quanto na privada. Se o sistema de saúde entrar em colapso, não vai adiantar ter o melhor plano de saúde, porque não vai ter maca, leito ou respirador suficiente."</text:p>
            <text:p/>
            <text:p>O isolamento permite diluir ao longo do tempo o fluxo de pacientes, analisar como o novo coronavírus se comporta localmente e preparar os sistemas de saúde para a demanda maior.</text:p>
            <text:p/>
            <text:p>"Neste momento, o isolamento não é um exagero, porque o que estamos vivendo tem as características de uma epidemia de nível global de grande gravidade como aquelas que imaginávamos que poderiam ocorrer há algum tempo", diz Spilki.</text:p>
            <text:p/>
            <text:p>Brito diz que se trata de um momento sem precedentes na história e que, diante disso, "é melhor pecar pelo excesso", mesmo que o isolamento gere prejuízos à economia. "Pessoas mortas não movem economias."</text:p>
            <text:p>Mas e o que dizem os economistas?</text:p>
            <text:p/>
            <text:p>Mais de uma década separa as pandemias de H1N1 e do novo coronavírus.</text:p>
            <text:p/>
            <text:p>Em 2009, o mundo saía de uma recessão global causada pela crise financeira de 2008, comparada somente à Grande Depressão de 1929 em termos de gravidade.</text:p>
            <text:p/>
            <text:p>Grandes instituições financeiras foram à falência em sequência, derrubando bolsas ao redor do mundo e gerando uma escassez de crédito que obrigou diversos países a injetar dinheiro em suas economias.</text:p>
            <text:p/>
            <text:p>O mundo ainda vivia a ressaca desse colapso da economia global quando o H1N1 começou a se alastrar. Esse momento delicado poderia ter influenciado as medidas tomadas para conter esse vírus, por haver menos espaço para ações que reduziriam a atividade econômica e abalariam a recuperação que ensaiava seus primeiros passos?</text:p>
            <text:p/>
            <text:p>José Francisco Gonçalves, economista-chefe do Banco Fator e professor da Faculdade de Economia e Administração da Universidade de São Paulo, avalia que não. Ele diz que o mundo tinha em 2009 uma perspectiva de crescimento da economia, situação inversa a do final de 2019, quando o novo coronavírus deu seus primeiros sinais na China.</text:p>
            <text:p/>
            <text:p>"A perspectiva agora era de uma piora da atividade econômica mundial. A China estava desacelerando. Já havia uma desaceleração na Europa e nos Estados Unidos. Então, o ambiente é mais desfavorável hoje e há menos espaço para esse tipo de medida do que em 2009", afirma Gonçalves.</text:p>
            <text:p/>
            <text:p>O economista afirma que as medidas de isolamento adotadas ao redor do mundo se baseiam em conhecimentos médicos e epidemiológicos e que a preocupação com seu impacto econômico perde cada vez mais espaço diante da gravidade da pandemia.</text:p>
            <text:p/>
            <text:p>"Essa discussão é travada só por alguns empresários e por alguns poucos economistas, que, a cada dia que passa, são menos numerosos, porque fica claro que não fazer o isolamento ou adotar um isolamento parcial é mais prejudicial para a economia", diz Gonçalves.</text:p>
            <text:p/>
            <text:p>Marcel Balassiano, professor do Instituto Brasileiro de Economia da Fundação Getúlio Vargas, afirma que, se o mundo tivesse enfrentado uma pandemia desta proporção em 2009, "as mesmas medidas teriam sido tomadas, mesmo saindo de uma recessão".</text:p>
            <text:p/>
            <text:p>"Diante dos níveis de contágio que estamos vendo, a quarentena é necessária. Ela não pode ser muito prolongada para não ter um impacto econômico pior do que o da própria pandemia, mas quem vai determinar isso não é o ministro da Economia, mas os médicos e infectologistas", diz o economista.</text:p>
            <text:p/>
            <text:p>"Essa é uma crise de saúde, não uma crise econômica. Quanto mais tempo demorar para resolver o problema que a causa, maior vai ser a crise econômica."</text:p>
            <text:p/>
          </table:table-cell>
          <table:table-cell office:value-type="string" calcext:value-type="string">
            <text:p>sem compartilhamento</text:p>
          </table:table-cell>
        </table:table-row>
        <table:table-row table:style-name="ro29">
          <table:table-cell office:value-type="string" calcext:value-type="string">
            <text:p>A cidade equatoriana de Guayaquil passou por alguns de seus piores dias durante a crise fúnebre que eclodiu desde meados de março.</text:p>
            <text:p/>
            <text:p>Imagens de dezenas de caixões e corpos expostos nas ruas, na falta de opções para enterrá-los, mostraram uma das piores faces da pandemia de covid-19 no mundo.</text:p>
            <text:p/>
            <text:p>Além do colapso do sistema de saúde na província de Guayas, a mais afetada pela doença no Equador, outra parte do problema foi o medo gerado pelo manejo de cadáveres.</text:p>
            <text:p/>
            <text:p>"Havia uma completa falta de controle. O medo fez com que muitas casas funerárias fechassem as portas. Muitos se esconderam e restaram poucas funerárias (em funcionamento)", disse à BBC News Mundo, o serviço em espanhol da BBC, Merwin Terán, presidente da Federação Equatoriana de Diretores Funerários.</text:p>
            <text:p/>
            <text:p>"De fato, no Equador, estamos muito atrasados ​​no sistema funerário e não temos orientações (do governo) para fazer nosso trabalho", diz o líder do grupo que representa 700 funerárias do país.</text:p>
            <text:p/>
            <text:p/>
            <text:p>Dúvidas sobre o que fazer e como lidar com os corpos dos mortos devido à covid-19 ou relacionados a casos suspeitos não existem apenas no Equador.</text:p>
            <text:p/>
            <text:p>Na Cidade do México, as autoridades emitiram suas próprias recomendações: não realizar funerais nem fazer autópsia, além de transferências para fora da cidade.</text:p>
            <text:p/>
            <text:p>E em Honduras, no Departamento (Estado) de Cortés, que concentra 70% das mortes por covid-19, alguns moradores até usaram facões e paus para impedir o enterro das vítimas da doença, informou a agência Reuters.</text:p>
            <text:p/>
            <text:p/>
            <text:p>Mas os corpos transmitem a doença? Um funeral pode ser realizado? Eles devem ser cremados ou enterrados?</text:p>
            <text:p>O contágio pode ser evitado</text:p>
            <text:p/>
            <text:p>Quando os cuidados necessários são tomados e o manuseio correto é praticado, não há razão para temer a disseminação da covid-19 por cadáveres, segundo a Organização Mundial da Saúde (OMS) em um guia solicitado pela BBC News Mundo.</text:p>
            <text:p/>
            <text:p>"Exceto nos casos de febre hemorrágica (como Ebola ou febre hemorrágica de Marburg) e cólera, os cadáveres geralmente não são infecciosos", diz a OMS.</text:p>
            <text:p/>
            <text:p>"Só podem ser (infecciosos) os pulmões dos pacientes com gripe pandêmica se forem manipulados de forma incorreta durante uma autópsia. Caso contrário, os cadáveres não transmitem doenças", acrescenta a entidade.</text:p>
            <text:p/>
            <text:p>Isso não significa que o vírus morre com a pessoa, porque no caso de doenças respiratórias agudas, os pulmões e outros órgãos "podem continuar a abrigar vírus vivos".</text:p>
            <text:p/>
            <text:p>Mas eles só são liberados, em geral, nos procedimentos de autópsia (como o uso de serras elétricas ou lavagem interna) por funcionários de funerárias e de serviços forenses.</text:p>
            <text:p/>
            <text:p>Familiares e amigos de uma pessoa que morreu devido à covid-19 devem esperar por pessoal treinado e adequadamente protegido para preparar o corpo para o enterro ou a cremação.</text:p>
            <text:p>Pode haver um funeral?</text:p>
            <text:p/>
            <text:p>A OMS não proíbe que os funerais aconteçam, mas exige que isso seja feito com algum cuidado.</text:p>
            <text:p/>
            <text:p>"Se a família só quer ver o corpo, sem tocá-lo, pode fazer isso desde que tome as precauções padrão o tempo todo, principalmente a higiene das mãos. A família deve receber instruções claras para não tocar ou beijar o corpo", indica a OMS.</text:p>
            <text:p/>
            <text:p>Deve-se continuar praticando a distância física entre as pessoas, lavando as mãos constantemente quando estiverem em um funeral. Não é recomendado que pessoas com mais de 60 anos ou pessoas imunodeprimidas interajam diretamente com o cadáver.</text:p>
            <text:p/>
            <text:p>Merwin Terán lembra as difíceis condições enfrentadas no Equador pelos serviços funerários e pelas famílias das vítimas.</text:p>
            <text:p/>
            <text:p>"Para nós, acostumados a ver a realidade da morte, era muito difícil entrar para reconhecer um corpo. Os trabalhadores não queriam mais entrar, começaram a abandonar o trabalho", diz ele.</text:p>
            <text:p/>
            <text:p>Dado o grande número de mortes em Guayaquil, os hospitais fizeram uso de armazéns sem equipamento de refrigeração ou procedimentos de preservação de cadáveres. As famílias entram nesses locais, segundo ele, para encontrar os falecidos.</text:p>
            <text:p/>
            <text:p>Isso contraria as recomendações da OMS, que enfatizam que os corpos devem ser manuseados e preparados por profissionais desde o local em que morrem até a funerária, o crematório ou local do enterro.</text:p>
            <text:p/>
            <text:p>Mas "não há necessidade de usar bolsas especiais" (a menos que haja vazamento excessivo de fluidos corporais), e também não precisam ser transportados por veículos especiais.</text:p>
            <text:p>Enterrar ou cremar?</text:p>
            <text:p/>
            <text:p>A escolha entre enterro e cremação de um cadáver dependerá da família.</text:p>
            <text:p/>
            <text:p>"Existe uma crença generalizada de que as pessoas que morreram de uma doença transmissível devem ser cremadas, mas isso não é verdade", diz a OMS. "A incineração é uma questão de escolha cultural e disponibilidade de recursos."</text:p>
            <text:p/>
            <text:p>Quem precisa de proteção especial em um enterro, como luvas, são as pessoas que colocam o corpo no túmulo ou nicho.</text:p>
            <text:p/>
            <text:p>Em locais onde não há serviços funerários ou é tradição preparar um corpo para o enterro, a pessoa encarregada disso deve ter todas as proteções.</text:p>
            <text:p/>
            <text:p>Deve-se usar luvas, proteção para os olhos, máscara, avental impermeável, lavar as mãos e as roupas após o término, diz a OMS.</text:p>
            <text:p/>
            <text:p>Não é necessário incinerar ou descartar os pertences do falecido, mas devem ser tomadas precauções como manuseio com luvas e lavagem com detergente, além de desinfetar objetos com álcool ou alvejante.</text:p>
            <text:p/>
          </table:table-cell>
          <table:table-cell office:value-type="string" calcext:value-type="string">
            <text:p>sem compartilhamento</text:p>
          </table:table-cell>
        </table:table-row>
        <table:table-row table:style-name="ro10">
          <table:table-cell office:value-type="string" calcext:value-type="string">
            <text:p>A zika não é mais a única infecção por arbovirose a ser considerada letal para um bebê em desenvolvimento. Um estudo científico detectou que a dengue também pode representar um risco à vida do feto. Ter dengue durante a gestação quase dobra a probabilidade de um bebê nascer morto ou morrer durante o parto, enquanto a dengue severa aumentaria em cinco vezes as chances de um natimorto – nome dado à morte do feto acima de 500g dentro do útero ou durante o parto.</text:p>
            <text:p/>
            <text:p>O achado, publicado na edição de setembro do periódico The Lancet, foi obtido a partir da análise dos registros de sistemas de informações brasileiros. Para chegar a tais resultados, os pesquisadores cruzaram os dados de mais de 162 mil natimortos e 1,5 milhão de nascidos vivos, sendo que, desses, 275 natimortos e 1.507 nascidos vivos tinham sido expostos a dengue. Este é o primeiro estudo realizado em larga escala a demonstrar a associação. Apenas um estudo anterior, com uma pequena amostra de um hospital, indicou a relação entre a infecção e natimorto.</text:p>
            <text:p/>
            <text:p>O artigo, intitulado Symtomatic dengue infection during pregnancy and the risk os stillbirth in Brazil, 2016-12: matched case-control study, contou com a autoria dos pesquisadores do Centro de Integração de Dados e Conhecimento para Saúde (Cidacs/Fiocruz Bahia) Enny Paixão, Mauricio Barreto, Maria Glória Teixeira e Laura Rodrigues, em parceria com pesquisadores do Instituto de Saúde Coletiva da Universidade Federal da Bahia (ISC/UFBA), Universidade de São Paulo (USP) e da London School of Hygiene &amp; Tropical Medicine, no Reino Unido.</text:p>
            <text:p/>
            <text:p>Dados</text:p>
            <text:p/>
            <text:p>O estudo foi realizado com dados obtidos entre dezembro de 2012 e janeiro de 2016 do Sistema de informação de Nascimentos (Sinasc), Sistema de Informação de Mortalidade (SIM) e Sistema Nacional de Agravos de Notificação (Sinan).</text:p>
            <text:p/>
            <text:p>A análise indicou que o risco de natimortos, entre todos os nascimentos registrados no período, foi de 11 por 100 nascidos vivos. Já quando considerado apenas a amostra das mães infectadas por dengue, a taxa de incidência foi de 15 por 1.000. Quando considerada a gravidade da doença, a dengue severa aumenta o risco de natimorto em cinco vezes, cerca de três vezes mais que a dengue comum.</text:p>
            <text:p/>
            <text:p>Os mecanismos pelos quais a dengue causaria o nascimento de natimortos é desconhecido, mas os pesquisadores apontam três hipóteses para explicar o fenômeno: os sintomas de dengue afetariam diretamente o feto; a dengue causaria mudanças na placenta; ou o próprio vírus teria um efeito direto no bebê em formação.</text:p>
            <text:p/>
            <text:p>Apesar de, desde os anos 1980, o Brasil passar por sistemáticas epidemias de dengue, a doença era considerada letal apenas quando atingia sua forma hemorrágica, que agravava o quadro do infectado podendo levar a morte. No entanto, com a epidemia de anomalias congênitas associadas à zika ocorrida em 2015, a investigação científica se voltou para os efeitos das infecções virais durante a gestação.</text:p>
            <text:p/>
            <text:p>Em 2015, cerca de 2.6 milhões de bebês foram considerados natimortos no mundo. A estimativa é que infecções virais, no geral, representam cerca de 14% de todos os óbitos fetais. Algumas infecções possuem forte evidência científica de associação com natimortos: sífilis, toxoplasmose, citomegalovírus e parvovírus B19.</text:p>
            <text:p/>
          </table:table-cell>
          <table:table-cell office:value-type="string" calcext:value-type="string">
            <text:p>sem compartilhamento</text:p>
          </table:table-cell>
        </table:table-row>
        <table:table-row table:style-name="ro30">
          <table:table-cell office:value-type="string" calcext:value-type="string">
            <text:p>Uma nova forma de editar o código genético humano pode corrigir até 89% de erros no DNA que causam doenças, dizem cientistas americanos.</text:p>
            <text:p/>
            <text:p>A tecnologia, conhecida como "prime editing" ("edição de qualidade", em tradução livre), foi descrita como uma espécie de "editor de texto genético" capaz de reescrever o DNA com precisão.</text:p>
            <text:p/>
            <text:p>Em teste de laboratórios, a nova tecnologia foi usada para corrigir mutações que causam doenças. Uma das mutações que a técnica conseguiu corrigir foi a da anemia falciforme.</text:p>
            <text:p/>
            <text:p>O método foi desenvolvido pela equipe do Instituto Broad, ligado à universidade de Harvard e ao MIT (Massachusetts Institute of Technology) nos Estados Unidos. A equipe de cientistas afirma que a tecnologia é "muito versátil e precisa", mas destaca que a pesquisa está apenas começando.</text:p>
            <text:p>Já podemos editar DNA?</text:p>
            <text:p/>
            <text:p>O DNA é o "manual de instruções" para a construção e o desenvolvimento de cada corpo humano. Ele está presente em quase todas as nossas células.</text:p>
            <text:p/>
            <text:p>A capacidade de alterar o DNA através da edição de genes promete revolucionar a medicina — mas traz também novos questionamentos morais e éticos, como a polêmica criação de bebês geneticamente modificados para terem proteção contra o HIV.</text:p>
            <text:p/>
            <text:p>O "prime editing" é o mais novo avanço no campo da engenharia genética, que está se desenvolvendo em ritmo acelerado.</text:p>
            <text:p/>
            <text:p>Uma das técnicas mais revolucionárias nesse campo — e que chamou grande atenção — foi a Crispr-Cas9, desenvolvida há sete anos.</text:p>
            <text:p/>
            <text:p>Ela escaneia o DNA em busca do lugar certo para cortá-lo e permitir sua edição, ou seja, que um gene seja deletado ou inserido. O problema é que as edições nem sempre são perfeitas e os cortes no DNA podem ser feitos no lugar errado.</text:p>
            <text:p/>
            <text:p>Isso limita o uso dessa tecnologia na medicina.</text:p>
            <text:p/>
            <text:p>O avanço trazido pelo "prime editing" é justamente a precisão.</text:p>
            <text:p>Como o 'prime editing' funciona?</text:p>
            <text:p/>
            <text:p>Uma pesquisa publicada nesta semana na revista científica Nature mostra como os cientistas usaram o método para inserir ou deletar seções de DNA. O "prime editing" também é capaz de corrigir seções menores, como uma única "letra" das três bilhões que formam o código genético humano.</text:p>
            <text:p/>
            <text:p>"Você pode imaginar os 'prime editors' como processadores de palavras, capazes de procurar por um alvo entre as sequências de DNA e substituí-lo com precisão", afirma o bioquímico David Liu, um dos pesquisadores.</text:p>
            <text:p/>
            <text:p>"Os 'prime editors' oferecem mais flexibilidade para encontrar um alvo e maior precisão na edição."</text:p>
            <text:p/>
            <text:p>O método pode ser ilustrado comparando-o com a edição de texto no computador: é algo como pressionar Ctrl-F para encontrar uma parte do texto que você quer mudar e depois pressionar Crtl-V para colar o texto novo que você quer inserir.</text:p>
            <text:p/>
            <text:p>A tecnologia usa uma sequência de código genético feita em laboratório. Essa sequência tem duas funções: uma, é encontrar a parte do DNA que você quer editar, e a outra, é introduzir as mudanças que você quer fazer.</text:p>
            <text:p/>
            <text:p>Essa sequência é combinada com uma enzima chamada transcriptase reversam, que "copia" as edições para o DNA.</text:p>
            <text:p>Como o método pode curar doenças?</text:p>
            <text:p/>
            <text:p>O DNA tem quatro componentes básicos, as bases nitrogenadas: adenina, citosina, guanina e tiamina. Elas são conhecidas por suas letras A, C, G e T.</text:p>
            <text:p/>
            <text:p>Três bilhões dessas letras formam o nosso DNA, ou seja, o "manual completo" para desenvolvimento e funcionamento do corpo. Mas erros minúsculos causam doenças e transtornos.</text:p>
            <text:p/>
            <text:p>A forma mais comum de anemia falciforme (doença hereditária causada pela alteração anatômica dos glóbulos vermelhos), por exemplo, é causada por uma mutação que torna um A específico em um T.</text:p>
            <text:p/>
            <text:p>A doença de Tay-Sachs, que afeta os nervos e é fatal, com frequência é causada por uma mutação que adiciona quatro letras extras de código no DNA.</text:p>
            <text:p/>
            <text:p>O "prime editing" foi usado com sucesso para corrigir esses dois erros genéticos em experimentos feitos em células humanas no laboratório.</text:p>
            <text:p/>
            <text:p>Existem cerca de 75 mil mutações que causam doenças nos seres humanos. David Liu estima que o "prime editing" tem o potencial para corrigir 89% delas.</text:p>
            <text:p/>
            <text:p>Os outros 11% incluem situações em que a pessoa tem cópias demasiadas de um gene (uma seção de DNA responsável por uma instrução específica) ou quando um gene inteiro está faltando.</text:p>
            <text:p/>
            <text:p>"O 'prime editing' é o começo, em vez do fim da longa aspiração das ciências que lidam com vida molecular por serem capazes de fazer qualquer mudança no DNA em qualquer posição em uma célula viva ou um organismo, incluindo, em potencial, pacientes humanos com doenças genéticas", diz Liu.</text:p>
            <text:p>Quanto tempo até a tecnologia estar disponível?</text:p>
            <text:p/>
            <text:p>O grande desafio agora é conseguir viabilizar que o maquinário molecular capaz de fazer essas edições possa acessar corretamente as partes certas do corpo humano de forma segura.</text:p>
            <text:p/>
            <text:p>É provável que as primeiras aplicações sejam feitas em doenças em que seja possível retirar células do corpo, editá-las, garantir que elas são seguras, e colocá-las de volta.</text:p>
            <text:p/>
            <text:p>Isso é aplicável no tratamento de doenças do sangue, como anemia falciforme e as talassemias, em que a medula óssea pode ser removida e colocada de volta.</text:p>
            <text:p/>
            <text:p>"Nós somos capazes de 'corrigir' mutações humanas associadas com doenças, mas a habilidade de fazer isso no tipo certo de célula e de uma forma que seja aplicável em um tratamento clínico vai demorar algum tempo", diz a bióloga molecular Hilary Sheppard, da Universidade de Auckland.</text:p>
            <text:p>Qual foi a repercussão dessa pesquisa?</text:p>
            <text:p/>
            <text:p>O professor Robin Lovell-Badge, do instituto Francis Crick, em Londres, elogiou o estudo.</text:p>
            <text:p/>
            <text:p>"Como a vasta maioria das doenças genéticas humanas são resultado de tipos de mutação que podem ser corrigidos pelo 'prime editing', o método deve ser útil em terapias para esses tipos de doenças."</text:p>
            <text:p/>
            <text:p>"Claro que será necessário muito mais trabalho para otimizar o método e encontrar formas de entregar os componentes eficientemente antes de que eles possam ser usados para tratar pacientes. Mas com certeza tem muito potencial."</text:p>
            <text:p/>
            <text:p>A geneticista Helen O'Neill, da University College London, diz que os resultados são impressionantes.</text:p>
            <text:p/>
            <text:p>"A pesquisa foi feita in vitro em células humanas com exemplos de 175 edições, incluindo algumas das doenças mais difíceis de tratar."</text:p>
            <text:p/>
          </table:table-cell>
          <table:table-cell office:value-type="string" calcext:value-type="string">
            <text:p>sem compartilhamento</text:p>
          </table:table-cell>
        </table:table-row>
        <table:table-row table:style-name="ro31">
          <table:table-cell office:value-type="string" calcext:value-type="string">
            <text:p>Aproximadamente um terço da receita das principais fabricantes de agrotóxicos do mundo vem de produtos classificados como "altamente perigosos" — que têm como destino, em sua maioria, países emergentes, como Brasil e Índia, e países pobres.</text:p>
            <text:p/>
            <text:p>Essa foi a conclusão de um levantamento feito pela Unearthed, organização jornalística independente financiada pelo Greenpeace, em parceria com a ONG suíça Public Eye. Em 2018, as vendas desse tipo de pesticida renderam cerca de US$ 4,8 bilhões às cinco maiores companhias do setor.</text:p>
            <text:p/>
            <text:p>"Quase metade (41%) dos principais produtos das gigantes agroquímicas Basf, Bayer, Corteva, FMC e Syngenta contêm pelo menos um pesticida altamente perigoso (HHP, sigla em inglês para highly hazardous pesticides)", afirma a publicação.</text:p>
            <text:p/>
            <text:p>As vendas dessas mercadorias, por sua vez, representaram 35% da receita das cinco multinacionais, segundo a Unhearted. Mais de dois terços das vendas foram feitas a países de renda média e baixa, sendo o Brasil o principal mercado.</text:p>
            <text:p/>
            <text:p>"O Brasil compra mais pesticida do que qualquer outro país", diz a publicação. "A aprovação de novos produtos pesticidas por reguladores brasileiros, incluindo os que contêm HHPs, cresceram nos governos de Michel Temer e Jair Bolsonaro."</text:p>
            <text:p/>
            <text:p>As empresas citadas discordam dos números por questionarem a classificação de agrotóxicos "altamente perigosos" feita pela Pesticide Action Network (PAN) e utilizada como base pela publicação.</text:p>
            <text:p/>
            <text:p>Em entrevistas em meados do ano passado, quando o Brasil liberou novos defensivos agrícolas no mercado, a ministra da Agricultura, Tereza Cristina, afirmou que os produtos não eram "veneno no prato de ninguém" se fossem usados corretamente e que os produtos novos são "menos tóxicos".</text:p>
            <text:p/>
            <text:p>'Altamente perigosos'</text:p>
            <text:p/>
            <text:p>O levantamento da Unearthed com a Public Eye apontou ainda que 27% dos agrotóxicos vendidos em países ricos são considerados altamente perigosos. No Reino Unido, a proporção é de apenas 11%.</text:p>
            <text:p/>
            <text:p>Por outro lado, 45% dos agroquímicos vendidos pelas cinco empresas em países de renda média e baixa se encaixam na categoria. Na África do Sul, a cifra sobe para 65%, na Índia, para 59% e no Brasil, para 49%.</text:p>
            <text:p/>
            <text:p>O Brasil é o país que mais compra pesticidas no mundo, diz o levantamento, movimentando um total estimado em US$ 3,3 bilhões (R$ 14,5 bilhões) apenas em 2018 - ano do recorte da pesquisa. Os produtos são usados principalmente para o cultivo de soja, milho e algodão.</text:p>
            <text:p/>
            <text:p>A vizinha Argentina comprou aproximadamente US$ 229 milhões em agrotóxicos no período, sendo 47% deles de HHP. Já o México, US$ 115 milhões, sendo 42% HHP.</text:p>
            <text:p>Como o levantamento foi feito</text:p>
            <text:p/>
            <text:p>A Unearthed e a Public Eye analisaram dados dos 43 países que mais consomem pesticidas no mundo, cruzando-os com a lista de produtos altamente perigosos da Pesticide Action Network (PAN).</text:p>
            <text:p/>
            <text:p>A tabela — questionada pelas empresas citadas — inclui produtos que contenham pelo menos um componente identificado como altamente prejudicial à saúde ou ao meio ambiente por autoridades como a Organização Mundial de Saúde, a Agência Europeia de Substâncias Químicas, a Agência Internacional de Pesquisa em Câncer e a Agência de Proteção Ambiental dos Estados Unidos.</text:p>
            <text:p/>
            <text:p>"Os critérios considerados pela PAN são com frequência critérios ambientais ainda sem consenso ou respaldo (da OMS ou da FAO, a Organização das Nações Unidas para Alimentação e Agricultura)", afirmou Christoph Neumann, diretor de regulação internacional da CropLife, grupo lobista do qual fazen parte as cinco multinacionais mais a japonesa Sumitomo.</text:p>
            <text:p/>
            <text:p>Ele acrescentou que 19 entre os produtos classificados como altamente perigosos e mais comercializados, 12 têm a venda permitida na União Europeia e 18, nos Estados Unidos.</text:p>
            <text:p/>
            <text:p>De acordo com o jornal britânico The Guardian, a Bayer qualificou a análise feita pela Unearthed como "enganosa", ainda que não tenha apresentado outros dados.</text:p>
            <text:p/>
            <text:p>A CropLife já argumentou no passado que os HHP são uma ferramenta importante para lutar contra a perda de colheitas e um importante último recurso para produzir alimento suficiente para uma população em crescimento.</text:p>
            <text:p/>
            <text:p>O grupo diz ainda que a maior parte dos produtos considerados altamente perigosos vendidos nos países emergentes e pobres não são fabricados por seus membros e que tem "liderado com o exemplo" capacitando milhões de pessoas com técnicas de redução de risco.</text:p>
            <text:p/>
            <text:p>Baskut Tuncak, relator especial das Nações Unidas para substâncias tóxicas e direitos humanos, rechaçou, contudo, a ideia de que os riscos representados pelos HHP possam ser manejados de uma forma segura.</text:p>
            <text:p/>
            <text:p>"Estamos em meio a uma explosão invisível do uso de agrotóxicos em países de renda média e baixa que estão mal equipados para lidar com esses perigos", afirmou Tuncak à Unearthed.</text:p>
            <text:p>O que são os HHP</text:p>
            <text:p/>
            <text:p>A OMS e a FAO definem os HHP como "pesticidas que reconhecidamente representam riscos agudos ou crônicos à saúde ou ao meio ambiente segundo os sistemas de classificação internacionalmente aceitos".</text:p>
            <text:p/>
            <text:p>Os riscos ambientais incluem a contaminação de fontes de água ou a "interrupção de funções do ecossistema", como a polinização.</text:p>
            <text:p/>
            <text:p>A ONU, entretanto, não tem uma lista própria dos HHP.</text:p>
            <text:p/>
            <text:p>Tomando como a base a tabela compilada pela PAN, quase um quarto das vendas das cinco maiores empresas do setor em 2018 vieram de pesticidas que ofereceriam algum risco à saúde humano, incluindo alguns possivelmente carcinogênicos, enquanto 10% viria de produtos que tóxicos para as abelhas.</text:p>
            <text:p>Os 'vilões'</text:p>
            <text:p/>
            <text:p>Levando-se em consideração o volume de vendas, o destaque é do glifosato, que movimentou mais de US$ 1 bilhão em 2018, de acordo com a publicação.</text:p>
            <text:p/>
            <text:p>Desenvolvido pela Monsanto antes de a empresa ser adquirida pela Bayer, o pesticida foi identificado como "possível cancerígeno" pela Agência Internacional de Pesquisa em Câncer (Iarc, na sigla em inglês), outra classificação questionada pelas companhias e por várias agências reguladoras.</text:p>
            <text:p/>
            <text:p>Entre os agroquímicos que poderiam representar perigos crônicos à saúde há o glufosinato, herbicida produzido pela BASF, e o fungicida agrícola ciproconazol, da Corteva, que reguladores da União Europeia já classificaram como prejudiciais para o feto, à fertilidade e à função sexual.</text:p>
            <text:p/>
            <text:p>A principal ameaça para as abelhas, por sua vez, são representadas pelos inseticidas neocotinoides produzidos pela Bayer e Sygenta, que já foram proibidos na União Europeia — mas que têm no Brasil um importante mercado.</text:p>
            <text:p/>
            <text:p>A suíça Sygenta é também a principal vendedora de pesticidas classificados pela OMS como altamente tóxicos.</text:p>
            <text:p/>
            <text:p>Entre eles se destaca o paraquat, herbicida tóxico proibido no país sede da companhia e na União Europeia.</text:p>
            <text:p/>
          </table:table-cell>
          <table:table-cell office:value-type="string" calcext:value-type="string">
            <text:p>sem compartilhamento</text:p>
          </table:table-cell>
        </table:table-row>
        <table:table-row table:style-name="ro3">
          <table:table-cell office:value-type="string" calcext:value-type="string">
            <text:p>Vacinação inicia em 16 de abril em aldeias de todo Brasil</text:p>
            <text:p/>
            <text:p>Em função da vulnerabilidade dos povos indígenas, o Ministério da Saúde decidiu antecipar a vacinação contra Influenza para o dia 16 de Abril. Os indígenas receberão as equipes de vacinação em suas aldeias que adotarão todas as medidas de prevenção e controle do novo coronavírus já estabelecidas pelo Ministério da Saúde. A vacina Influenza Trivalente que será utilizada na campanha tem a seguinte composição: Influenza Tipo A (H1N1)pdm09, Influenza Tipo A (H3N2) e Influenza Tipo B (Victoria).</text:p>
            <text:p/>
            <text:p>Em todos os 34 Distritos Sanitários Especiais Indígenas (DSEI) do país as vacinas seguirão até as aldeias de carro, de barco ou de avião, sempre observando as recomendações de conservação da temperatura e de armazenamento das doses. O esforço atende a determinação do Ministério da Saúde para aumentar a cobertura da vacina contra Influenza que causa significativos problemas de saúde aos povos indígenas. Apesar de não proteger contra o Coronavírus, a vacina contra Influenza tem o objetivo de diminuir a ocorrência de casos graves, que podem levar a hospitalizações e óbitos.</text:p>
            <text:p/>
            <text:p>“As Equipes Multidisciplinares de Saúde Indígena em todo o Brasil já estão a postos para iniciar a vacinação. Todos os indígenas aldeados a partir de 06 meses de idade serão vacinados. Nosso empenho é para que todos sejam imunizados adequadamente” explicou Robson Silva, Secretário Especial de Saúde Indígena. Desta forma, além dos cuidados relativos à vacinação, todos os protocolos e notas técnicas relativas à COVID-19 serão observados.</text:p>
            <text:p/>
          </table:table-cell>
          <table:table-cell office:value-type="string" calcext:value-type="string">
            <text:p>sem compartilhamento</text:p>
          </table:table-cell>
        </table:table-row>
        <table:table-row table:style-name="ro27">
          <table:table-cell office:value-type="string" calcext:value-type="string">
            <text:p>Os anos passam e nossos rins estão sempre filtrando o sangue, removendo o sal, veneno e tudo que seja prejudicial em nosso sistema.</text:p>
            <text:p>Com o tempo, o sal se acumula e isso precisa de um tratamento de limpeza, e ... como se livrar disso?</text:p>
            <text:p>É muito fácil, primeiro pegue um ramo de salsa e lave muito bem, em seguida, corte em pedaços pequenos e coloque-o em uma panela e adicione água limpa (1 litro).</text:p>
            <text:p>Ferva por dez minutos, deixe esfriar, coe em uma garrafa limpa e coloque-o no geladeira.</text:p>
            <text:p>Beba um copo por dia e você vai ver que todo o sal e veneno acumulado no seus rins, começam a surgir ao urinar.</text:p>
            <text:p>A Salsa é conhecida como o melhor tratamento de limpeza para os rins e é natural!</text:p>
            <text:p>A Salsa é conhecida como o melhor tratamento de limpeza para os rins e é natural!</text:p>
            <text:p>Por favor, envie para todos os seus amigos!</text:p>
            <text:p>NOTA:</text:p>
            <text:p>Não guarde esta mensagem, envie Agora!</text:p>
            <text:p>É para o seu bem e o dos outros, por isso dar alívio a alguém é sempre gratificante.</text:p>
            <text:p/>
          </table:table-cell>
          <table:table-cell office:value-type="string" calcext:value-type="string">
            <text:p>sem compartilhamento</text:p>
          </table:table-cell>
        </table:table-row>
        <table:table-row table:style-name="ro32">
          <table:table-cell office:value-type="string" calcext:value-type="string">
            <text:p>O número de pessoas que diminuíram o consumo de carnes e laticínios ou cortaram completamente esses alimentos de suas dietas tem aumentado na última década.</text:p>
            <text:p/>
            <text:p>Em 2018, segundo o Ibope, 30 milhões de brasileiros não comiam nenhuma carne — em áreas metropolitanas, o percentual de brasileiros vegetarianos havia saltado de 8%, em 2012, para 16% em 2018, segundo o instituto. Já no Reino Unido, segundo pesquisa da The Vegan Society, o número de veganos quadruplicou entre 2006 e 2018.</text:p>
            <text:p/>
            <text:p>Uma motivação comum para quem decide deixar o bife para trás são os benefícios à saúde. A dieta vegana é geralmente considerada mais rica em fibras e tem índices menores de colesterol, proteínas, cálcio e sal do que a dieta onívora.</text:p>
            <text:p/>
            <text:p>Mas ainda existem conceitos equivocados e a eliminação completa de carne, peixe, ovos e laticínios de nossas dietas gera preocupações.</text:p>
            <text:p>Vitamina B12</text:p>
            <text:p/>
            <text:p>Uma delas é se uma dieta vegana fornece vitamina B12 suficiente. Essa vitamina ajuda a prevenir danos no sistema nervoso e é encontrada em carnes, peixes, ovos e laticínios, mas não em frutas ou vegetais.</text:p>
            <text:p/>
            <text:p>Recomenda-se que os adultos consumam 1,5 microgramas de vitamina B12 por dia.</text:p>
            <text:p/>
            <text:p>"A deficiência de B12 pode levar a sintomas neurológicos irreversíveis se a deficiência se prolongar muito", diz Janet Cade, do Grupo de Epidemiologia Nutricional da Escola de Ciência e Nutrição Alimentar da Universidade de Leeds, no Reino Unido.</text:p>
            <text:p/>
            <text:p>Um estudo recente com 48 mil pessoas com mais de 18 anos comparou a saúde de quem come carne, pescetarianos (aqueles que comem peixes, ovos e laticínios, mas não carne de outros animais) e vegetarianos, incluindo alguns veganos (aqueles que não consomem nenhum tipo de carne, nem produtos derivados de animais, como mel, leite, gelatina ou ovos).</text:p>
            <text:p/>
            <text:p>Eles descobriram que as pessoas com dietas veganas e vegetarianas têm menor risco de doença cardíaca, mas maior risco de derrame, em parte, possivelmente, devido à falta de vitamina B12.</text:p>
            <text:p/>
            <text:p>Os pesquisadores descobriram que aqueles que não comiam carne registraram 10 casos a menos de doenças cardíacas e três derrames a mais a cada mil pessoas, em comparação com carnívoros.</text:p>
            <text:p/>
            <text:p>A pesquisadora Tammy Tong, epidemiologista nutricional da Universidade de Oxford, diz que o maior risco de derrame hemorrágico — quando há sangramento em uma parte do cérebro — pode ter várias razões.</text:p>
            <text:p/>
            <text:p>Embora o colesterol baixo proteja o organismo contra doenças cardíacas e derrames isquêmicos, existem evidências de que os baixos níveis de colesterol (associados à dieta vegana e vegetariana) podem estar associados a um pequeno risco de derrame hemorrágico.</text:p>
            <text:p/>
            <text:p>Mas é fácil obter a quantidade "minúscula" que nosso organismo precisa de vitamina B12 a partir da chamada levedura nutricional ou de alimentos fortificados — aqueles enriquecidos com nutrientes — como o leite vegetal, diz Marco Springmann, pesquisador sênior de sustentabilidade ambiental e saúde pública da Universidade de Oxford.</text:p>
            <text:p/>
            <text:p>Em países onde os alimentos não são enriquecidos com vitamina B12, o especialista recomenda suplementos vitamínicos.</text:p>
            <text:p/>
            <text:p>Já a Academia de Nutrição e Dietética, dos EUA, afirma que a levedura nutricional não é uma fonte adequada de vitamina B12, e diz que os veganos devem tomar suplementos ou comer alimentos fortificados. As crianças e os bebês alimentados com dieta vegana também precisam ter volumes suficientes de vitamina B12 garantidos.</text:p>
            <text:p>Proteína</text:p>
            <text:p/>
            <text:p>Outra preocupação comum para quem está tentado a fazer a transição é se uma dieta vegana fornece proteína suficiente.</text:p>
            <text:p/>
            <text:p>Embora as frutas e os legumes não tenham muita proteína, não há motivo para preocupação, diz Springmann. "Nunca [vimos] problemas de deficiência de proteína, apenas em pessoas que não comem calorias suficientes", diz ele. "A proteína está em tudo."</text:p>
            <text:p/>
            <text:p>O leite de soja, por exemplo, tem aproximadamente a mesma quantidade de proteínas que o leite de vaca.</text:p>
            <text:p/>
            <text:p>Também é improvável que uma dieta vegana cause deficiência de ferro, diz Springman, desde que sua alimentação inclua frutas e vegetais de todas as cores.</text:p>
            <text:p/>
            <text:p>"Com o tempo, o corpo pode se adaptar à quantidade de ferro disponível na dieta. Se você tiver uma ingestão de ferro menor, poderá usar esse nutriente de forma mais eficiente ", diz o especialista.</text:p>
            <text:p/>
            <text:p>Para Springman, a dieta vegana equilibrada é uma das dietas mais saudáveis.</text:p>
            <text:p/>
            <text:p>"Descobrimos que a dieta vegana pode ser uma das mais saudáveis, superando a performance dos pescetarianos e vegetarianos, porque a dieta vegana é mais rica em frutas, legumes e vegetais e os benefícios à saúde compensam qualquer outra coisa", diz Springman.</text:p>
            <text:p/>
            <text:p>Ele recomenda que se coma muitas frutas e legumes de diferentes cores, nozes e castanhas, cereais integrais, feijões e lentilhas, além de sementes de chia, cânhamo e linhaça, que contêm ômega 3.</text:p>
            <text:p>Variedade</text:p>
            <text:p/>
            <text:p>Para aqueles que se preocupam com o fato de a dieta vegana supostamente não oferecer variedade suficiente, um estudo em 2018 não encontrou evidências de que uma dieta mais variada seja mais saudável.</text:p>
            <text:p/>
            <text:p>Na verdade, foi descoberto que aqueles que seguiam uma dieta mais diversificada tendiam a ingerir mais alimentos processados ​​e bebidas açucaradas.</text:p>
            <text:p/>
            <text:p>Ainda sobre alimentos não saudáveis, Springman mostrou preocupação com a crescente popularidade de junk food vegana. "Essas substituições veganas de junk food podem resultar no mesmo perfil de consumo de um onívoro não saudável", diz.</text:p>
            <text:p/>
            <text:p>Mas não precisa ser assim.</text:p>
            <text:p/>
            <text:p>Em um estudo recente sobre os efeitos de uma dieta rica em plantas, mas não estritamente vegana, pesquisadores usaram índices que classificaram pessoas de acordo com o percentual de comidas a base de plantas em comparação com as de origem animal em suas dietas.</text:p>
            <text:p/>
            <text:p>Aqueles que tinham dietas com maior ingestão de frutas e vegetais e menor consumo de produtos animais tiveram resultados mais saudáveis. O risco de doenças cardiovasculares entre os que consumiam mais plantas foi até 32% mais baixo, após ajustes de variáveis como idade, sexo, raça, educação e comportamentos como fumo, consumo de álcool e exercício.</text:p>
            <text:p/>
            <text:p>"Encontramos uma relação impressionante entre padrões alimentares e o risco de ocorrências clínicas importantes", diz Casey Rebholz, autora do estudo e professora assistente da Escola de Saúde Pública John Hopkins Bloomberg, em Baltimore, nos EUA.</text:p>
            <text:p/>
            <text:p>Ela notou que pessoas que comiam mais frutas e vegetais geralmente comiam menos carne vermelha e processada, laticínios e peixe. No entanto, a pesquisa não confirma se a relação entre comer mais alimentos não-animais e a queda nos riscos de doença cardíaca se mantêm com o tempo ou se altera.</text:p>
            <text:p/>
            <text:p>Em outras palavras, ela não provou se uma dieta estritamente vegana é mais positiva do que uma dieta composta principalmente por frutas e vegetais, mas com alguns produtos animais.</text:p>
            <text:p/>
            <text:p>"Acredito que os benefícios para a saúde de uma dieta baseada em vegetais venham da combinação entre comer mais frutas e vegetais e quantidades menores de alimentos de origem animal, incluindo gordura saturada", avalia a especialista.</text:p>
            <text:p>Associações precipitadas</text:p>
            <text:p/>
            <text:p>Muitos cientistas questionam a confiabilidade de pesquisas que associam a dieta vegana a uma melhora na saúde, uma vez que os veganos já tendem a ser mais saudáveis de forma geral.</text:p>
            <text:p/>
            <text:p>"Normalmente, os veganos fumam menos, bebem menos álcool e se exercitam mais", diz Faidon Magkos, professor associado do Departamento de Nutrição, Exercício e Esportes da Universidade de Copenhague (Dinamarca), que no ano passado publicou um estudo sobre pesquisas que examinam os efeitos da dieta vegana na saúde.</text:p>
            <text:p/>
            <text:p>Esses fatores ligados ao estilo de vida, que também podem contribuir para um risco menor de doenças cardíacas e mortalidade, podem sugerir que a dieta vegana sozinha é mais saudável do que realmente pode ser.</text:p>
            <text:p/>
            <text:p>Esses estudos servem como ponto de partida, lembra Faidon, e como a maioria dos dados sobre o veganismo é de observação, ainda existem incertezas em torno da dieta, principalmente quando se trata de efeitos a longo prazo.</text:p>
            <text:p/>
            <text:p>Por exemplo: embora a glicemia mais alta possa indicar um risco maior de desenvolver diabetes, isso não ocorre necessariamente.</text:p>
            <text:p/>
            <text:p>Para confirmar se uma mudança na dieta afeta a saúde, é necessário seguir os participantes por tempo suficiente para que sintomas de doenças apareçam, com estudos que durem pelo menos um ano", diz Faidon.</text:p>
            <text:p>Longo prazo</text:p>
            <text:p/>
            <text:p>Evelyn Medawar, autora de uma análise sobre os benefícios metabólicos de uma dieta baseada em vegetais, diz que é importante que mais pesquisadores comecem a observar os efeitos da dieta na saúde.</text:p>
            <text:p/>
            <text:p>"No momento, a sociedade está à frente das pesquisas quando se trata da dieta vegana", diz ela.</text:p>
            <text:p/>
            <text:p>"Muitas pessoas têm dúvidas sobre a dieta vegana devido a possíveis deficiências nutricionais, e só agora os pesquisadores estão pesquisando isso e os benefícios e riscos a longo prazo."</text:p>
            <text:p/>
            <text:p>"Precisamos afastar os medos ou conhecer as consequências a longo prazo. Isso pode fazer com que mais pessoas se interessem em adotar a dieta vegana por motivos de saúde", diz.</text:p>
            <text:p/>
            <text:p>Segundo Medawar, ainda pode demorar alguns anos até que tenhamos resultados de pesquisas sobre a forma como a dieta vegana afeta nossa saúde, já que isso exige estudos controlados.</text:p>
            <text:p/>
            <text:p>Mas, apesar da falta de dados específicos sobre a dieta vegana, os pesquisadores dizem que as evidências existentes sobre dieta e saúde geralmente indicam algumas tendências.</text:p>
            <text:p/>
            <text:p>Embora as evidências não sejam muito fortes para a dieta vegana especificamente, ela parece estar ligada a uma saúde melhor em geral. Em termos de densidade óssea, fraturas podem ser mais comuns devido a uma possível menor ingestão de cálcio e de vitamina B12.</text:p>
            <text:p/>
            <text:p>Veganos têm um índice de massa corporal mais baixo (IMC), o que significa melhores níveis de colesterol e pressão arterial mais baixa, o que é um importante fator de risco para doenças cardíacas.</text:p>
            <text:p/>
            <text:p>A dieta vegana é muito parecida com qualquer outra. Ou seja, ela pode ajudar a diminuir o risco de doenças ou aumentá-lo, dependendo dos alimentos que você consome.</text:p>
            <text:p/>
            <text:p>"Se você comparar uma dieta baseada em vegetais com uma dieta não saudável que inclui carne, a dieta baseada em vegetais é certamente melhor", diz Faidon. "Mas, se você seguir uma dieta onívora relativamente prudente, como a dieta mediterrânea, rica em frutas, legumes, verduras e pouca carne, há evidências que sugerem que esse tipo de dieta onívora é pelo menos tão saudável quanto uma dieta vegana", ele prossegue.</text:p>
            <text:p/>
            <text:p>Ainda há muito para se pesquisar antes de termos certeza se o veganismo pode ser mais saudável do que qualquer outra dieta — especialmente quando se trata de efeitos à saúde a longo prazo.</text:p>
            <text:p/>
            <text:p>Enquanto isso, os especialistas aconselham que a melhor dieta vegana é aquela que inclui muitas frutas e vegetais, suplementos de vitamina B12 e menos frituras e alimentos processados.</text:p>
            <text:p/>
          </table:table-cell>
          <table:table-cell office:value-type="string" calcext:value-type="string">
            <text:p>sem compartilhamento</text:p>
          </table:table-cell>
        </table:table-row>
        <table:table-row table:style-name="ro10">
          <table:table-cell office:value-type="string" calcext:value-type="string">
            <text:p>As regiões Sul e Sudeste do país sinalizam circulação do vírus da febre amarela em macacos, o que aumenta o risco de transmissão em humanos. População deve se vacinar neste verão</text:p>
            <text:p/>
            <text:p>Com a chegada do verão, período de maior ocorrência de doenças transmitidas por mosquitos, como a febre amarela, o Ministério da Saúde alerta a população para tomar a vacina contra a doença. O recado é focado principalmente para a população que mora nas regiões Sul e Sudeste do país devido à confirmação de 38 mortes de macacos (epizootia) nos estados do Paraná (34), São Paulo (3) e Santa Catarina (1). No total, 1.087 notificações de mortes suspeitas de macacos foram registradas no país. Os dados são do último boletim epidemiológico publicado nesta quarta-feira (15) pelo Ministério da Saúde, que apresenta o monitoramento da doença de julho de 2019 a 8 de janeiro deste ano. O alerta se dá porque as regiões possuem grande contingente populacional e baixo número de pessoas vacinadas, o que contribui diretamente para os casos da doença.</text:p>
            <text:p/>
            <text:p>O público-alvo para vacinação são pessoas a partir de nove meses de vida e 59 anos de idade que não tenham comprovação de vacinação. Em 2020, as crianças passaram a ter um reforço aos quatro anos de idade. O secretário substituto de Vigilância em Saúde do Ministério da Saúde, Julio Croda, destaca que todas as pessoas da faixa etária devem buscar os serviços de saúde para se vacinarem. “Não adianta vacinar um grupo e outro não, já que a febre amarela é uma doença transmitida por um mosquito infectado e ele pode picar qualquer pessoa”, afirmou.</text:p>
            <text:p/>
            <text:p>Em relação aos casos em humanos, no mesmo período, 327 casos suspeitos de febre amarela foram notificados, destes, 50 permanecem em investigação e um foi confirmado. A vítima, residente do estado do Pará, veio à óbito. Atualmente, o Brasil tem registros apenas de febre amarela silvestre, ou seja, transmitida por mosquitos que vivem no campo e florestas. Os últimos casos de febre amarela urbana (transmitida pelo Aedes aegypti) foram registrados em 1942, no Acre.</text:p>
            <text:p/>
            <text:p>O vírus da febre amarela se mantém naturalmente em um ciclo silvestre de transmissão, que envolve macacos e mosquitos silvestres. O Ministério da Saúde realiza a vigilância de epizootias desde 1999 com objetivo de verificar e antecipar a ocorrência da doença. Assim é possível fazer a intervenção oportuna para evitar casos humanos, por meio da vacinação das pessoas e também evitar a urbanização da doença, ou seja, a transmissão por mosquitos urbanos, por meio do controle de vetores nas cidades. O macaco, principal hospedeiro e vítima da febre amarela, funciona como sentinela, indicando se o vírus está presente em determinada região.</text:p>
            <text:p/>
            <text:p>MUDANÇA NO CALENDÁRIO DE VACINAÇÃO 2020</text:p>
            <text:p/>
            <text:p>A vacina contra febre amarela é ofertada no Calendário Nacional de Vacinação e distribuída mensalmente aos estados. Em 2019, mais de 16 milhões de doses da vacina contra a febre amarela foram distribuídas para todo o país. Apesar dessa disponibilidade, há uma baixa procura da população pela vacinação. Para 2020, a pasta adquiriu 71 milhões de doses da vacina, suficiente para atender o país por mais de três anos.</text:p>
            <text:p/>
            <text:p>Em 2020, o Ministério da Saúde vai ampliar, gradativamente, a vacinação contra febre amarela para 1.101 municípios dos estados do Nordeste que ainda não faziam parte da área de recomendação de vacinação. Dessa forma, todo o país passa a contar com a vacina contra a febre amarela na rotina dos serviços.</text:p>
            <text:p/>
            <text:p>Outra mudança no calendário foi que as crianças passaram a ter um reforço da vacina aos quatro anos de idade. A decisão ocorreu porque estudos científicos recentes demonstraram uma diminuição na resposta imunológica da criança que é vacinada muito cedo, aos 9 meses, como previa o Calendário Nacional de Vacinação da criança. Desde 2017, o Ministério da Saúde seguia as orientações da Organização Mundial da Saúde (OMS) de ofertar apenas uma dose da vacina de febre amarela durante toda a vida.</text:p>
            <text:p/>
          </table:table-cell>
          <table:table-cell office:value-type="string" calcext:value-type="string">
            <text:p>sem compartilhamento</text:p>
          </table:table-cell>
        </table:table-row>
        <table:table-row table:style-name="ro33">
          <table:table-cell office:value-type="string" calcext:value-type="string">
            <text:p>Descrita há apenas duas semanas aproximadamente, uma rara doença inflamatória em crianças vem sendo associada ao coronavírus e já foi observada em países como Reino Unido, França, Estados Unidos e Itália.</text:p>
            <text:p/>
            <text:p>Os casos conhecidos mostram que, apenas em uma pequena parcela de crianças, essa doença pode causar sérias complicações — que podem levar ao internamento em unidades de terapia intensiva (UTIs).</text:p>
            <text:p/>
            <text:p>Até 100 crianças no Reino Unido podem ter sido afetadas e estudos sugerem que o mesmo está sendo observado em outras partes da Europa.</text:p>
            <text:p/>
            <text:p>Acredita-se que esse quadro seja causado por uma resposta atrasada do sistema imunológico a um vírus ou uma bactéria — bem semelhante ao que ocorre na síndrome de Kawasaki. Os médicos que reportaram esses casos ocorridos no Reino Unido e em outros países disseram que, na maioria das crianças, foram detectados anticorpos para o novo coronavírus.</text:p>
            <text:p/>
            <text:p>Em abril, profissionais de saúde do NHS (sistema público de saúde britânico) foram alertados para esta reação rara, mas perigosa, em crianças. O comunicado da autoridade de saúde foi motivado pelo adoecimento de oito crianças em Londres, incluindo uma de 14 anos de idade que morreu.</text:p>
            <text:p/>
            <text:p>Todas elas tinham sintomas semelhantes quando foram admitidas no Hospital Infantil Evelina de Londres: febre alta, erupções cutâneas, olhos vermelhos, inchaço e dor generalizada.</text:p>
            <text:p/>
            <text:p>A maioria das crianças não teve grandes problemas pulmonares ou respiratórios, embora sete tenham sido colocadas em ventilação mecânica para melhorar problemas cardíacos e de circulação.</text:p>
            <text:p/>
            <text:p>Médicos descrevem a reação como um "novo fenômeno" semelhante ao choque pela doença de Kawasaki — uma condição rara que afeta principalmente crianças menores de cinco anos. Os sintomas típicos são erupção cutânea, glândulas inchadas no pescoço e lábios secos e rachados.</text:p>
            <text:p/>
            <text:p>Mas a síndrome observada atualmente também afeta crianças mais velhas, de até 16 anos, com uma minoria enfrentando sérias complicações.</text:p>
            <text:p/>
            <text:p>Liz Whittaker, professora de doenças infecciosas pediátricas e imunologia da universidade Imperial College de Londres, diz que o fato de a síndrome estar ocorrendo no meio da pandemia de cvid-19 sugere que as duas coisas estão ligadas.</text:p>
            <text:p/>
            <text:p>"Você tem o pico da covid-19 e, três ou quatro semanas depois, estamos vendo uma alta desse novo fenômeno que nos faz acreditar se tratar de um fenômeno pós-infeccioso", disse ela.</text:p>
            <text:p/>
            <text:p>Isso significa que é provável que o choque esteja relacionado ao acúmulo de anticorpos após a infecção. As crianças parecem ser afetadas até seis semanas depois de terem sido infectadas pelo vírus, o que poderia explicar o aparecimento da nova síndrome várias semanas após o pico de casos no Reino Unido.</text:p>
            <text:p>'Excepcionalmente raro'</text:p>
            <text:p/>
            <text:p>Russell Viner, presidente do Colégio Real de Pediatria e Saúde Infantil, diz que a maioria das crianças afetadas pela síndrome respondeu bem ao tratamento e está perto de receber alta do hospital.</text:p>
            <text:p/>
            <text:p>Esta síndrome é "excepcionalmente rara", destaca Viner.</text:p>
            <text:p/>
            <text:p>"Isso não deve impedir que os pais deixem seus filhos sair do confinamento", acrescentou Viner, falando do relaxamento de regras de isolamento em curso no Reino Unido.</text:p>
            <text:p/>
            <text:p>Para ele, conhecer melhor esta doença inflamatória "pode ​​explicar por que algumas crianças ficam muito doentes com a covid-19, enquanto a maioria não é afetada ou é assintomática".</text:p>
            <text:p/>
            <text:p>Acredita-se que as crianças correspondam a cerca de 1 a 2% dos casos de infecção por coronavírus.</text:p>
            <text:p/>
            <text:p>Michael Levin, professor de pediatria e saúde infantil da Imperial College de Londres, explicou que a maioria das crianças afetadas pelo choque tem resultado negativo para coronavírus, mas positivo no exame que detecta anticorpos.</text:p>
            <text:p/>
            <text:p>"Então, realmente pensamos que a biologia desta doença envolve, de alguma forma, uma resposta imune incomum ao vírus", aponta Levin.</text:p>
            <text:p/>
            <text:p>Qual é a situação em outras partes do mundo?</text:p>
            <text:p/>
            <text:p>Houve casos semelhantes registrados nos EUA, Espanha, Itália, França e Holanda.</text:p>
            <text:p/>
            <text:p>Pelo menos 15 Estados dos EUA estão analisando possíveis casos desta rara condição, de acordo com o governador de Nova York, Andrew Cuomo.</text:p>
            <text:p/>
            <text:p>Dos 82 casos diagnosticados com esta síndrome inflamatória em Nova York, 53 crianças apresentaram resultado positivo ou tiveram anticorpos para a covid-19.</text:p>
            <text:p/>
            <text:p>Espera-se que o Centro de Controle de Doenças (CDC) dos EUA emita nos próximos dias um alerta com a descrição da síndrome para profissionais de saúde.</text:p>
            <text:p/>
            <text:p>Enquanto isso, na Itália, pelo menos 10 crianças foram diagnosticadas com uma síndrome do tipo, segundo um estudo publicado esta semana. Todas elas foram admitidas em um hospital em Bergamo — a cidade mais impactada pela doença na Itália — entre meados de fevereiro e meados de abril, e se recuperaram.</text:p>
            <text:p/>
            <text:p>Nos testes para anticorpos nas crianças, oito indicaram já ter tido o coronavírus, enquanto outras duas não — mas os pesquisadores reconhecem que os testes não eram 100% precisos. Os testes moleculares para detectar o material genético do vírus não são considerados úteis porque a reação tende a ocorrer muitas semanas após a infecção.</text:p>
            <text:p/>
            <text:p>O médico Lucio Verdoni, autor do artigo e médico do Hospital Papa Giovanni XXIII em Bergamo, disse: "Embora essa complicação seja muito rara, nosso estudo contribui com mais evidências de como o vírus pode estar afetando crianças".</text:p>
            <text:p/>
            <text:p>Especialistas em saúde infantil do Reino Unido dizem que talvez o choque não afete apenas crianças.</text:p>
            <text:p/>
            <text:p>Agora, eles estão trabalhando com pesquisadores dos EUA e outros países europeus sobre o que batizaram de síndrome multissistêmica inflamatória pediátrica (PIMS-TS, na sigla em inglês).</text:p>
            <text:p/>
          </table:table-cell>
          <table:table-cell office:value-type="string" calcext:value-type="string">
            <text:p>sem compartilhamento</text:p>
          </table:table-cell>
        </table:table-row>
        <table:table-row table:style-name="ro34">
          <table:table-cell office:value-type="string" calcext:value-type="string">
            <text:p>Os próprios mosquitos transmissores dos vírus zika, dengue, chikungunya ou febre amarela podem atuar no controle de surtos epidêmicos dessas doenças, aponta estudo de pesquisadores da Fiocruz Amazônia. Os ensaios foram realizados em Manacapuru (AM), durante dois anos -  de fevereiro de 2014 a janeiro de 2016. O resultado foi surpreendente, pois em 15 dias ficaram evidentes as mudanças na população de mosquitos de toda a cidade.</text:p>
            <text:p/>
            <text:p>No estudo, os pesquisadores Fernando Abad-Franch, Elvira Zamora-Perea e Sérgio Luiz Bessa Luz, do Instituto Leônidas &amp; Maria Deane/Fiocruz Amazônia, verificaram a capacidade de utilização dos próprios mosquitos para disseminar o larvicida Pyriproxyfen em criadouros aquáticos, por meio de uma espécie de armadilha, chamada de estação disseminadora de larvicida. A conclusão foi de que, mesmo sob cenários adversos, a estratégia pode tornar-se uma importante ferramenta para melhorar a saúde pública global, sinalizando novos caminhos na prevenção de doenças transmitidas por mosquitos. A pesquisa foi publicada recentemente na PLOS Medicine, intitulado Mosquito-Disseminated Insecticide for Citywide Vector Control and Its Potential to Block Arbovirus Epidemics: Entomological Observations and Modeling Results from Amazonian Brazil.</text:p>
            <text:p/>
            <text:p>Metodologia</text:p>
            <text:p/>
            <text:p>Para a pesquisa foram selecionadas 100 habitações em Manacapuru, distribuídas uniformemente pela cidade, para a vigilância de mosquitos, como criadouros sentinela, monitorando as populações locais de mosquitos, por um ano. Depois, foram distribuídas por toda a cidade mil estações disseminadoras de larvicida – recipientes com as paredes cobertas por um pano preto, tratado com pó de Pyriproxyfen. As estações disseminadoras continham um pouco de água para atrair as fêmeas dos mosquitos.</text:p>
            <text:p/>
            <text:p>As mudanças na população de mosquitos foram percebidas 15 dias após a distribuição das estações disseminadoras. O número de larvas de Aedes nos criadouros sentinela caiu em 80-90%, e a mortalidade das larvas aumentou para 80-90% durante a disseminação de Pyriproxyfen. O número de mosquitos adultos emergindo dos criadouros despencou em mais de 95% na cidade inteira, de forma que a emergência de fêmeas de Aedes caiu de 500-600 por mês antes da intervenção, para um mínimo de uma única fêmea no sexto mês de disseminação.</text:p>
            <text:p/>
            <text:p>Por fim, os pesquisadores usaram modelos matemáticos para investigar o impacto potencial desta drástica redução da emergência de fêmeas de Aedes na cidade. O número de fêmeas de Aedes na localidade simplesmente não seria suficiente para manter a transmissão do vírus, e o surto desapareceria rapidamente, sem alcançar dimensões de epidemia.</text:p>
            <text:p/>
            <text:p>Política pública</text:p>
            <text:p/>
            <text:p>Os autores do trabalho destacam que novos testes devem ser feitos, incluindo cidades maiores e cenários ecológicos e socioeconômicos diversos. É também essencial medir diretamente o impacto da intervenção na transmissão de doenças, para comprovar se as predições dos modelos matemáticos se ajustam à realidade.</text:p>
            <text:p/>
            <text:p>Portanto, novos ensaios ocorrerão ainda em 2017, com pesquisadores da Fiocruz trabalhando em parceria e com financiamento do Ministério da Saúde - por meio do Departamento de Ciência e Tecnologia, e do Programa Nacional de Controle da Dengue (Decit &amp; PNCD) -, do Banco Nacional de Desenvolvimento Econômico e Social (BNDES), da Organização Pan-Americana da Saúde-Organização Mundial da Saúde (Opas-OMS) e com apoio de secretarias municipais e estaduais de Saúde, em diferentes regiões do Brasil.</text:p>
            <text:p/>
            <text:p>Com isso, as estações de disseminação de larvicida serão usadas em seis cidades da Amazônia: Boa Vista (RR), Tabatinga (AM), Tefé (AM), Parintins (AM), São Gabriel da Cachoeira (AM) e Borba (AM). Da mesma forma, cinco capitais e um munícipio de São Paulo também receberão as Estações Disseminadoras: Natal, Fortaleza, Recife, Belo Horizonte, Rio de Janeiro e Marília. Se estes ensaios em larga escala confirmarem os resultados obtidos até agora, a estratégia (simples e de baixa complexidade tecnológica) do “autocontrole” dos mosquitos, por meio do Pyriproxyfen, poderá se transformar numa ferramenta crucial para a melhora da saúde pública global.</text:p>
            <text:p/>
            <text:p>Para o pesquisador Sérgio Luz, o resultado da pesquisa foi animador, mas a oportunidade de transformar o conhecimento obtido com o estudo em política pública, é o principal ganho do trabalho. “Estamos muito contentes com todas essas conquistas, principalmente por termos desenhado, desenvolvido e executado essa pesquisa por meio da Fiocruz Amazônia”, comenta.</text:p>
            <text:p/>
            <text:p>A pesquisa realizada em Manacapuru (AM) contou com recursos da Fundação Oswaldo Cruz (Fiocruz) e apoio da Fundação de Vigilância em Saúde do Amazonas (FVS), da Prefeitura e Secretaria Municipal de Saúde de Manacapuru, e da Fundação de Amparo à Pesquisa do Amazonas (Fapeam).</text:p>
            <text:p/>
          </table:table-cell>
          <table:table-cell office:value-type="string" calcext:value-type="string">
            <text:p>sem compartilhamento</text:p>
          </table:table-cell>
        </table:table-row>
        <table:table-row table:style-name="ro35">
          <table:table-cell office:value-type="string" calcext:value-type="string">
            <text:p>O movimento conhecido como Outubro Rosa nasceu na década de 1990 e tem como objetivo compartilhar informações sobre o câncer de mama, promover a conscientização sobre a doença, proporcionar maior acesso aos serviços de diagnóstico e de tratamento e contribuir para a redução da mortalidade.</text:p>
            <text:p/>
            <text:p>Quando descoberto no início, a doença tem 95% de chance de cura. Vários estudos têm confirmado a importância da mamografia na redução da mortalidade pelo câncer de mama. Por outro lado, existe uma preocupação com os efeitos que a radiação ionizante pode trazer para o organismo. Em especial, uma discussão sobre o aumento do câncer de tireoide nas pacientes submetidas ao rastreamento mamográfico tem causado ansiedade entre as mulheres.</text:p>
            <text:p/>
            <text:p>A seguir, a médica radiologista, responsável pela Coordenação Diagnóstica de Radiologia do Instituto Nacional de Saúde da Mulher, da Criança e do Adolescente Fernandes Figueira (IFF/Fiocruz), Márcia Boechat; os médicos radiologistas responsáveis pelo Setor de Radiologia Mamária do IFF, Marcos de Sá Costa Rego e Melissa Koch esclarecem dúvidas sobre essa questão e falam da importância dos serviços de diagnóstico da doença.</text:p>
            <text:p/>
            <text:p>Câncer de mama não acometeu nenhum membro de minha família, por isso eu não corro risco?</text:p>
            <text:p>Existe o câncer da mama hereditário e o ocasional. Dessa forma, não significa que apenas mulheres que tenham parentes maternos com câncer de mama terão uma predisposição à doença. As mulheres que não têm ocorrência familiar também podem ser acometidas pela patologia.</text:p>
            <text:p/>
            <text:p>Quando devo fazer o exame de mamografia? Qual a finalidade desse exame?</text:p>
            <text:p>O rastreamento mamográfico deverá incluir mulheres assintomáticas a partir dos 40 anos de idade. Se existir um caso na família, como tia, irmã ou mãe, o indicado é realizar o exame todos os anos a partir dos 35 anos de idade, para prevenção da doença. O rastreamento tem duas finalidades: detecção precoce do câncer de mama e redução das cirurgias desnecessárias.</text:p>
            <text:p/>
            <text:p>A mamografia é um exame doloroso?</text:p>
            <text:p>A dor é um mecanismo subjetivo de defesa que depende da situação e do momento. Pode se admitir que é um exame desconfortável, mas dependendo da maneira como a paciente for preparada para o procedimento, o mesmo pode ser perfeitamente tolerável. A compressão o que o procedimento exige é necessária para a redução da dose de radiação, assim como, imobilidade da mama, dissociação das estruturas e uniformização das densidades.</text:p>
            <text:p/>
            <text:p>No momento do exame de mamografia, há uma exposição à radiação. Quais os problemas que essa radiação pode trazer ao nosso organismo?</text:p>
            <text:p>Em pequenas doses, a exposição à radiação não oferece riscos à saúde. O corpo humano tem tempo suficiente para substituir as células que eventualmente tenham sido alteradas ou destruídas.</text:p>
            <text:p/>
            <text:p>Existe uma preocupação sobre o aumento do câncer de tireoide nas pacientes submetidas ao rastreamento mamográfico, isso tem causado ansiedade entre as mulheres. Essa informação procede?</text:p>
            <text:p>Não. A dose de radiação para a tireoide durante a mamografia é extremamente baixa, menor que 1% da dose recebida pela mama. Assim, o risco de indução do câncer de tireoide após uma mamografia é insignificante. Em termos estatísticos, seria menos de 1 caso a cada 17 milhões de mulheres que realizarem mamografia anual entre 40 a 80 anos.</text:p>
            <text:p/>
            <text:p>Durante a realização do exame de mamografia é preciso a utilização de protetores de chumbo para a garganta – parte do corpo que abriga a glândula da tireoide?</text:p>
            <text:p>Segundo as Sociedades Nacionais, Norte-Americanas e Internacionais de Mastologia e de Radiologia, Associação Norte Americana de Tireoide e Agência Internacional de Energia Anatômica, a utilização do protetor de tireoide não é recomendada. A dose de radiação sobre a tireoide durante a realização da mamografia é extremamente baixa. É importante ressaltar ainda, que a utilização do protetor pode interferir no posicionamento da mama e gerar artefatos – fatores que reduzem a qualidade da imagem, influenciando no diagnóstico e levando a necessidade de repetição do exame. Os órgãos afirmam ainda, que o protetor não deve estar exposto na sala onde o exame ocorre, para evitar que as pacientes achem que ele é necessário.</text:p>
            <text:p/>
            <text:p>Qual a diferença entre a ultrassonografia da mama e mamografia?</text:p>
            <text:p>A ultrassonografia utiliza o som e os ecos para produzir as imagens, sendo um método operador dependente, sem qualquer dano ao organismo, com alta especificidade e menor sensibilidade. A mamografia utiliza a radiação X para produzir as imagens que alcançam uma maior sensibilidade com menos especificidade.</text:p>
            <text:p/>
            <text:p>A ultrassonografia de mama deve ser antecedida pela mamografia e complementa o exame de mamografia.</text:p>
            <text:p/>
            <text:p>Mulheres que têm silicone na mama podem fazer o exame da mamografia?</text:p>
            <text:p>Não só podem como devem, pois a mamografia continua sendo o melhor e mais prático exame de rastreamento.</text:p>
            <text:p/>
          </table:table-cell>
          <table:table-cell office:value-type="string" calcext:value-type="string">
            <text:p>sem compartilhamento</text:p>
          </table:table-cell>
        </table:table-row>
        <table:table-row table:style-name="ro10">
          <table:table-cell office:value-type="string" calcext:value-type="string">
            <text:p>As regiões Sul e Sudeste do país sinalizam circulação do vírus da febre amarela em macacos, o que aumenta o risco de transmissão em humanos. População deve se vacinar neste verão</text:p>
            <text:p/>
            <text:p>Com a chegada do verão, período de maior ocorrência de doenças transmitidas por mosquitos, como a febre amarela, o Ministério da Saúde alerta a população para tomar a vacina contra a doença. O recado é focado principalmente para a população que mora nas regiões Sul e Sudeste do país devido à confirmação de 38 mortes de macacos (epizootia) nos estados do Paraná (34), São Paulo (3) e Santa Catarina (1). No total, 1.087 notificações de mortes suspeitas de macacos foram registradas no país. Os dados são do último boletim epidemiológico publicado nesta quarta-feira (15) pelo Ministério da Saúde, que apresenta o monitoramento da doença de julho de 2019 a 8 de janeiro deste ano. O alerta se dá porque as regiões possuem grande contingente populacional e baixo número de pessoas vacinadas, o que contribui diretamente para os casos da doença.</text:p>
            <text:p/>
            <text:p>O público-alvo para vacinação são pessoas a partir de nove meses de vida e 59 anos de idade que não tenham comprovação de vacinação. Em 2020, as crianças passaram a ter um reforço aos quatro anos de idade. O secretário substituto de Vigilância em Saúde do Ministério da Saúde, Julio Croda, destaca que todas as pessoas da faixa etária devem buscar os serviços de saúde para se vacinarem. “Não adianta vacinar um grupo e outro não, já que a febre amarela é uma doença transmitida por um mosquito infectado e ele pode picar qualquer pessoa”, afirmou.</text:p>
            <text:p/>
            <text:p>Em relação aos casos em humanos, no mesmo período, 327 casos suspeitos de febre amarela foram notificados, destes, 50 permanecem em investigação e um foi confirmado. A vítima, residente do estado do Pará, veio à óbito. Atualmente, o Brasil tem registros apenas de febre amarela silvestre, ou seja, transmitida por mosquitos que vivem no campo e florestas. Os últimos casos de febre amarela urbana (transmitida pelo Aedes aegypti) foram registrados em 1942, no Acre.</text:p>
            <text:p/>
            <text:p>O vírus da febre amarela se mantém naturalmente em um ciclo silvestre de transmissão, que envolve macacos e mosquitos silvestres. O Ministério da Saúde realiza a vigilância de epizootias desde 1999 com objetivo de verificar e antecipar a ocorrência da doença. Assim é possível fazer a intervenção oportuna para evitar casos humanos, por meio da vacinação das pessoas e também evitar a urbanização da doença, ou seja, a transmissão por mosquitos urbanos, por meio do controle de vetores nas cidades. O macaco, principal hospedeiro e vítima da febre amarela, funciona como sentinela, indicando se o vírus está presente em determinada região.</text:p>
            <text:p/>
            <text:p>MUDANÇA NO CALENDÁRIO DE VACINAÇÃO 2020</text:p>
            <text:p/>
            <text:p>A vacina contra febre amarela é ofertada no Calendário Nacional de Vacinação e distribuída mensalmente aos estados. Em 2019, mais de 16 milhões de doses da vacina contra a febre amarela foram distribuídas para todo o país. Apesar dessa disponibilidade, há uma baixa procura da população pela vacinação. Para 2020, a pasta adquiriu 71 milhões de doses da vacina, suficiente para atender o país por mais de três anos.</text:p>
            <text:p/>
            <text:p>Em 2020, o Ministério da Saúde vai ampliar, gradativamente, a vacinação contra febre amarela para 1.101 municípios dos estados do Nordeste que ainda não faziam parte da área de recomendação de vacinação. Dessa forma, todo o país passa a contar com a vacina contra a febre amarela na rotina dos serviços.</text:p>
            <text:p/>
            <text:p>Outra mudança no calendário foi que as crianças passaram a ter um reforço da vacina aos quatro anos de idade. A decisão ocorreu porque estudos científicos recentes demonstraram uma diminuição na resposta imunológica da criança que é vacinada muito cedo, aos 9 meses, como previa o Calendário Nacional de Vacinação da criança. Desde 2017, o Ministério da Saúde seguia as orientações da Organização Mundial da Saúde (OMS) de ofertar apenas uma dose da vacina de febre amarela durante toda a vida.</text:p>
            <text:p/>
          </table:table-cell>
          <table:table-cell office:value-type="string" calcext:value-type="string">
            <text:p>sem compartilhamento</text:p>
          </table:table-cell>
        </table:table-row>
        <table:table-row table:style-name="ro36">
          <table:table-cell office:value-type="string" calcext:value-type="string">
            <text:p>Em 2019 foram investidos R$ 1,3 bilhão para compra de medicamento no tratamento de hemorragias causadas pela hemofilia. Em 2020, o SUS passa a ofertar emicizumabe como nova opção de tratamento</text:p>
            <text:p/>
            <text:p>No dia 4 de janeiro é comemorado o Dia do Hemofílico no Brasil. A data tem como objetivo conscientizar a população brasileira sobre essa doença rara. Atualmente, existem 12.983 pacientes com hemofilia A e B cadastrados no Brasil. De acordo com dados da World Federation of Hemophilia, esta é a quarta maior população mundial de pacientes com a doença. No Brasil, o tratamento das hemofilias é realizado praticamente de forma exclusiva pelo SUS, que oferece uma linha de cuidado para tratamento e prevenção de complicações em diversas modalidades a todos os pacientes brasileiros acometidos pela doença.</text:p>
            <text:p/>
            <text:p>O Ministério da Saúde garante aos portadores da hemofilia o medicamento Fator VIII Recombinante, direcionado ao tratamento da hemofilia A tipo mais predominante no país. Em 2019, a pasta adquiriu 720 milhões de unidades de medicamentos previstos no tratamento de doenças hemorrágicas hereditárias a um custo de R$ 1,3 bilhão. Os medicamentos compõem a linha de cuidado para tratar a doença e prevenir suas complicações.</text:p>
            <text:p/>
            <text:p>Uma rede de 32 hemocentros em todas as regiões do país conta com o sistema Hemovida, que dispõe de uma base nacional para o cadastro de pacientes, inserção de dados clínicos, informações sobre o tratamento, registro de aplicações, além do controle de estoque de medicamentos.</text:p>
            <text:p>NOVO TRATAMENTO PARA HEMOFILIA</text:p>
            <text:p/>
            <text:p>Uma das grandes conquistas de 2019 para pacientes hemofílicos foi a incorporação do medicamento Hemcibra® (emicizumabe) para o tratamento de indivíduos com hemofilia A e inibidores ao Fator VIII refratários ao tratamento de imunotolerância. A incorporação ocorreu após recomendação publicada em relatório da Comissão Nacional de Incorporação de Tecnologias no Sistema Único em Saúde (CONITEC) sobre essa tecnologia.</text:p>
            <text:p/>
            <text:p>Após publicação da portaria de incorporação, que ocorreu em novembro, o SUS tem até 180 dias para ofertar o tratamento. A incorporação de emicizumabe amplia as opções de tratamento para pessoas que convivem com a hemofilia, proporcionando qualidade e de vida e a possibilidade de viverem novas experiências.</text:p>
            <text:p/>
            <text:p>Além do novo tratamento, diversas iniciativas foram realizadas nos últimos anos para melhorar a qualidade de vida dos pacientes, como: ações de incremento ao diagnóstico, monitoramento e avaliação, vigilância epidemiológica, tratamento domiciliar, profilaxia para hemofilia grave, tratamento de imunotolerância para pacientes que desenvolveram aloanticorpos contra o fator infundido, dentre outras. Com a estratégia das profilaxias adotadas pelo Brasil verificou-se uma queda dos episódios de sangramento espontâneos, por volta de 10% ao ano.</text:p>
            <text:p/>
            <text:p>O QUE É HEMOFILIA?</text:p>
            <text:p/>
            <text:p>As hemofilias são distúrbios genéticos e hereditários que acometem quase que exclusivamente os homens. Elas comprometem a capacidade do corpo de coagular o sangue, tão necessária para interromper as hemorragias. Isso acontece quando há ausência de proteínas, substâncias que, dentre inúmeras funções, ajudam na coagulação. Quando uma pessoa corta alguma parte do corpo e começa a sangrar, são as proteínas que entram em ação para estancar o sangramento. Esse processo é chamado de coagulação. As pessoas portadoras de hemofilia, não possuem essas proteínas e sangram mais.</text:p>
            <text:p/>
            <text:p>A hemofilia do tipo A, por exemplo, decorre da falta do Fator VIII da coagulação e acomete 1 a cada 10 mil homens nascidos vivos. A hemofilia do tipo B decorre da falta do Fator IX da coagulação e acomete 1 a cada 50 mil homens nascidos vivos.</text:p>
            <text:p/>
            <text:p>A hemofilia ainda não tem cura e seu tratamento é feito através da reposição do fator de coagulação deficiente, através da infusão endovenosa dos concentrados de fator deficiente (VIII, na hemofilia A ou IX, na hemofilia B), que tem como objetivo prevenir e tratar as hemorragias.</text:p>
            <text:p/>
          </table:table-cell>
          <table:table-cell office:value-type="string" calcext:value-type="string">
            <text:p>sem compartilhamento</text:p>
          </table:table-cell>
        </table:table-row>
        <table:table-row table:style-name="ro37">
          <table:table-cell office:value-type="string" calcext:value-type="string">
            <text:p>Um grupo de mais de mil cientistas montou a base de dados mais completa já compilada até hoje sobre o câncer.</text:p>
            <text:p/>
            <text:p>Segundo eles, o câncer é como um quebra-cabeças de 100 mil peças e ainda faltavam "99% dessas peças".</text:p>
            <text:p/>
            <text:p>Os novos estudos, publicados na revista científica Nature, compõem um quadro quase completo de todos os tipos de câncer,</text:p>
            <text:p/>
            <text:p>As informações podem ajudar a criar tratamentos individualizados para os tumores específicos de cada paciente e a encontrar novas formas de detectar o câncer precocemente.</text:p>
            <text:p/>
            <text:p>O código genético completo de 2.658 tipos de câncer foi analisado pelo grupo de cientistas, reunidos no Pan-Cancer Analysis of Whole Genomes Consortium (Consórcio para Análise dos Genomas Completos de Todos os Cânceres, em tradução livre).</text:p>
            <text:p/>
            <text:p>O 1%</text:p>
            <text:p/>
            <text:p>Um câncer é uma versão corrompida de nossas próprias células saudáveis, que sofrem mutações no DNA e ocasionalmente passam a crescer e se multiplicar sem controle.</text:p>
            <text:p/>
            <text:p>Grande parte de nosso entendimento desse processo vem de conjuntos de instruções genéticas para a fabricação das proteínas do nosso corpo.</text:p>
            <text:p/>
            <text:p>"Isso representava somente 1% de todo o genoma (do câncer)", afirma o pesquisador Lincoln Stein, do Instituto de Pesquisas sobre o Câncer de Ontario, no Canadá.</text:p>
            <text:p/>
            <text:p>Segundo ele, os médicos ficavam "no escuro" ao tratar cerca de um terço dos pacientes, já que era impossível dizer por que suas células se tornaram cancerosas.</text:p>
            <text:p/>
            <text:p>A descoberta dos 99% restantes demandou o trabalho de equipes de cientistas em 37 países ao longo de mais de uma década.</text:p>
            <text:p/>
            <text:p>O trabalho, descrito em 22 artigos científicos, mostra que o câncer é uma doença extremamente complexa, com milhares de combinações de mutações diferentes capazes de causá-lo.</text:p>
            <text:p>'Mutações condutoras'</text:p>
            <text:p/>
            <text:p>O projeto descobriu que os cânceres das pessoas contêm, na média, entre quatro e cinco mutações fundamentais que levam ao crescimento celular anormal.</text:p>
            <text:p/>
            <text:p>Esses são potenciais pontos-fracos do câncer, que podem ser explorados com tratamentos que ataquem essas "mutações condutoras".</text:p>
            <text:p/>
            <text:p>"Em última instância, o que queremos fazer é usar essas tencologias para identificar tratamentos sob medida para cada paciente", disse Peter Campbell, do britânico Instituto Wellcome Sanger.</text:p>
            <text:p/>
            <text:p>Apesar disso, 5% dos tipos de câncer parecem não ter nenhuma mutação condutora, o que mostra que ainda há muito trabalho pela frente.</text:p>
            <text:p/>
            <text:p>Os pesquisadores também desenvolveram uma maneira de datar as mutações. Eles mostraram que mais de um quinto delas havia ocorrido anos ou mesmo décadas antes de o câncer ser detectado.</text:p>
            <text:p/>
            <text:p>"Nós desenvolvemos as primeiras linhas do tempo de mutações genéticas relacionadas ao espectro de tipos de câncer", disse Peter Van Loo, do Instituto Francis Crick, no Reino Unido.</text:p>
            <text:p/>
            <text:p>"A revelação desses padrões significa que deveria ser possível desenvolver novos testes para diagnósticos, para detectar sinais de câncer muito mais precocemente", afirmou.</text:p>
            <text:p/>
            <text:p>O desafio, agora, será indentificar também quais dessas mutações se transformarão num câncer e quais poderiam ser ignoradas com segurança.</text:p>
            <text:p/>
          </table:table-cell>
          <table:table-cell office:value-type="string" calcext:value-type="string">
            <text:p>sem compartilhamento</text:p>
          </table:table-cell>
        </table:table-row>
        <table:table-row table:style-name="ro30">
          <table:table-cell office:value-type="string" calcext:value-type="string">
            <text:p>Uma nova forma de editar o código genético humano pode corrigir até 89% de erros no DNA que causam doenças, dizem cientistas americanos.</text:p>
            <text:p/>
            <text:p>A tecnologia, conhecida como "prime editing" ("edição de qualidade", em tradução livre), foi descrita como uma espécie de "editor de texto genético" capaz de reescrever o DNA com precisão.</text:p>
            <text:p/>
            <text:p>Em teste de laboratórios, a nova tecnologia foi usada para corrigir mutações que causam doenças. Uma das mutações que a técnica conseguiu corrigir foi a da anemia falciforme.</text:p>
            <text:p/>
            <text:p>O método foi desenvolvido pela equipe do Instituto Broad, ligado à universidade de Harvard e ao MIT (Massachusetts Institute of Technology) nos Estados Unidos. A equipe de cientistas afirma que a tecnologia é "muito versátil e precisa", mas destaca que a pesquisa está apenas começando.</text:p>
            <text:p>Já podemos editar DNA?</text:p>
            <text:p/>
            <text:p>O DNA é o "manual de instruções" para a construção e o desenvolvimento de cada corpo humano. Ele está presente em quase todas as nossas células.</text:p>
            <text:p/>
            <text:p>A capacidade de alterar o DNA através da edição de genes promete revolucionar a medicina — mas traz também novos questionamentos morais e éticos, como a polêmica criação de bebês geneticamente modificados para terem proteção contra o HIV.</text:p>
            <text:p/>
            <text:p>O "prime editing" é o mais novo avanço no campo da engenharia genética, que está se desenvolvendo em ritmo acelerado.</text:p>
            <text:p/>
            <text:p>Uma das técnicas mais revolucionárias nesse campo — e que chamou grande atenção — foi a Crispr-Cas9, desenvolvida há sete anos.</text:p>
            <text:p/>
            <text:p>Ela escaneia o DNA em busca do lugar certo para cortá-lo e permitir sua edição, ou seja, que um gene seja deletado ou inserido. O problema é que as edições nem sempre são perfeitas e os cortes no DNA podem ser feitos no lugar errado.</text:p>
            <text:p/>
            <text:p>Isso limita o uso dessa tecnologia na medicina.</text:p>
            <text:p/>
            <text:p>O avanço trazido pelo "prime editing" é justamente a precisão.</text:p>
            <text:p>Como o 'prime editing' funciona?</text:p>
            <text:p/>
            <text:p>Uma pesquisa publicada nesta semana na revista científica Nature mostra como os cientistas usaram o método para inserir ou deletar seções de DNA. O "prime editing" também é capaz de corrigir seções menores, como uma única "letra" das três bilhões que formam o código genético humano.</text:p>
            <text:p/>
            <text:p>"Você pode imaginar os 'prime editors' como processadores de palavras, capazes de procurar por um alvo entre as sequências de DNA e substituí-lo com precisão", afirma o bioquímico David Liu, um dos pesquisadores.</text:p>
            <text:p/>
            <text:p>"Os 'prime editors' oferecem mais flexibilidade para encontrar um alvo e maior precisão na edição."</text:p>
            <text:p/>
            <text:p>O método pode ser ilustrado comparando-o com a edição de texto no computador: é algo como pressionar Ctrl-F para encontrar uma parte do texto que você quer mudar e depois pressionar Crtl-V para colar o texto novo que você quer inserir.</text:p>
            <text:p/>
            <text:p>A tecnologia usa uma sequência de código genético feita em laboratório. Essa sequência tem duas funções: uma, é encontrar a parte do DNA que você quer editar, e a outra, é introduzir as mudanças que você quer fazer.</text:p>
            <text:p/>
            <text:p>Essa sequência é combinada com uma enzima chamada transcriptase reversam, que "copia" as edições para o DNA.</text:p>
            <text:p>Como o método pode curar doenças?</text:p>
            <text:p/>
            <text:p>O DNA tem quatro componentes básicos, as bases nitrogenadas: adenina, citosina, guanina e tiamina. Elas são conhecidas por suas letras A, C, G e T.</text:p>
            <text:p/>
            <text:p>Três bilhões dessas letras formam o nosso DNA, ou seja, o "manual completo" para desenvolvimento e funcionamento do corpo. Mas erros minúsculos causam doenças e transtornos.</text:p>
            <text:p/>
            <text:p>A forma mais comum de anemia falciforme (doença hereditária causada pela alteração anatômica dos glóbulos vermelhos), por exemplo, é causada por uma mutação que torna um A específico em um T.</text:p>
            <text:p/>
            <text:p>A doença de Tay-Sachs, que afeta os nervos e é fatal, com frequência é causada por uma mutação que adiciona quatro letras extras de código no DNA.</text:p>
            <text:p/>
            <text:p>O "prime editing" foi usado com sucesso para corrigir esses dois erros genéticos em experimentos feitos em células humanas no laboratório.</text:p>
            <text:p/>
            <text:p>Existem cerca de 75 mil mutações que causam doenças nos seres humanos. David Liu estima que o "prime editing" tem o potencial para corrigir 89% delas.</text:p>
            <text:p/>
            <text:p>Os outros 11% incluem situações em que a pessoa tem cópias demasiadas de um gene (uma seção de DNA responsável por uma instrução específica) ou quando um gene inteiro está faltando.</text:p>
            <text:p/>
            <text:p>"O 'prime editing' é o começo, em vez do fim da longa aspiração das ciências que lidam com vida molecular por serem capazes de fazer qualquer mudança no DNA em qualquer posição em uma célula viva ou um organismo, incluindo, em potencial, pacientes humanos com doenças genéticas", diz Liu.</text:p>
            <text:p>Quanto tempo até a tecnologia estar disponível?</text:p>
            <text:p/>
            <text:p>O grande desafio agora é conseguir viabilizar que o maquinário molecular capaz de fazer essas edições possa acessar corretamente as partes certas do corpo humano de forma segura.</text:p>
            <text:p/>
            <text:p>É provável que as primeiras aplicações sejam feitas em doenças em que seja possível retirar células do corpo, editá-las, garantir que elas são seguras, e colocá-las de volta.</text:p>
            <text:p/>
            <text:p>Isso é aplicável no tratamento de doenças do sangue, como anemia falciforme e as talassemias, em que a medula óssea pode ser removida e colocada de volta.</text:p>
            <text:p/>
            <text:p>"Nós somos capazes de 'corrigir' mutações humanas associadas com doenças, mas a habilidade de fazer isso no tipo certo de célula e de uma forma que seja aplicável em um tratamento clínico vai demorar algum tempo", diz a bióloga molecular Hilary Sheppard, da Universidade de Auckland.</text:p>
            <text:p>Qual foi a repercussão dessa pesquisa?</text:p>
            <text:p/>
            <text:p>O professor Robin Lovell-Badge, do instituto Francis Crick, em Londres, elogiou o estudo.</text:p>
            <text:p/>
            <text:p>"Como a vasta maioria das doenças genéticas humanas são resultado de tipos de mutação que podem ser corrigidos pelo 'prime editing', o método deve ser útil em terapias para esses tipos de doenças."</text:p>
            <text:p/>
            <text:p>"Claro que será necessário muito mais trabalho para otimizar o método e encontrar formas de entregar os componentes eficientemente antes de que eles possam ser usados para tratar pacientes. Mas com certeza tem muito potencial."</text:p>
            <text:p/>
            <text:p>A geneticista Helen O'Neill, da University College London, diz que os resultados são impressionantes.</text:p>
            <text:p/>
            <text:p>"A pesquisa foi feita in vitro em células humanas com exemplos de 175 edições, incluindo algumas das doenças mais difíceis de tratar."</text:p>
            <text:p/>
          </table:table-cell>
          <table:table-cell office:value-type="string" calcext:value-type="string">
            <text:p>sem compartilhamento</text:p>
          </table:table-cell>
        </table:table-row>
        <table:table-row table:style-name="ro16">
          <table:table-cell office:value-type="string" calcext:value-type="string">
            <text:p>Para incentivar a população a buscar a vacina, o Ministério da Saúde realiza ações em estados recomendados para a vacinação</text:p>
            <text:p/>
            <text:p>Quem mora ou vai viajar para o Sul e o Sudeste do país deve estar vacinado contra a febre amarela. O reforço na recomendação do Ministério da Saúde se dá porque, atualmente, há registro de circulação do vírus nessas regiões. Apesar dos estados do Sul e Sudeste já fazerem parte da área de recomendação para a vacina, todos os estados ainda registram coberturas abaixo da meta 95%. A estimativa de pessoas não vacinadas é de cerca de 36,9 milhões no Sudeste e 13,1 milhões no Sul.</text:p>
            <text:p/>
            <text:p>Desde novembro do ano passado, a pasta vem alertando a população sobre a importância da vacina. O Ministério da Saúde promoveu ações específicas de publicidade envolvendo rádios das regiões do Sul e Sudeste. Além disso, foram divulgados cards nas redes sociais enfatizando a vacinação contra a febre amarela. Também está em desenvolvimento uma nova campanha publicitária nessas regiões.</text:p>
            <text:p/>
            <text:p>A vacina contra a febre amarela é ofertada no Calendário Nacional de Vacinação e distribuída mensalmente a todos os estados. Desde abril de 2017, o Brasil adota o esquema de dose única da vacina, conforme recomendação da Organização Mundial de Saúde, respaldada por estudos que asseguram que uma dose é suficiente para a proteção por toda a vida. Em 2018, foram enviadas 32 milhões de doses da vacina para todo o país. Em 2019, 1,1 milhão de doses já foram enviadas para atender a demanda dos estados.</text:p>
            <text:p/>
            <text:p>O público-alvo para a vacina são pessoas de nove meses a 59 anos de idade que nunca tenham se vacinado ou sem comprovante de vacinação. Atualmente, fazem parte da área de recomendação todos os estados do sudeste, sul, centro-oeste e norte, além do Maranhão, alguns municípios da Bahia, Piauí e Alagoas. Para pessoas que viajam para áreas onde a vacina é recomendada, a orientação é tomar a dose pelo menos 10 dias antes da viagem.</text:p>
            <text:p/>
            <text:p>CASOS DE FEBRE AMARELA</text:p>
            <text:p/>
            <text:p>De acordo com o último boletim epidemiológico, que apresenta o monitoramento de julho de 2018 a 7 de fevereiro deste ano, foram notificados 834 casos suspeitos de febre amarela, sendo que 679 foram descartados, 118 permanecem em investigação e 37 foram confirmados. Destes, nove foram óbitos.</text:p>
            <text:p/>
            <text:p>Os estados que apresentaram casos confirmados foram São Paulo (35) e Paraná (2). A maior parte dos casos ocorreu na região do Vale do Ribeira (litoral sul de São Paulo, próximo à divisa com o Paraná). Todos os óbitos ocorreram no estado de São Paulo, nos municípios de Caraguatatuba (1), Iporanga (2), Eldorado (3), Jacupiranga (1) e Sete Barras (1). O local provável de infecção de um dos óbitos permanece em investigação.</text:p>
            <text:p/>
          </table:table-cell>
          <table:table-cell office:value-type="string" calcext:value-type="string">
            <text:p>sem compartilhamento</text:p>
          </table:table-cell>
        </table:table-row>
        <table:table-row table:style-name="ro38">
          <table:table-cell office:value-type="string" calcext:value-type="string">
            <text:p>Relações familiares, hábitos de vida e consequências físicas e emocionais sofreram alterações na vida dos sobreviventes da doença, apontou estudo do INCA</text:p>
            <text:p/>
            <text:p>“Sem chão”. Esse foi o primeiro sentimento que a servidora pública, Osmarina Gomes, de 55 anos, e sua família tiveram após ser diagnosticada com câncer de mama, em 2001. Mas, após receber o apoio da família e realizar todo o tratamento no Sistema Único de Saúde (SUS), hoje é uma das sobreviventes do câncer. Casos semelhantes ao de Osmarina foram o objeto da pesquisa “Compreendendo a Sobrevivência ao Câncer na América Latina: os casos do Brasil”, divulgada pelo Ministério da Saúde e o Instituto Nacional de Câncer (INCA), nesta segunda-feira (04/02), na sede do INCA, no Rio de Janeiro, durante cerimônia em alusão ao Dia Mundial do Câncer.</text:p>
            <text:p/>
            <text:p>Com o crescimento do número de casos novos e as atuais taxas de sobrevida para o câncer no Brasil, o número de pessoas que sobrevive à doença tem aumentado significativamente, tornando o acompanhamento desse grupo um grande desafio para a rede de saúde. Desta forma, o estudo apresentado tem uma abordagem qualitativa e aprofundou temas ligados à sobrevivência em entrevistas com pacientes e familiares.</text:p>
            <text:p/>
            <text:p>De acordo com a diretora do Departamento de Atenção Especializada e Temática, do Ministério da Saúde, Maria Inez Gadelha, o levantamento é importante para identificar que a população é a principal aliada na prevenção da doença. “O controle do câncer exige muito mais que acesso, organização de serviço, diagnóstico e tratamento. Ele exige uma população atenta, consciente de que ela tem o maior ativo nesse controle. Se nós adotarmos hábitos saudáveis de vida, combater o sedentarismo e o tabagismo, poderíamos evitar cerca de 70 mil mortes por câncer”, pontuou dra. Maria Inez Gadelha.</text:p>
            <text:p/>
            <text:p>Para o estudo, foram entrevistados 47 indivíduos diagnosticados há pelo menos 12 meses com câncer de próstata, mama, colo de útero ou Leucemia Linfoblástica Aguda (LLA) e 12 familiares/cuidadores, em hospitais públicos e privados, nas capitais Rio de Janeiro (RJ) e Fortaleza (CE) em 2014 e 2015.</text:p>
            <text:p/>
            <text:p>A maioria dos entrevistados já havia sido submetida ao tratamento e estava na fase de acompanhamento oncológico, que pode durar até cinco anos. Outros entrevistados ainda estavam na fase final do tratamento ou no período de tempo entre 5 e 18 anos após o diagnóstico. De acordo com o INCA, estudos apontam que, a sobrevida mediana estimada, com base em registros de câncer, para o câncer de mama é de 75%, para o câncer de próstata, de 92%, para o câncer do colo do útero, de 60% e para LLA na infância, 66%.</text:p>
            <text:p/>
            <text:p>A pesquisa “Compreendendo a Sobrevivência ao Câncer na América Latina” se baseou em três vertentes: consequências físicas, emocionais e socioeconômicas do tratamento; mudanças no estilo de vida; e atendimento pela rede de atenção oncológica pública e privada. Entre alguns dos resultados, foi apontada a importância de se ter suporte emocional não só para os pacientes como também para os familiares, que também sofrem no processo. Outra constatação foi que a doença estreitou laços afetivos e atraiu a manifestação de apoio e solidariedade vindos de grupos familiares, religiosos, colegas de trabalho e também dos profissionais de saúde.</text:p>
            <text:p/>
            <text:p>A pesquisa trouxe o relato dos pacientes e de familiares que apontaram a necessidade de alterações nas atividades do dia a dia, após o tratamento da doença. Eles citam, por exemplo, o retorno às atividades laborais, alguns agora com restrições físicas e emocionais importantes. Ainda nos relatos, os familiares, em função do cuidado intensivo que alguns indivíduos com câncer passam a demandar, destacaram a necessidade de adaptar horários de trabalho e lazer.</text:p>
            <text:p/>
            <text:p>Ainda durante a cerimônia no Inca, foi lançada a Campanha “Eu sou e eu vou”, da União Internacional para o Controle do Câncer (UICC), da qual a diretora-geral do INCA, Ana Cristina Pinho, é integrante. A ação tem o objetivo de fazer um apelo ao compromisso pessoal e representar o poder que uma ação individual tomada no momento presente tem de impactar o futuro. Além disso, a campanha tem o intuito de informar ao indivíduo que ele tem o poder de reduzir o impacto do câncer na sua vida, na vida das pessoas com quem convive e no mundo. A campanha terá duração de três anos (2019-2021).</text:p>
            <text:p/>
            <text:p>"A campanha é importante porque nos faz compreender nosso papel na sociedade em relação à doença. E mostra que podemos mudar nossos hábitos, nos informar, ter um papel de destaque, com relação à prevenção da doença", destacou a diretora-geral do Instituto Nacional de Câncer (INCA), Ana Cristina Pinho.</text:p>
            <text:p/>
            <text:p>HÁBITOS SAUDÁVEIS CONTRIBUEM NO TRAMENTO DO CÂNCER</text:p>
            <text:p/>
            <text:p>Estimular o consumo de alimentos frescos e ricos em nutrientes, reduzir o sedentarismo, além de evitar o uso abusivo de álcool e o tabagismo, por exemplo, podem contribuir na mudança dos comportamentos de risco para doenças crônicas, como o câncer. Por isso, o Ministério da Saúde trata esses temas como prioridade.</text:p>
            <text:p/>
            <text:p>Desde 2011, os municípios recebem recursos financeiros para implantar o programa Academia da Saúde. Atualmente, o programa conta com mais 3.800 polos habilitados. Nesses locais, a população pode contar com uma infraestrutura e equipamentos adequados; e profissionais qualificados para promover práticas corporais e atividade física, promoção da alimentação saudável e educação em saúde. Além disso, a pasta adotou internacionalmente metas para frear o crescimento do excesso de peso e obesidade no país.</text:p>
            <text:p/>
            <text:p>Outra ação para a promoção da alimentação saudável é o Guia Alimentar para a População Brasileira, do Ministério da Saúde. Em parceria com a Associação Brasileira das Indústrias da Alimentação (ABIA), o Ministério também conseguiu retirar mais de 17 mil toneladas de sódio dos alimentos processados em quatro anos.</text:p>
            <text:p/>
            <text:p>PREVENÇÃO E TRATAMENTO</text:p>
            <text:p/>
            <text:p>O Sistema Único de Saúde oferta exames preventivos, como mamografia e papanicolau, e tratamento integral e gratuito para todos os tipos de câncer, seja paliativo, medicamentoso, cirurgias oncológicas, radioterapia e quimioterapia. Todos os hospitais do SUS, habilitados em oncologia, recebem mensalmente recursos federais para a compra e oferta de medicamentos. Em 2018, o Ministério da Saúde destinou R$ 5 bilhões para essas unidades.</text:p>
            <text:p/>
            <text:p>O Ministério da Saúde também oferece gratuitamente outros sete medicamentos: a talidomida para o tratamento do mieloma múltiplo, do mesilato de imatinibe para a quimioterapia do tumor do estroma gastrointestinal (GIST), da leucemia mieloide crônica e da leucemia linfoblástica aguda cromossoma Philadelphia positivo; o trastuzumabe, para a quimioterapia do carcinoma de mama inicial e locorregionalmente avançado; o rituximabe, para a quimioterapia do linfoma difuso de grandes células B e do linfoma folicular; e o dasatinibe e onilotinibe para a quimioterapia da leucemia mieloide crônica de adultos.</text:p>
            <text:p/>
            <text:p>Para o Brasil, foram estimados para 2018 e válidos para 2019, 417.010 novos casos de câncer (excluindo câncer de pele não melanoma). O de próstata ocupa o primeiro lugar geral e o primeiro entre os homens, com 68.220 novos casos. O de mama é o segundo total e o primeiro entre as mulheres com 59.700 novos casos. O do colo do útero ocupa o sexto lugar geral e o terceiro entre as mulheres, com 16.370 novos casos, enquanto as leucemias estão em nono lugar, com 10.800 novos casos, de acordo com o INCA.</text:p>
            <text:p/>
          </table:table-cell>
          <table:table-cell office:value-type="string" calcext:value-type="string">
            <text:p>sem compartilhamento</text:p>
          </table:table-cell>
        </table:table-row>
        <table:table-row table:style-name="ro39">
          <table:table-cell office:value-type="string" calcext:value-type="string">
            <text:p>Os Estados Unidos se tornaram o epicentro da tragédia da covid-19 no mundo: desde o final de semana passado, é o país com o maior número de óbitos causados pela doença.</text:p>
            <text:p/>
            <text:p>Os EUA registraram mais de 23,6 mil mortes e 582,5 mil casos até esta terça-feira (14/4), segundo dados da Universidade Johns Hopkins.</text:p>
            <text:p/>
            <text:p>Cerca de 2 mil mortes diárias foram registradas nos últimos quatro dias, a maioria delas na cidade de Nova York e arredores, embora especialistas considerem que o número real pode ser maior, uma vez que as mortes em residências foram excluídas das estatísticas oficiais, de acordo com agência Reuters.</text:p>
            <text:p/>
            <text:p>"Estamos nos aproximando do pico agora", disse o diretor do Centro de Controle e Prevenção de Doenças (CDC, na sigla em inglês) na última segunda-feira no programa Today, da emissora NBC.</text:p>
            <text:p/>
            <text:p>Aqui, reunimos quatro fatores que, segundo especialistas em saúde pública, epidemiologistas e analistas, levaram os EUA a esta grave situação.</text:p>
            <text:p>1- A lentidão da resposta da Casa Branca</text:p>
            <text:p/>
            <text:p>Se os especialistas concordam em alguma coisa, é que os EUA precisavam ter tomado medidas mais sérias e abrangentes bem antes. A própria equipe da Casa Branca na linha de frente da luta contra a covid-19 reconheceu esses erros.</text:p>
            <text:p/>
            <text:p>Anthony Fauci, chefe do Instituto Nacional de Alergia e Doenças Infecciosas e um dos principais nomes da equipe de resposta a pandemia do país, admitiu que "ninguém nega" que medidas de mitigação precoces poderiam ter salvado vidas.</text:p>
            <text:p/>
            <text:p>Os EUA relataram seu primeiro caso em 21 de janeiro. Dez dias depois, o governo tomou a primeira medida de peso, decretando a proibição de entrada no país de estrangeiros que haviam visitado a China nos últimos 14 dias.</text:p>
            <text:p/>
            <text:p>Mesmo ressaltando a importância desta ação, muitos analistas fazem críticas ao fato de ela não ter sido acompanhada de outras medidas para preparar o país para a pandemia, como recomendar que cidadãos cumprissem as regras de distanciamento social, o que só foi feito em meados de março.</text:p>
            <text:p/>
            <text:p>Além disso, declarações controversas e contraditórias do presidente Donald Trump, que comparou a covid-19 com uma simples "gripe" e disse que a epidemia acabaria com a chegada do "calor" como "se fosse um milagre", passaram a ideia de que o país tinha tudo sob controle.</text:p>
            <text:p/>
            <text:p>Recentemente, ao ser questionado sobre suas declarações, Trump disse que queria ser otimista e não alarmar a população.</text:p>
            <text:p/>
            <text:p>O jornal The New York Times divulgou em 11 de abril uma investigação sobre os alertas que Fauci e outras autoridades levaram à Casa Branca, insistindo que medidas mais agressivas fossem tomadas até fevereiro.</text:p>
            <text:p/>
            <text:p>Questionado sobre isso, Fauci explicou à emissora CNN que "muitas vezes essas recomendações são postas em prática, às vezes, não". "Mas as coisas são como são, e estamos onde estamos agora", afirmou o médico.</text:p>
            <text:p/>
            <text:p>"O que é levado em consideração ao tomar essas decisões é complexo. Havia muita pressão contra o isolamento época."</text:p>
            <text:p>2 - Problemas com testes</text:p>
            <text:p/>
            <text:p>Testes defeituosos — que tiveram de ser substituídos — e o acesso limitado aos exames atrasaram a resposta ao avanço da doença.</text:p>
            <text:p/>
            <text:p>"Grande parte da culpa pela situação atual se deve ao atraso nos testes nos EUA. Estávamos vendo a pandemia se desenrolar, sem capacidade de testar e identificar casos. Isso resultou na disseminação maciça de covid-19 nos EUA", disse o cirurgião Thomas Tsai, pesquisador de políticas de saúde na Universidade Harvard, à BBC no início deste mês.</text:p>
            <text:p/>
            <text:p>O problema começou quando o CDC decidiu que seria o único a fabricar os testes, apontou Krys Johnson, professor de epidemiologia na Universidade Temple, em entrevista à BBC em março.</text:p>
            <text:p/>
            <text:p>"O resultado disso foi que, quando os kits de testes começaram a ser enviados para os Estados, foram detectados alguns com defeito, que tiveram de ser substituídos. Foi um processo que levou tempo e, portanto, muitos Estados não conseguiram começar a fazer testes até recentemente", disse ele.</text:p>
            <text:p/>
            <text:p>Por mais de um mês, cada Estado teve de enviar amostras de possíveis contágios por correio para a sede do CDC em Atlanta, capital da Geórgia, o único centro autorizado a realizar testes.</text:p>
            <text:p/>
            <text:p>As complicações não terminaram com a distribuição dos kits, porque a isso se somou o difícil acesso a eles, mesmo se a pessoa fosse considerada caso suspeito.</text:p>
            <text:p/>
            <text:p>Com o tempo, a situação mudou e, em meados de março, o número de testes realizados diariamente no país estava crescendo exponencialmente, de acordo com o jornal Washington Post, que cita estatísticas do The Covid Tracking Project.</text:p>
            <text:p/>
            <text:p>Em média, nos últimos sete dias, os EUA realizaram cerca de 147 mil novos testes diariamente.</text:p>
            <text:p>3 - O sistema de saúde</text:p>
            <text:p/>
            <text:p>O sistema de saúde nos EUA, baseado principalmente em planos de saúde privados, complica a situação no momento em que é necessário identificar casos de covid-19, de acordo com epidemiologistas.</text:p>
            <text:p/>
            <text:p>A falta de cobertura de saúde é um problema persistente e, neste momento, torna-se crucial: em 2018, 27,5 milhões de pessoas não tinham um plano em qualquer época do ano, de acordo com dados do Censo, que refletiam um aumento deste número em relação ao ano anterior.</text:p>
            <text:p/>
            <text:p>Isso faz com que algumas dessas pessoas evitem ir ao médico em caso de infecção: para quem não tem plano, uma consulta pode custar centenas de dólares.</text:p>
            <text:p/>
            <text:p>"Não vou ao médico desde 2013", escreveu Carl Gibson, jornalista americano de 32 anos, em uma coluna de opinião no jornal britânico The Guardian no mês passado. "Quando você multiplica minha situação por 27,5 milhões, a imagem é aterrorizante."</text:p>
            <text:p/>
            <text:p>Os imigrantes sem documentos, cerca de 11 milhões de pessoas, também costumam evitar procurar atendimento médico por medo se serem deportados.</text:p>
            <text:p/>
            <text:p>"É difícil para os indocumentados acessar cuidados médicos. Lembre-se sempre do fato de que o nome da pessoa aparece no sistema legal ao ir a um centro médico, e ela corre o risco de deportação", diz Sebastian, que mora no país desde os 3 anos de idade, quando seus pais o trouxeram do México.</text:p>
            <text:p/>
            <text:p>Mas não há problemas só para quem não está coberto por um plano. A cobertura básica paga apenas uma pequena fração do custo da consulta ou de um tratamento.</text:p>
            <text:p/>
            <text:p>"Durante a temporada de gripe, ficamos muito doentes, mas levar meus filhos para ver o pediatra custa US$ 100 (R$ 520)", diz Lisa Rubio, de 28 anos, que tem um destes planos por meio da empresa para a qual trabalha.</text:p>
            <text:p/>
            <text:p>Essas falhas sistêmicas também foram expostas em outras crises de saúde, como na apidemia de HIV/Aids nos anos 80, quando o grande número de pessoas não diagnosticadas com HIV exacerbaram a situação, segundo Ravi Grvois-Shah, diretor de uma clínica móvel de saúde mantida por doações de caridade. "Não há nada que indique que será diferente com o coronavírus", diz ele à BBC.</text:p>
            <text:p/>
            <text:p>Além disso, não há uma exigência de que empregadores nos EUA ofereçam licença médica remunerada a seus empregados.</text:p>
            <text:p/>
            <text:p>4 - A falta de coordenação dos Estados</text:p>
            <text:p/>
            <text:p>A diferença nas situações em cada Estado do país foi um aspecto relevante em meio à pandemia. Muitos analistas consideram que houve falta de liderança por parte da Casa Branca, e o enfrentamento ao novo coronavírus ficou a cargo dos governadores.</text:p>
            <text:p/>
            <text:p>Enquanto alguns impuseram restrições precocemente e declararam estado de emergência antes da explosão dos casos, outros optaram por não fazê-lo, o que, na opinião dos especialistas, pode ter contribuído para a escalada de infecções.</text:p>
            <text:p/>
            <text:p>A Califórnia é um dos exemplos de sucesso destacados por especialistas em saúde pública, com apenas 641 mortes entre os mais de 22 mil casos registrados até o último domingo, de acordo com a Johns Hopkins University.</text:p>
            <text:p/>
            <text:p>Embora o país tenha agências nacionais como o CDC, cada Estado tem sua própria infraestrutura de saúde pública, e "parte do desafio é não haver uma estratégia nacional coordenada no país, fazendo com que cada Estado trace sua estratégia individualmente", disse Tsai.</text:p>
            <text:p/>
            <text:p>Todos os Estados já declararam estado de emergência por causa da covid-19. Nova York, entre todos eles, é o que enfrenta a pior situação, com mais de 189 mil casos.</text:p>
            <text:p/>
            <text:p>O governador Andrew Cuomo, no entanto, disse no sábado que o número de mortos parecia estar se estabilizando. Depois de anunciar 783 mortes em 24 horas, Cuomo ressaltou que os números foram semelhantes nos últimos dias.</text:p>
            <text:p/>
            <text:p>"Não é o número mais alto, e você pode ver que está se estabilizando, mas isso está ocorrendo em um ritmo horrível", disse ele. "São números inconcebíveis, que representam dores e perdas extraordinárias."</text:p>
            <text:p/>
          </table:table-cell>
          <table:table-cell office:value-type="string" calcext:value-type="string">
            <text:p>sem compartilhamento</text:p>
          </table:table-cell>
        </table:table-row>
        <table:table-row table:style-name="ro40">
          <table:table-cell office:value-type="string" calcext:value-type="string">
            <text:p>Winter não sabe, mas uma equipe de cientistas tem a esperança de que ela se torne uma heroína e ajude a humanidade.</text:p>
            <text:p/>
            <text:p>Essa lhama, que vive em rancho de um laboratório da Bélgica, guarda em suas células um elemento que pode ser promissor no tratamento contra a covid-19, doença causada pelo novo coronavírus.</text:p>
            <text:p/>
            <text:p>Uma pesquisa recente feita em laboratório revelou que um tipo de anticorpo desenvolvido pelas lhamas pode combater de maneira efetiva a infecção causada pelo Sars-Cov-2, nome oficial do novo coronavírus. A pesquisa, porém, ainda está em fase inicial e pode demorar para ser concluída. E, para que um remédio se torne realidade, o anticorpo precisa ser testado em humanos, o que não deve acontecer tão cedo.</text:p>
            <text:p/>
            <text:p>Os pesquisadores se sentem otimistas, informou o cientista Daniel Wrapp à BBC Mundo. Ele atua no Departamento de ciências moleculares da Universidade do Texas, em Austin, nos Estados Unidos, e é o principal autor do estudo.</text:p>
            <text:p/>
            <text:p>Mas afinal, o que faz a Winter ser tão especial na luta contra o novo coronavírus?</text:p>
            <text:p/>
            <text:p>Nanocorpos</text:p>
            <text:p/>
            <text:p>A história com a lhama Winter (inverno, em inglês) começou em 2016, quando ela tinha apenas meses de vida.</text:p>
            <text:p/>
            <text:p>Na época, cientistas da Universidade de Texas e da Universidade de Gante, na Bélgica, escolheram Winter para investigar o Sars-Cov-1 e o MERS-Cov, que são coronavírus da mesma família do Sars-Cov-2.</text:p>
            <text:p/>
            <text:p>Os estudiosos descobriram que quando o sistema imune das lhamas detecta um invasor externo, como um vírus ou uma bactéria, o seu organismo produz um anticorpo do tamanho de um quarto do tipo de anticorpo que é desenvolvido pelos humanos.</text:p>
            <text:p/>
            <text:p>Por isso, os cientistas os chamam de "nanocorpos". Outros camelídeos, como alpacas e os camelos, também desenvolvem nanocorpos.</text:p>
            <text:p/>
            <text:p>Os tubarões também desenvolvem esses elementos. Porém, é mais fácil lidar com uma lhama do que com um tubarão, explica Wrapp.</text:p>
            <text:p/>
            <text:p>O sistema imunológico dos humanos não produz esses nanocorpos. A vantagem dos nanocorpos é que em razão do tamanho, se agarram mais facilmente às proteínas do coronavírus, que fazem com que o Sars-Cov-2 ataque as células do corpo humano.</text:p>
            <text:p/>
            <text:p>No experimento de 2016, os investigadores injetaram as proteínas que envolvem o Sars-Cov-1 e o MERS-Cov em Winter e notaram que os nanocorpos desenvolvidos pela lhama mostraram uma boa capacidade para deter a infecção do Sars-Cov-1.</text:p>
            <text:p/>
            <text:p>Quatro anos depois, diante da pandemia do novo coronavírus, Wrapp e sua equipe fizeram novos experimentos para testar o nível de eficácia dos nanocorpos contra o Sars-Cov-2.</text:p>
            <text:p/>
            <text:p>Inspirados nos nanocorpos de Winter, Wrapp e sua equipe desenvolveram um tipo de anticorpo para enfrentar o novo coronavírus.</text:p>
            <text:p/>
            <text:p>Os resultados iniciais dos testes apontam que o nanocorpo pode neutralizar a proteína do Sars-Cov-2 que ataca o organismo humano.</text:p>
            <text:p/>
            <text:p>"Esperamos que esse anticorpo possa servir como um tratamento para reduzir a carga do novo coronavírus e os sintomas da covid-19", disse Wrapp.</text:p>
            <text:p>Proteção imediata</text:p>
            <text:p/>
            <text:p>Esta descoberta pode levar à criação de um tratamento no qual são injetados os anticorpos em uma pessoa saudável para que ela se proteja de um possível contágio pelo novo coronavírus. Esse tratamento também pode fazer com que uma pessoa já infectada receba os anticorpos e seus sintomas da doença sejam menores.</text:p>
            <text:p/>
            <text:p>Essa proteção imediata, dizem os pesquisadores, seria um grande benefício para as pessoas que, algumas vezes, não reagem bem às vacinas. Também podem beneficiar trabalhadores da saúde que estão em constante risco de contágio.</text:p>
            <text:p>Os estudos com lhamas</text:p>
            <text:p/>
            <text:p>De acordo com Wrapp, não é muito comum fazer experimentos com lhamas. No entanto, o objetivo do estudo era analisar um animal que gerasse uma resposta imune distinta à dos humanos.</text:p>
            <text:p/>
            <text:p>Agora que já sabem que os nanocorpos das lhamas mostram resultados promissores, Wrapp e sua equipe se preparam para começar as provas com outros animais como porquinhos-da-índia ou primatas, mais parecidos com os humanos.</text:p>
            <text:p/>
            <text:p>"Se tudo sair perfeito e chegarmos à etapa de fazer provas em humanos, poderemos ter uma droga aprovada em um ano", diz Wrapp.</text:p>
            <text:p/>
            <text:p>O processo de passar de uma prova de laboratório para ensaios em humanos pode demorar vários anos, mas em meio à pressão causada pelo novo coronavírus, o pesquisador acredita que esse procedimento pode acontecer em tempo recorde.</text:p>
            <text:p/>
            <text:p>"Queremos assegurar que temos algo seguro e efetivo antes de aplicarmos em humanos", diz. "É preciso ser cauteloso, porque há uma grande diferença entre ensaios em um laboratório e a resposta imune entre os humanos".</text:p>
            <text:p>Um longo caminho</text:p>
            <text:p/>
            <text:p>Matthew DeLisa, diretor do Instituto de Biotecnología da Universidade de Cornell, em Nova York, afirma que o estudo com a lhama "tem um enfoque distinto".</text:p>
            <text:p/>
            <text:p>"É certo que as lhamas não são os animais mais comuns em estudos experimentais. Porém, nos últimos anos elas se tornaram muito populares como fontes de anticorpos, especialmente por conta dos nanocorpos", diz DeLisa, que participa desses estudos, à BBC Mundo.</text:p>
            <text:p/>
            <text:p>DeLisa, no entanto, ressalta que há "um longo caminho pela frente" para que esses anticorpos sejam aprovados em tratamentos com humanos.</text:p>
            <text:p/>
            <text:p>"Essa não é uma terapia padrão. É preciso demonstrar que é seguro e eficaz usar anticorpos de lhamas em humanos", diz o pesquisador. Segundo ele, as pesquisas devem ir além dos testes in vitro — fase preliminar das pesquisas, em ambientes controlados e fechados de um laboratório.</text:p>
            <text:p/>
            <text:p>O especialista ressalta que é fundamental que sejam feitos mais estudos sobre o tema.</text:p>
            <text:p/>
            <text:p>"Não é suficiente que seja apenas uma equipe para encontrar os nanocorpos. Necessitamos que haja muitas equipes desenvolvendo muitos tipos de anticorpos, com a esperança de que ao menos um seja útil contra o novo coronavírus", declara.</text:p>
            <text:p/>
            <text:p>Enquanto os cientistas avançam nos estudos de anticorpos contra o novo coronavírus, Winter, hoje com quatro anos, segue pastando tranquilamente nos campos da Bélgica.</text:p>
            <text:p/>
            <text:p>"Ela está muito bem. Desfrutando de um merecido descanso", diz Wrapp.</text:p>
            <text:p/>
          </table:table-cell>
          <table:table-cell office:value-type="string" calcext:value-type="string">
            <text:p>sem compartilhamento</text:p>
          </table:table-cell>
        </table:table-row>
        <table:table-row table:style-name="ro41">
          <table:table-cell office:value-type="string" calcext:value-type="string">
            <text:p>Tratamento para a infecção latente (quando a bactéria está adormecida) levava de seis a nove meses, agora, deve durar três. Medicamento será ofertado no SUS a partir de 2020</text:p>
            <text:p/>
            <text:p>A partir do próximo ano, o Governo do Brasil deve passar a oferecer um novo medicamento para tratar a tuberculose latente, aquela em que há a presença da bactéria adormecida, mas sem doença, ou seja, não há os sintomas como tosse prolongada e febre. A estimativa é de que há 30 mil pessoas nestas condições no país e que, caso contraiam doenças como o HIV/aids, quando o sistema imunológico está mais fragilizado, podem vir a desenvolver a forma ativa da tuberculose.</text:p>
            <text:p/>
            <text:p>O medicamento rifapentina, utilizado por 3 meses, é indicado nestes casos. A oferta do tratamento para os 30 mil brasileiros será possível porque a instituição internacional Unitaid, parceira da Organização Mundial da Saúde (OMS) na busca por soluções inovadoras na prevenção, diagnóstico e tratamento de doenças, conseguiu negociar uma redução de 70% no preço do tratamento, passando de US$ 45 para US$ 15.</text:p>
            <text:p/>
            <text:p>"A redução no preço do tratamento da tuberculose latente é um passo significativo para nos dar condições de incorporar um novo esquema medicamentoso para  prevenção da tuberculose no SUS, que é eficaz ao mesmo tempo em que diminui pela metade a duração do tratamento. As pessoas estão mais dispostas a aderirem e completarem tratamentos mais curtos. Assim, a nossa expectativa é alcançar e tratar mais pessoas que podem adoecer de tuberculose ativa e alcançar as metas internacionais de eliminação da tuberculose até 2030", afirma o ministro da Saúde, Luiz Henrique Mandetta.</text:p>
            <text:p/>
            <text:p>A incorporação do medicamento no Sistema Único de Saúde (SUS) será analisada pela Comissão Nacional de Incorporação de Tecnologias no Sistema Único de Saúde (Conitec), que assessora o Ministério da Saúde na decisão de incorporar novas tecnologias no SUS. Agora, a viabilidade financeira está assegurada para a oferta do medicamento às pessoas com tuberculose latente, com uma economia de cerca de US$ 900 mil, considerando a compra do medicamento para tratar 30 mil pessoas no Brasil.</text:p>
            <text:p>TRATAMENTO</text:p>
            <text:p/>
            <text:p>Atualmente, o tratamento para a tuberculose latente é feito com o medicamento isoniazida, com a administração de 180 doses em seis meses ou 270 doses em 9 meses. Com o novo esquema terapêutico pelo medicamento rifapentina, o tratamento deve durar 3 meses com a administração de 12 doses, ou seja, um comprimido por semana. Assim, o tempo de tratamento cairá pela metade, passando de seis ou nove meses para apenas três meses. A terapia preventiva impede que a tuberculose latente se torne ativa.</text:p>
            <text:p/>
            <text:p>"O anúncio de hoje do Brasil é exemplar", disse o diretor executivo da Unitaid, Lelio Marmora. "A Unitaid está entusiasmada em testemunhar o primeiro impacto que este acordo inovador terá para milhares de pessoas vulneráveis à tuberculose no Brasil", completou.</text:p>
            <text:p/>
            <text:p>A negociação para redução do preço do medicamento rifapentina foi conduzida pela Unitaid, em conjunto com o Fundo Global (de Combate à AIDS, Tuberculose e Malária) e a empresa farmacêutica Sanofi. Com a redução, a expectativa é de que cerca de 100 países tenham condições de ofertar o medicamento, além de ajudar a diminuir a ocorrência da tuberculose.</text:p>
            <text:p/>
            <text:p>TUBERCULOSE</text:p>
            <text:p/>
            <text:p>Segundo estimativa da Organização Mundial da Saúde (OMS), um quarto da população mundial tem tuberculose latente, quando a bactéria está adormecida. A expansão do tratamento para tuberculose latente faz parte da estratégia da OMS para reduzir a doença para menos de 10 casos por 100 mil habitantes.</text:p>
            <text:p/>
            <text:p>No Brasil, em 2018, foram diagnosticados 75.717 casos novos de tuberculose ativa, o que corresponde a um coeficiente de incidência de 36,2 casos para cada 100 mil habitantes. Alguns grupos estão mais suscetíveis a desenvolverem a doença (com a presença dos sintomas), como as pessoas que vivem com o HIV que têm cerca de 25 vezes mais risco de desenvolverem tuberculose ativa quando comparado a pessoas que não têm o vírus. Isso acontece por causa da fragilidade do sistema imunológico e, por isso, pode acometer também pessoas em uso de terapias imunossupressoras, utilizadas por pacientes transplantados.</text:p>
            <text:p/>
            <text:p>O Brasil tem conseguido avanços significativos no cuidado e tratamento da tuberculose. O país atingiu as Metas dos Objetivos do Desenvolvimento do Milênio (ODM) de enfrentamento à tuberculose, que previa reduzir, até 2015, o coeficiente de incidência e de mortalidade da doença em 50% quando comparado com os resultados de 1990. Em 2017, foram registradas 4,6 mil mortes pela doença.</text:p>
            <text:p>UNITAID</text:p>
            <text:p/>
            <text:p>A Unitaid visa tornar a resposta global mais eficaz, identificando formas de prevenir, tratar e diagnosticar o HIV/AIDS (+ co-infecções), a tuberculose e a malária de forma mais acessível, eficiente e rápida. E, a partir deste ano, a doença de Chagas. Integram a instituição o Brasil, Chile, França, Noruega e Reino Unido, além da Espanha, Coreia do Sul e a Fundação Bill &amp; Melinda Gates.</text:p>
            <text:p/>
            <text:p>O projeto IMPAACT4TB, financiado pela Unitaid (2017-2021), tem trabalhado em 12 países altamente afetados, incluindo o Brasil, para estabelecer o tratamento com rifapentina, chamado de 3HP, como uma terapia acessível, de qualidade garantida e menos tóxica para a prevenção da tuberculose. Liderado pelo Aurum Institute, o IMPAACT4TB já está fornecendo o novo tratamento a 6.700 pacientes no Brasil.</text:p>
            <text:p/>
          </table:table-cell>
          <table:table-cell office:value-type="string" calcext:value-type="string">
            <text:p>sem compartilhamento</text:p>
          </table:table-cell>
        </table:table-row>
        <table:table-row table:style-name="ro9">
          <table:table-cell office:value-type="string" calcext:value-type="string">
            <text:p>Pesquisadores da Universidade Federal de Goiás (UFG) descobriram que a cera produzida no ouvido é capaz de ajudar no diagnóstico do câncer. A pesquisa do laboratório de Química da universidade identificou 27 substâncias que, se estiverem presentes na cera do ouvido, indicam a existência de câncer em alguma parte do corpo. Ao todo, 102 voluntários participaram do estudo.</text:p>
            <text:p>Com amostras do tamanho de um grão de arroz foi possível, segundo os pesquisadores, identificar quem estava doente. A ideia dos estudiosos é que, por ser simples, a análise da cera de ouvido se torne tão comum quanto um exame de sangue usado pra detectar problemas de saúde.</text:p>
            <text:p>A descoberta, chamada de uma Nova Fronteira no Diagnóstico de Câncer em Humanos, foi publicada em uma das mais importantes revistas especializadas do mundo, a Scientific Reports.</text:p>
            <text:p>“A cera tem uma ação anti-bactericida, de proteção da região e tem ação para proteger da entrada de corpos estranhos”, disse a médica e professora da UFG, Melissa Avelino.</text:p>
            <text:p>A pesquisa apontou que que além de ser uma barreira, a cera também carrega informações importantes sobre o corpo humano.</text:p>
            <text:p>“A cera é um produto de secreção que concentra aquilo que é uma impressão digital do que as nossas células produzem, então, quando a cera é produzida, ela tem ali componentes que podem ter sido produzidos por células saudáveis e por células cancerosas”, disse o coordenador da pesquisa, Nelson Antoniosi.</text:p>
            <text:p>Com a pesquisa, em cinco horas é possível verificar se o paciente tem ou não câncer. O estudo também revelou que o exame é capaz de detectar a doença ainda no estágio inicial, o que aumenta a chance de cura.</text:p>
            <text:p>O Instituto Nacional do Câncer (Inca) estima que o número de novos casos da doença no Brasil chegue a 580 mil até o fim do ano.</text:p>
            <text:p>Segundo os pesquisadores, com a doença diagnosticada mais cedo, os médicos ganham tempo para analisar o tipo de câncer e definir o melhor tratamento.</text:p>
            <text:p>“Essa expectativa que nós temos, é conseguir curar um número maior de pessoas do que é possível hoje com outros diagnósticos que existem”, disse o coordenador da pesquisa na UFG.</text:p>
            <text:p>Quem já faz tratamento contra o câncer sabe a importância do diagnóstico precoce.</text:p>
            <text:p>“A gente descobre no começo é mais fácil de tratar. Tem mais chance de tratar. A gente sofre menos porque tem condições de tratar”, comentou a aposentada Maria Aparecida Vieira.</text:p>
            <text:p/>
          </table:table-cell>
          <table:table-cell office:value-type="string" calcext:value-type="string">
            <text:p>sem compartilhamento</text:p>
          </table:table-cell>
        </table:table-row>
        <table:table-row table:style-name="ro10">
          <table:table-cell office:value-type="string" calcext:value-type="string">
            <text:p>A Organização Mundial da Saúde (OMS) afirmou, na sexta-feira, 24, que ainda não há evidências científicas suficientes para afirmar que pessoas que se recuperaram do novo coronavírus estão imunes à doença. O comunicado se refere especialmente a governantes que têm defendido a criação de um "passaporte da imunidade" ou "certificado de risco zero" para que ex-pacientes recuperados sejam excluídos de medidas de restrição de mobilidade durante a pandemia da COVID-19.</text:p>
            <text:p/>
            <text:p>Essa medida já foi citada pelo ministro da Economia, Paulo Guedes, como forma de retomar atividades não essenciais nos locais que adotaram medidas de isolamento social.</text:p>
            <text:p/>
            <text:p>"As pessoas que assumem que estão imunes a uma segunda infecção porque receberam um resultado positivo no teste podem ignorar os conselhos de saúde pública. O uso de tais certificados pode, portanto, aumentar os riscos de transmissão continuada", ressalta a organização.</text:p>
            <text:p/>
            <text:p>A agência lembra que o desenvolvimento da imunidade contra uma doença através de uma infecção natural é um processo de várias etapas, que geralmente ocorre de uma a duas semanas. Ela pondera contudo, que, até 24 de abril, nenhum estudo concluiu que a presença de anticorpos confere imunidade ao novo coronavírus em humanos.</text:p>
            <text:p/>
            <text:p>"A OMS continua revisando as evidências da respostas de anticorpos à infecção por SARS-CoV-2 (vírus da COVID-19). A maioria desses estudos mostra que as pessoas que se recuperaram da infecção têm anticorpos para o vírus", diz o comunicado. "No entanto, algumas dessas pessoas têm níveis muito baixos de anticorpos neutralizantes no sangue, sugerindo que a imunidade celular também pode ser crítica para a recuperação."</text:p>
            <text:p/>
            <text:p>"Testes de laboratório que detectam anticorpos para SARS-CoV-2 em pessoas, incluindo testes rápidos de imunodiagnóstico, precisam de validação adicional para determinar sua precisão e confiabilidade", pontua a OMS.</text:p>
            <text:p/>
            <text:p>"Os testes imunodiagnósticos imprecisos podem categorizar falsamente as pessoas de duas maneiras. A primeira é que eles podem rotular falsamente as pessoas que foram infectadas como negativas e, a segunda, é que as pessoas que não foram infectadas são falsamente rotuladas como positivas. Ambos os erros têm sérias conseqüências e afetarão os esforços de controle."</text:p>
            <text:p/>
            <text:p>A OMS ressalta, ainda, que os testes precisam distinguir o SARS-CoV-2 dos outros seis coronavírus humanos conhecidos (dos quais, quatro causam o resfriado comum e têm ampla circulação mundial, enquanto os outros dois causam a Síndrome Respiratória no Oriente Médio e a Síndrome Respiratória Aguda Grave). "Pessoas infectadas por qualquer um desses vírus podem produzir anticorpos que reagem de maneira cruzada com anticorpos produzidos em resposta à infecção por SARS-CoV-2."</text:p>
            <text:p/>
            <text:p>A organização também afirma apoiar as iniciativas de diversos países de testagem de anticorpos do novo coronavírus na população, por ajudar a entender a extensão da pandemia e os fatores de risco associados à doença, mas faz uma ressalva: "Esses estudos fornecerão dados sobre a porcentagem de pessoas com anticorpos da COVID-19 detectáveis, mas a maioria não foi projetada para determinar se essas pessoas são imunes a infecções secundárias."</text:p>
            <text:p/>
          </table:table-cell>
          <table:table-cell office:value-type="string" calcext:value-type="string">
            <text:p>sem compartilhamento</text:p>
          </table:table-cell>
        </table:table-row>
        <table:table-row table:style-name="ro16">
          <table:table-cell office:value-type="string" calcext:value-type="string">
            <text:p>Pesquisa da OMS mostra impacto do coronavírus no trato de doenças crônicas não transmissíveis</text:p>
            <text:p/>
            <text:p>A pandemia do novo coronavírus está causando graves danos à prevenção e ao tratamento de doenças crônicas não transmissíveis (DCNTs). A constatação é de uma pesquisa divulgada nesta segunda-feira, 1.º, pela Organização Mundial da Saúde (OMS), a partir de informações coletadas em 155 países, durante três semanas de maio. A entidade alertou que o impacto é global, mas os países de baixa renda são os mais afetados.</text:p>
            <text:p/>
            <text:p>Cerca de metade dos países investigados interromperam parcial ou integralmente o tratamento da hipertensão (53%) e da diabetes (49%). O índice registrado foi de 42% em relação ao câncer, e de 31% em emergências cardiovasculares. O choque foi ainda maior nos serviços de reabilitação, que registraram paralisação em 63% dos países.</text:p>
            <text:p/>
            <text:p>A situação é de "significativa preocupação", afirma a OMS, porque doentes crônicos estão no grupo de risco da covid-19, com maiores chances de complicações e de morte em caso de infecção.</text:p>
            <text:p/>
            <text:p>"Os resultados dessa pesquisa confirmam o que estamos ouvindo dos países há várias semanas. Muitas pessoas que precisam de tratamento para doenças como câncer e diabetes não têm recebido, desde o início da pandemia, os serviços de saúde e medicamentos necessários. É vital que esses países encontrem formas inovadoras de garantir a continuidade desses serviços essenciais, mesmo durante o combate à covid-19", alertou o diretor-geral da entidade, Tedros Adhanom Ghebreyesus.</text:p>
            <text:p/>
            <text:p>As doenças crônicas são responsáveis por cerca de 41 milhões de mortes por ano, número equivalente a 71% dos óbitos ao redor do mundo. Uma das alternativas encontradas em meio à pandemia é a telemedicina, utilizada por 58% dos países para substituir as consultas tradicionais.</text:p>
            <text:p/>
            <text:p>Os principais motivos para a queda brusca no tratamento das enfermidades não transmissíveis são o cancelamento de sessões planejadas, a diminuição do transporte público disponível e a falta de profissionais — 94% dos países remanejaram funcionários que atuam na área das DCNTs para ações de combate à covid-19.</text:p>
            <text:p/>
            <text:p>Entre os países que reportaram interrupções, um quinto (20%) estabeleceu a escassez de medicamentos, diagnósticos e outras tecnologias como uma das principais razões para a paralisação dos serviços.</text:p>
            <text:p/>
          </table:table-cell>
          <table:table-cell office:value-type="string" calcext:value-type="string">
            <text:p>sem compartilhamento</text:p>
          </table:table-cell>
        </table:table-row>
        <table:table-row table:style-name="ro16">
          <table:table-cell office:value-type="string" calcext:value-type="string">
            <text:p>Pesquisa da OMS mostra impacto do coronavírus no trato de doenças crônicas não transmissíveis</text:p>
            <text:p/>
            <text:p>A pandemia do novo coronavírus está causando graves danos à prevenção e ao tratamento de doenças crônicas não transmissíveis (DCNTs). A constatação é de uma pesquisa divulgada nesta segunda-feira, 1.º, pela Organização Mundial da Saúde (OMS), a partir de informações coletadas em 155 países, durante três semanas de maio. A entidade alertou que o impacto é global, mas os países de baixa renda são os mais afetados.</text:p>
            <text:p/>
            <text:p>Cerca de metade dos países investigados interromperam parcial ou integralmente o tratamento da hipertensão (53%) e da diabetes (49%). O índice registrado foi de 42% em relação ao câncer, e de 31% em emergências cardiovasculares. O choque foi ainda maior nos serviços de reabilitação, que registraram paralisação em 63% dos países.</text:p>
            <text:p/>
            <text:p>A situação é de "significativa preocupação", afirma a OMS, porque doentes crônicos estão no grupo de risco da covid-19, com maiores chances de complicações e de morte em caso de infecção.</text:p>
            <text:p/>
            <text:p>"Os resultados dessa pesquisa confirmam o que estamos ouvindo dos países há várias semanas. Muitas pessoas que precisam de tratamento para doenças como câncer e diabetes não têm recebido, desde o início da pandemia, os serviços de saúde e medicamentos necessários. É vital que esses países encontrem formas inovadoras de garantir a continuidade desses serviços essenciais, mesmo durante o combate à covid-19", alertou o diretor-geral da entidade, Tedros Adhanom Ghebreyesus.</text:p>
            <text:p/>
            <text:p>As doenças crônicas são responsáveis por cerca de 41 milhões de mortes por ano, número equivalente a 71% dos óbitos ao redor do mundo. Uma das alternativas encontradas em meio à pandemia é a telemedicina, utilizada por 58% dos países para substituir as consultas tradicionais.</text:p>
            <text:p/>
            <text:p>Os principais motivos para a queda brusca no tratamento das enfermidades não transmissíveis são o cancelamento de sessões planejadas, a diminuição do transporte público disponível e a falta de profissionais — 94% dos países remanejaram funcionários que atuam na área das DCNTs para ações de combate à covid-19.</text:p>
            <text:p/>
            <text:p>Entre os países que reportaram interrupções, um quinto (20%) estabeleceu a escassez de medicamentos, diagnósticos e outras tecnologias como uma das principais razões para a paralisação dos serviços.</text:p>
            <text:p/>
          </table:table-cell>
          <table:table-cell office:value-type="string" calcext:value-type="string">
            <text:p>sem compartilhamento</text:p>
          </table:table-cell>
        </table:table-row>
        <table:table-row table:style-name="ro16">
          <table:table-cell office:value-type="string" calcext:value-type="string">
            <text:p>Apesar da redução, o Brasil ainda registra 200 novos casos de tuberculose por dia. Ação promovida pelo Ministério da Saúde alerta para a importância de completar o tratamento da doença, evitando a transmissão para outras pessoas e que mortes continuem ocorrendo</text:p>
            <text:p/>
            <text:p>Nesta terça-feira (24), comemora-se o Dia Mundial de Combate à Tuberculose, doença grave que está entre as 10 principais causas de morte no mundo: são 10 milhões de casos por ano e mais de 1 milhão de óbitos. No Brasil, em 2019, foram registrados 73.864 mil casos novos da doença. Apesar de ter cura, o abandono do tratamento é o principal motivo para a tuberculose ainda continuar fazendo vítimas fatais. Apesar da redução de 8% no número de óbitos na última década (4.881 óbitos em 2008), em 2018, 4.490 pessoas morreram no país.</text:p>
            <text:p/>
            <text:p>O tratamento oferecido no Sistema Único de Saúde (SUS) dura, em média, seis meses. Apesar da melhora dos sintomas já nas primeiras semanas após início, a cura só é garantida ao final da terapia.</text:p>
            <text:p/>
            <text:p>Para reforçar a importância de continuar o tratamento até o fim, o Ministério da Saúde inicia uma ação na Internet e outdoor social direcionada a pessoas com tuberculose. Isso porque a interrupção do tratamento antes da conclusão pode levar o paciente à resistência aos antibióticos ou mesmo a complicações que podem resultar em morte. Além disso, pode aumentar o risco de transmissão da doença para outras pessoas, por meio do espirro, tosse ou fala.</text:p>
            <text:p/>
            <text:p>No Brasil, de cada 10 pessoas que iniciam o tratamento, pelo menos uma abandona o uso dos medicamentos. O esquema básico consiste na administração de medicamentos em doses combinadas fixas, ou seja, 4 em 1 (rifampicina, isoniazida, pirazinamida e etambutol) durante dois meses, seguida de 2 medicamentos em 1 (rifampicina e isoniazida) durante quatro meses.</text:p>
            <text:p/>
            <text:p>“A tuberculose, como toda doença infecciosa de longa duração, também pode alterar a imunidade da pessoa e, por isso, torná-la mais suscetível ao desenvolvimento de outras doenças, inclusive ao coronavírus. Por isso, é preciso redobrar os cuidados, evitar sair de casa, sempre higienizar bem as mãos, não tocar no rosto, nariz e boca e fazer o máximo possível para não estar em ambientes com aglomeração”, destaca a Coordenadora-Geral de Vigilância das Doenças de Transmissão Respiratória de Condições Crônicas do Ministério da Saúde, Denise Arakaki.</text:p>
            <text:p/>
            <text:p>A orientação do Ministério da Saúde é que as unidades de saúde continuem assistindo as pessoas com tuberculose, mas que desenvolvam estratégias para evitar que esses pacientes se exponham desnecessariamente, principalmente em ambientes com concentração de pessoas ou locais com circulação comprovada do coronavírus. “Nós estamos alertando os serviços de saúde para que mantenham todo o cuidado necessário com os pacientes em tratamento de tuberculose usando chamadas por telefone, vídeo, mantendo diálogo permanente e acompanhamento o tratamento e evolução do quadro clínico dos pacientes. Vamos estar juntos, ainda que distantes fisicamente, mas sempre presentes”, reforçou Arakaki.</text:p>
            <text:p/>
            <text:p>Os dados novos do Boletim Epidemiológico de Tuberculose 2020 Epidemiológico de Tuberculose 2020, divulgado nesta terça-feira (24), apontam queda no número de casos novos da doença em 2019 na comparação com 2018, quando foram registrados 75.717 novos casos de tuberculose. Contudo, nos últimos cinco anos, o número de casos da doença no país aumentou 6%, passando de 69.802, em 2015, para 73.864, em 2019.</text:p>
            <text:p/>
          </table:table-cell>
          <table:table-cell office:value-type="string" calcext:value-type="string">
            <text:p>sem compartilhamento</text:p>
          </table:table-cell>
        </table:table-row>
        <table:table-row table:style-name="ro27">
          <table:table-cell office:value-type="string" calcext:value-type="string">
            <text:p>Os idosos e aqueles com condições de saúde subjacentes, incluindo demência, já estão em maior risco de doenças graves e morte por vírus. Agora, pesquisa mostra que uma mutação genética ligada à demência pode aumentar o risco de uma pessoa ter doenças graves por causa do COVID-19.</text:p>
            <text:p/>
            <text:p>Pesquisadores da Faculdade de Medicina da Universidade de Connecticut, nos Estados Unidos, analisaram dados do Biobank do Reino Unido, um banco de dados de informações de saúde de 500.000 voluntários com idade entre 48 e 86 anos. Os pesquisadores se concentraram em pessoas de ascendência europeia que possuem o gene ApoE, cuja variante, chamada "e4", é conhecida por aumentar o risco de demência.</text:p>
            <text:p/>
            <text:p>Os pesquisadores descobriram que 9.022 de quase 383.000 pessoas com ascendência europeia tinham duas cópias da variante e4, enquanto outros 223.000 tinham duas cópias de uma variante chamada e3. Aqueles com e4 têm um risco 14 vezes maior de demência do que aqueles com e3.</text:p>
            <text:p/>
            <text:p>A equipe então analisou os testes positivos para o Covid-19 entre 16 de março e 26 de abril, quando os testes para o coronavírus foram realizados em grande parte em hospitais, sugerindo que os casos eram graves. Entre aqueles que testaram positivo para COVID-19 entre essas datas, 37 tiveram duas cópias da variante e4 de ApoE, enquanto 401 tiveram duas cópias da variante e3.</text:p>
            <text:p/>
            <text:p>Os pesquisadores também levaram em consideração vários fatores, incluindo idade e sexo, eles descobriram que aqueles com duas variantes e4 tinham mais que o dobro do risco de COVID-19 grave do que aqueles com duas variantes e3.</text:p>
            <text:p/>
            <text:p>Os resultados são os mais recentes a relatar uma possível associação entre genética e risco de mau prognóstico com a doença causada pelo novo coronavírus, SARS-CoV-2. Residentes de instalações de vida assistida e lar de idosos foram responsáveis ??por aproximadamente metade das quase 100.000 mortes de COVID-19 nos Estados Unidos, de acordo com uma análise realizada pela Kaiser Family Foundation. Aproximadamente metade dos residentes dessas instituições sofre com demência, com base em estimativas da Alzheimer's Association.</text:p>
            <text:p/>
          </table:table-cell>
          <table:table-cell office:value-type="string" calcext:value-type="string">
            <text:p>sem compartilhamento</text:p>
          </table:table-cell>
        </table:table-row>
        <table:table-row table:style-name="ro42">
          <table:table-cell office:value-type="string" calcext:value-type="string">
            <text:p>Os humanos são os únicos seres vivos que bebem o leite de outra espécie. A maioria dos animais para de tomar leite ainda filhotes, quando começam a precisar de alimentos mais complexos.</text:p>
            <text:p/>
            <text:p>Por que com os humanos é diferente?</text:p>
            <text:p/>
            <text:p>As pessoas que vivem em partes do mundo onde as vacas foram domesticadas - começando no sudoeste da Ásia e se espalhando pela Europa - só passaram a serem capazes de digerir a lactose cerca de 10 mil anos atrás.</text:p>
            <text:p/>
            <text:p>O resultado é que apenas cerca de 30% da população mundial continua produzindo lactase, a enzima necessária para ser capaz de digerir lactose até a idade adulta. O restante reduz sua produção após a fase de desmame da infância.</text:p>
            <text:p/>
            <text:p>A maioria das pessoas torna-se intolerante à lactose, tornando os europeus que bebem leite, junto com algumas populações africanas, do Oriente Médio e do sul da Ásia, a exceção - e não a regra.</text:p>
            <text:p/>
            <text:p>Mesmo aqueles que conseguem digeri-la podem querer reduzir a ingestão de leite por causa de outras preocupações, como saúde e os custos ambientais da pecuária, que têm impulsionado o crescimento do consumo de alternativas ao leite de vaca.</text:p>
            <text:p/>
            <text:p>Mas existem benefícios para a saúde de trocar o leite de vaca por outra bebida, ou o leite de vaca fornece nutrientes vitais que não podemos obter de outras fontes? E o leite realmente agrava a intolerância à lactose da maioria das pessoas?</text:p>
            <text:p/>
            <text:p>O leite de vaca é uma boa fonte de proteína e cálcio, além de nutrientes, incluindo vitamina B12 e iodo. Ele também contém magnésio, que é importante para o desenvolvimento ósseo e para a função muscular, e soro e caseína, que desempenham um papel importante na redução da pressão arterial.</text:p>
            <text:p/>
            <text:p>O Serviço Nacional de Saúde do Reino Unido recomenda que crianças entre um e três anos consumam 350 miligramas de cálcio por dia, o que significa pouco mais de meio litro de leite.</text:p>
            <text:p/>
            <text:p>Mas quando se trata de adultos, as pesquisas sobre o efeito do leite de vaca são conflitantes.</text:p>
            <text:p/>
            <text:p>Embora o cálcio seja necessário para manter os ossos saudáveis, não está claro se uma dieta rica em cálcio aumenta a resistência a fraturas, por exemplo.</text:p>
            <text:p/>
            <text:p>Vários estudos não encontraram redução significativa no risco de fratura por beber leite, enquanto alguns indicam que o leite pode, na verdade, aumentar a probabilidade.</text:p>
            <text:p/>
            <text:p>Uma pesquisa realizada na Suécia descobriu que mulheres que bebiam mais de 200 mililitros de leite por dia - menos de um copo - apresentavam maior risco de fraturas. Nesse caso, entretanto, os autores ponderaram que as descobertas não necessariamente indicavam uma relação de causalidade. Pode ser que pessoas mais propensas a fraturas tendam a beber mais leite, alertam.</text:p>
            <text:p/>
            <text:p>Mas o cálcio é crucial durante a adolescência para o desenvolvimento da força óssea, diz Ian Givens, especialista em nutrição da Universidade de Reading, na Inglaterra.</text:p>
            <text:p/>
            <text:p>"Se você não tem o desenvolvimento ósseo correto na adolescência, corre um risco maior de ter fraqueza óssea mais adiante na vida, principalmente mulheres após a menopausa, quando perdem os benefícios do estrogênio", diz Givens.</text:p>
            <text:p>Preocupações com a saúde</text:p>
            <text:p/>
            <text:p>Outra preocupação com o leite nas últimas décadas são os hormônios que ele tem.</text:p>
            <text:p/>
            <text:p>As vacas são ordenhadas durante a gravidez, quando seus níveis de estrogênio aumentam 20 vezes. Embora um estudo tenha vinculado esses níveis de estrogênio ao câncer de mama, de ovário e uterino, Laura Hernandez, que estuda biologia da lactação na Universidade de Wisconsin, nos EUA, diz que a ingestão de hormônios através do leite de vaca não é motivo de preocupação.</text:p>
            <text:p/>
            <text:p>Afinal, "o leite humano também contém hormônios - faz parte de ser um mamífero", diz ela.</text:p>
            <text:p/>
            <text:p>Uma revisão mais recente de estudos que investigam se a quantidade de estrogênio consumida via leite é prejudicial não encontrou motivo para preocupação.</text:p>
            <text:p/>
            <text:p>Os pesquisadores descobriram que os níveis de estrogênio só começam a afetar os sistemas reprodutivos dos ratos quando estão presentes em 100 vezes os níveis encontrados no leite de vaca. Os pesquisadores só detectaram um aumento nos níveis de estrogênio em camundongos fêmeas e uma diminuição dos níveis de testosterona em camundongos machos após a dosagem atingir mil vezes os níveis normais.</text:p>
            <text:p/>
            <text:p>É muito improvável que os humanos sejam mil vezes mais sensíveis aos níveis de estrogênio no leite do que os ratos, diz o autor do estudo, Gregor Majdic, pesquisador do Centro de Genômica Animal da Universidade de Liubliana, na Eslovênia.</text:p>
            <text:p/>
            <text:p>Estudos também descobriram uma ligação entre a ingestão de leite e doenças cardíacas, devido ao conteúdo de gordura saturada. Mas o leite integral contém apenas cerca de 3,5% de gordura, o semidesnatado, em torno de 1,5% e o leite desnatado, 0,3%. As bebidas sem açúcar feitas de soja, amêndoa, cânhamo, coco, aveia e arroz têm níveis mais baixos de gordura que o leite integral.</text:p>
            <text:p/>
            <text:p>Em um estudo, os pesquisadores dividiram os participantes em quatro grupos com base na quantidade de leite que consumiam e descobriram que apenas aqueles que bebiam mais - quase um litro por dia - tinham um risco aumentado de doença cardíaca. A associação pode ser porque aqueles que bebem tanto leite não têm uma dieta saudável, diz Jyrkia Virtanen, epidemiologista nutricional da Universidade do Leste da Finlândia.</text:p>
            <text:p/>
            <text:p>"Apenas uma ingestão muito alta de leite pode ser ruim, não há pesquisas sugerindo que a ingestão moderada seja prejudicial", diz ele.</text:p>
            <text:p/>
            <text:p>Também é possível que aqueles com intolerância à lactose possam beber pequenas quantidades de leite de vaca. Alguns especialistas argumentam que sintomas adversos - como inchaço e cólicas estomacais - são uma resposta ao acúmulo de lactose no corpo, e cada indivíduo tem um limiar diferente antes de sentir os sintomas.</text:p>
            <text:p/>
            <text:p>Christopher Gardner, cientista de nutrição do Stanford Prevention Research Center, na Califórnia, realizou um estudo comparando os sintomas de pessoas com intolerância à lactose quando bebiam duas xícaras de leite de soja, leite cru ou leite comum todos os dias. Ele descobriu que muitos deles não apresentavam sintomas graves.</text:p>
            <text:p/>
            <text:p>"Descobrimos que a intolerância à lactose é menos uma dicotomia do que uma coisa gradual, e que muitas pessoas podem tolerar quantidades modestas de laticínios", diz ele.</text:p>
            <text:p/>
            <text:p>A crescente demanda por alternativas</text:p>
            <text:p/>
            <text:p>Embora existam muitas pesquisas analisando os efeitos do leite de vaca em nossa saúde, há menos pesquisas sobre alternativas ao leite.</text:p>
            <text:p/>
            <text:p>Uma olhada no corredor de leite de qualquer supermercado sugere uma demanda crescente por essas alternativas, feitas com soja, amêndoas, castanha de caju, avelã, coco, macadâmia, arroz, aveia ou cânhamo. O ingrediente principal é processado e diluído com água e outros ingredientes, incluindo estabilizadores, como goma de gelana e goma de alfarroba.</text:p>
            <text:p/>
            <text:p>O leite de soja é o melhor substituto para o leite de vaca em termos de proteína, pois é o único com conteúdo de proteína comparável. Mas as proteínas em bebidas alternativas podem não ser proteínas "verdadeiras", diz Givens.</text:p>
            <text:p/>
            <text:p>"Pode ser uma proteína de qualidade substancialmente mais baixa que o leite, que é um ponto crítico para crianças e idosos em particular, que têm uma necessidade absoluta de proteína de alta qualidade para o desenvolvimento ósseo", diz ele.</text:p>
            <text:p/>
            <text:p>Não há pesquisas que sugiram que possamos obter muita nutrição dos principais ingredientes dessas bebidas, diz Sina Gallo, cientista em nutrição do departamento de estudos nutricionais e alimentares da George Mason University, na Virgínia, EUA. Eles podem conter outros micronutrientes, ela acrescenta, mas você não obtém os mesmos benefícios de uma bebida de amêndoa que obteria se comesse amêndoas.</text:p>
            <text:p>Direito de imagem Alamy</text:p>
            <text:p/>
            <text:p>As alternativas ao leite geralmente são enriquecidas com os nutrientes que ocorrem naturalmente no leite de vaca, como o cálcio. Mas os cientistas não sabem se vitaminas e minerais enriquecidos nos dão os mesmos benefícios à saúde que os que ocorrem naturalmente no leite de vaca e afirmam que são necessárias mais pesquisas para estabelecer as consequências da adição de cálcio.</text:p>
            <text:p/>
            <text:p>Nos EUA, no entanto, o leite de vaca é enriquecido com vitamina D, e as pesquisas sugerem que isso pode ter efeitos benéficos semelhantes ao obter a vitamina naturalmente da exposição ao sol.</text:p>
            <text:p/>
            <text:p>No entanto, especialistas recomendam que não acreditemos que essas alternativas sejam iguais para crianças, diz a nutricionista Charlotte Stirling-Reed - mesmo quando fortificadas. "O leite de vaca é um alimento muito denso em nutrientes, e o leite vegetal enriquecido nem sempre cobre todos os nutrientes", diz ela.</text:p>
            <text:p/>
            <text:p>Stirling-Reed argumenta que precisamos de orientações de saúde pública sobre se bebidas alternativas podem ser usadas como substituto do leite de vaca para crianças e idosos.</text:p>
            <text:p/>
            <text:p>"Mudar as crianças do leite de vaca para outras bebidas pode gerar um problema de saúde pública, mas ainda não temos muita pesquisa sobre isso."</text:p>
            <text:p/>
            <text:p>Também há preocupações sobre o que as alternativas ao leite contêm e o que elas não têm. Embora o leite de vaca contenha lactose, um açúcar que ocorre naturalmente, as alternativas ao leite geralmente contêm açúcar adicionado, o que é mais prejudicial à nossa saúde.</text:p>
            <text:p/>
            <text:p>Decidir beber leite de vaca ou uma das muitas alternativas pode nos deixar confusos - em parte porque existem muitas opções. Escolher sua alternativa ao leite deve envolver analisar as informações nutricionais de cada uma e decidir qual bebida é melhor para você individualmente.</text:p>
            <text:p/>
            <text:p>Alguém que não é intolerante à lactose, com alto risco de desenvolver osteoporose ou doença cardíaca, por exemplo, pode escolher o leite de vaca com baixo teor de gordura, enquanto alguém que se preocupa com o meio ambiente pode escolher aquele com o menor custo ambiental.</text:p>
            <text:p/>
            <text:p>"Você pode decidir qual bebida combina com você e continuar a refinar sua dieta e tomar as decisões certas para o seu contexto", diz Gardner.</text:p>
            <text:p/>
            <text:p>Qualquer que seja sua decisão, você não estará perdendo nutrientes vitais se seguir uma dieta equilibrada. Na maioria dos casos, um substituto pode ser usado no lugar do leite. "Embora não seja necessário evitar o leite, também não é necessário que bebamos leite", diz Virtanen.</text:p>
            <text:p/>
            <text:p>"Ele pode ser substituído por outros produtos - não há um componente alimentar ou alimento absolutamente necessário para a nossa saúde."</text:p>
            <text:p/>
          </table:table-cell>
          <table:table-cell office:value-type="string" calcext:value-type="string">
            <text:p>sem compartilhamento</text:p>
          </table:table-cell>
        </table:table-row>
        <table:table-row table:style-name="ro42">
          <table:table-cell office:value-type="string" calcext:value-type="string">
            <text:p>Os humanos são os únicos seres vivos que bebem o leite de outra espécie. A maioria dos animais para de tomar leite ainda filhotes, quando começam a precisar de alimentos mais complexos.</text:p>
            <text:p/>
            <text:p>Por que com os humanos é diferente?</text:p>
            <text:p/>
            <text:p>As pessoas que vivem em partes do mundo onde as vacas foram domesticadas - começando no sudoeste da Ásia e se espalhando pela Europa - só passaram a serem capazes de digerir a lactose cerca de 10 mil anos atrás.</text:p>
            <text:p/>
            <text:p>O resultado é que apenas cerca de 30% da população mundial continua produzindo lactase, a enzima necessária para ser capaz de digerir lactose até a idade adulta. O restante reduz sua produção após a fase de desmame da infância.</text:p>
            <text:p/>
            <text:p>A maioria das pessoas torna-se intolerante à lactose, tornando os europeus que bebem leite, junto com algumas populações africanas, do Oriente Médio e do sul da Ásia, a exceção - e não a regra.</text:p>
            <text:p/>
            <text:p>Mesmo aqueles que conseguem digeri-la podem querer reduzir a ingestão de leite por causa de outras preocupações, como saúde e os custos ambientais da pecuária, que têm impulsionado o crescimento do consumo de alternativas ao leite de vaca.</text:p>
            <text:p/>
            <text:p>Mas existem benefícios para a saúde de trocar o leite de vaca por outra bebida, ou o leite de vaca fornece nutrientes vitais que não podemos obter de outras fontes? E o leite realmente agrava a intolerância à lactose da maioria das pessoas?</text:p>
            <text:p/>
            <text:p>O leite de vaca é uma boa fonte de proteína e cálcio, além de nutrientes, incluindo vitamina B12 e iodo. Ele também contém magnésio, que é importante para o desenvolvimento ósseo e para a função muscular, e soro e caseína, que desempenham um papel importante na redução da pressão arterial.</text:p>
            <text:p/>
            <text:p>O Serviço Nacional de Saúde do Reino Unido recomenda que crianças entre um e três anos consumam 350 miligramas de cálcio por dia, o que significa pouco mais de meio litro de leite.</text:p>
            <text:p/>
            <text:p>Mas quando se trata de adultos, as pesquisas sobre o efeito do leite de vaca são conflitantes.</text:p>
            <text:p/>
            <text:p>Embora o cálcio seja necessário para manter os ossos saudáveis, não está claro se uma dieta rica em cálcio aumenta a resistência a fraturas, por exemplo.</text:p>
            <text:p/>
            <text:p>Vários estudos não encontraram redução significativa no risco de fratura por beber leite, enquanto alguns indicam que o leite pode, na verdade, aumentar a probabilidade.</text:p>
            <text:p/>
            <text:p>Uma pesquisa realizada na Suécia descobriu que mulheres que bebiam mais de 200 mililitros de leite por dia - menos de um copo - apresentavam maior risco de fraturas. Nesse caso, entretanto, os autores ponderaram que as descobertas não necessariamente indicavam uma relação de causalidade. Pode ser que pessoas mais propensas a fraturas tendam a beber mais leite, alertam.</text:p>
            <text:p/>
            <text:p>Mas o cálcio é crucial durante a adolescência para o desenvolvimento da força óssea, diz Ian Givens, especialista em nutrição da Universidade de Reading, na Inglaterra.</text:p>
            <text:p/>
            <text:p>"Se você não tem o desenvolvimento ósseo correto na adolescência, corre um risco maior de ter fraqueza óssea mais adiante na vida, principalmente mulheres após a menopausa, quando perdem os benefícios do estrogênio", diz Givens.</text:p>
            <text:p>Preocupações com a saúde</text:p>
            <text:p/>
            <text:p>Outra preocupação com o leite nas últimas décadas são os hormônios que ele tem.</text:p>
            <text:p/>
            <text:p>As vacas são ordenhadas durante a gravidez, quando seus níveis de estrogênio aumentam 20 vezes. Embora um estudo tenha vinculado esses níveis de estrogênio ao câncer de mama, de ovário e uterino, Laura Hernandez, que estuda biologia da lactação na Universidade de Wisconsin, nos EUA, diz que a ingestão de hormônios através do leite de vaca não é motivo de preocupação.</text:p>
            <text:p/>
            <text:p>Afinal, "o leite humano também contém hormônios - faz parte de ser um mamífero", diz ela.</text:p>
            <text:p/>
            <text:p>Uma revisão mais recente de estudos que investigam se a quantidade de estrogênio consumida via leite é prejudicial não encontrou motivo para preocupação.</text:p>
            <text:p/>
            <text:p>Os pesquisadores descobriram que os níveis de estrogênio só começam a afetar os sistemas reprodutivos dos ratos quando estão presentes em 100 vezes os níveis encontrados no leite de vaca. Os pesquisadores só detectaram um aumento nos níveis de estrogênio em camundongos fêmeas e uma diminuição dos níveis de testosterona em camundongos machos após a dosagem atingir mil vezes os níveis normais.</text:p>
            <text:p/>
            <text:p>É muito improvável que os humanos sejam mil vezes mais sensíveis aos níveis de estrogênio no leite do que os ratos, diz o autor do estudo, Gregor Majdic, pesquisador do Centro de Genômica Animal da Universidade de Liubliana, na Eslovênia.</text:p>
            <text:p/>
            <text:p>Estudos também descobriram uma ligação entre a ingestão de leite e doenças cardíacas, devido ao conteúdo de gordura saturada. Mas o leite integral contém apenas cerca de 3,5% de gordura, o semidesnatado, em torno de 1,5% e o leite desnatado, 0,3%. As bebidas sem açúcar feitas de soja, amêndoa, cânhamo, coco, aveia e arroz têm níveis mais baixos de gordura que o leite integral.</text:p>
            <text:p/>
            <text:p>Em um estudo, os pesquisadores dividiram os participantes em quatro grupos com base na quantidade de leite que consumiam e descobriram que apenas aqueles que bebiam mais - quase um litro por dia - tinham um risco aumentado de doença cardíaca. A associação pode ser porque aqueles que bebem tanto leite não têm uma dieta saudável, diz Jyrkia Virtanen, epidemiologista nutricional da Universidade do Leste da Finlândia.</text:p>
            <text:p/>
            <text:p>"Apenas uma ingestão muito alta de leite pode ser ruim, não há pesquisas sugerindo que a ingestão moderada seja prejudicial", diz ele.</text:p>
            <text:p/>
            <text:p>Também é possível que aqueles com intolerância à lactose possam beber pequenas quantidades de leite de vaca. Alguns especialistas argumentam que sintomas adversos - como inchaço e cólicas estomacais - são uma resposta ao acúmulo de lactose no corpo, e cada indivíduo tem um limiar diferente antes de sentir os sintomas.</text:p>
            <text:p/>
            <text:p>Christopher Gardner, cientista de nutrição do Stanford Prevention Research Center, na Califórnia, realizou um estudo comparando os sintomas de pessoas com intolerância à lactose quando bebiam duas xícaras de leite de soja, leite cru ou leite comum todos os dias. Ele descobriu que muitos deles não apresentavam sintomas graves.</text:p>
            <text:p/>
            <text:p>"Descobrimos que a intolerância à lactose é menos uma dicotomia do que uma coisa gradual, e que muitas pessoas podem tolerar quantidades modestas de laticínios", diz ele.</text:p>
            <text:p/>
            <text:p>A crescente demanda por alternativas</text:p>
            <text:p/>
            <text:p>Embora existam muitas pesquisas analisando os efeitos do leite de vaca em nossa saúde, há menos pesquisas sobre alternativas ao leite.</text:p>
            <text:p/>
            <text:p>Uma olhada no corredor de leite de qualquer supermercado sugere uma demanda crescente por essas alternativas, feitas com soja, amêndoas, castanha de caju, avelã, coco, macadâmia, arroz, aveia ou cânhamo. O ingrediente principal é processado e diluído com água e outros ingredientes, incluindo estabilizadores, como goma de gelana e goma de alfarroba.</text:p>
            <text:p/>
            <text:p>O leite de soja é o melhor substituto para o leite de vaca em termos de proteína, pois é o único com conteúdo de proteína comparável. Mas as proteínas em bebidas alternativas podem não ser proteínas "verdadeiras", diz Givens.</text:p>
            <text:p/>
            <text:p>"Pode ser uma proteína de qualidade substancialmente mais baixa que o leite, que é um ponto crítico para crianças e idosos em particular, que têm uma necessidade absoluta de proteína de alta qualidade para o desenvolvimento ósseo", diz ele.</text:p>
            <text:p/>
            <text:p>Não há pesquisas que sugiram que possamos obter muita nutrição dos principais ingredientes dessas bebidas, diz Sina Gallo, cientista em nutrição do departamento de estudos nutricionais e alimentares da George Mason University, na Virgínia, EUA. Eles podem conter outros micronutrientes, ela acrescenta, mas você não obtém os mesmos benefícios de uma bebida de amêndoa que obteria se comesse amêndoas.</text:p>
            <text:p>Direito de imagem Alamy</text:p>
            <text:p/>
            <text:p>As alternativas ao leite geralmente são enriquecidas com os nutrientes que ocorrem naturalmente no leite de vaca, como o cálcio. Mas os cientistas não sabem se vitaminas e minerais enriquecidos nos dão os mesmos benefícios à saúde que os que ocorrem naturalmente no leite de vaca e afirmam que são necessárias mais pesquisas para estabelecer as consequências da adição de cálcio.</text:p>
            <text:p/>
            <text:p>Nos EUA, no entanto, o leite de vaca é enriquecido com vitamina D, e as pesquisas sugerem que isso pode ter efeitos benéficos semelhantes ao obter a vitamina naturalmente da exposição ao sol.</text:p>
            <text:p/>
            <text:p>No entanto, especialistas recomendam que não acreditemos que essas alternativas sejam iguais para crianças, diz a nutricionista Charlotte Stirling-Reed - mesmo quando fortificadas. "O leite de vaca é um alimento muito denso em nutrientes, e o leite vegetal enriquecido nem sempre cobre todos os nutrientes", diz ela.</text:p>
            <text:p/>
            <text:p>Stirling-Reed argumenta que precisamos de orientações de saúde pública sobre se bebidas alternativas podem ser usadas como substituto do leite de vaca para crianças e idosos.</text:p>
            <text:p/>
            <text:p>"Mudar as crianças do leite de vaca para outras bebidas pode gerar um problema de saúde pública, mas ainda não temos muita pesquisa sobre isso."</text:p>
            <text:p/>
            <text:p>Também há preocupações sobre o que as alternativas ao leite contêm e o que elas não têm. Embora o leite de vaca contenha lactose, um açúcar que ocorre naturalmente, as alternativas ao leite geralmente contêm açúcar adicionado, o que é mais prejudicial à nossa saúde.</text:p>
            <text:p/>
            <text:p>Decidir beber leite de vaca ou uma das muitas alternativas pode nos deixar confusos - em parte porque existem muitas opções. Escolher sua alternativa ao leite deve envolver analisar as informações nutricionais de cada uma e decidir qual bebida é melhor para você individualmente.</text:p>
            <text:p/>
            <text:p>Alguém que não é intolerante à lactose, com alto risco de desenvolver osteoporose ou doença cardíaca, por exemplo, pode escolher o leite de vaca com baixo teor de gordura, enquanto alguém que se preocupa com o meio ambiente pode escolher aquele com o menor custo ambiental.</text:p>
            <text:p/>
            <text:p>"Você pode decidir qual bebida combina com você e continuar a refinar sua dieta e tomar as decisões certas para o seu contexto", diz Gardner.</text:p>
            <text:p/>
            <text:p>Qualquer que seja sua decisão, você não estará perdendo nutrientes vitais se seguir uma dieta equilibrada. Na maioria dos casos, um substituto pode ser usado no lugar do leite. "Embora não seja necessário evitar o leite, também não é necessário que bebamos leite", diz Virtanen.</text:p>
            <text:p/>
            <text:p>"Ele pode ser substituído por outros produtos - não há um componente alimentar ou alimento absolutamente necessário para a nossa saúde."</text:p>
            <text:p/>
          </table:table-cell>
          <table:table-cell office:value-type="string" calcext:value-type="string">
            <text:p>sem compartilhamento</text:p>
          </table:table-cell>
        </table:table-row>
        <table:table-row table:style-name="ro34">
          <table:table-cell office:value-type="string" calcext:value-type="string">
            <text:p>Células infectadas serão utilizadas por cientistas da USP para testar medicamentos contra a covid-19 e outras doenças</text:p>
            <text:p/>
            <text:p>Os cientistas da Plataforma de Triagem Fenotípica, do Instituto de Ciências Biomédicas (ICB) da USP, em colaboração com pesquisadores do Instituto de Biociências (IB) da USP, verificaram que o novo coronavírus (SARS-CoV-2) é capaz de infectar cardiomiócitos (células que compõem o músculo do coração). Desde o final de março, o grupo já estava testando fármacos em células Vero infectadas com o vírus. Essas células são originárias de rins de macaco e são muito comuns nesse tipo de estudo. Agora, os pesquisadores estão adaptando a plataforma para fazer os testes nas células do coração.</text:p>
            <text:p/>
            <text:p>Segundo Lúcio Freitas Junior, coordenador do laboratório, um dos grandes desafios da triagem fenotípica para descobrimento de fármacos é conseguir testar os medicamentos em células humanas normais. A dificuldade de se obter modelos celulares humanos para estudos in vitro limita as pesquisas que buscam analisar a interação do vírus com as células. Como o comportamento do vírus pode variar em diferentes tipos celulares e organismos, o ideal é utilizar células humanas que sejam relevantes para o estudo de patógenos que causam doenças em humanos, como o SARS-CoV-2.</text:p>
            <text:p/>
            <text:p>“O processo de obtenção e diferenciação das células humanas primárias é mais trabalhoso e custoso do que a utilização de linhagens imortalizadas – normalmente derivadas de tumores, no caso de células humanas. O SARS-CoV-2 parece infectar pouco as células de linhagens imortalizadas humanas em comparação com as células Vero de macaco”, explica o pesquisador.</text:p>
            <text:p/>
            <text:p>Os cardiomiócitos utilizados nos testes foram obtidos com pesquisadores do LaNCE – Laboratório Nacional de Células-Tronco Embrionárias do Instituto de Biociências (IB) da USP, sob coordenação da professora Lygia da Veiga Pereira, que produzem modelos celulares mais próximos às condições fisiológicas do ser humano. “Eles utilizam linhagens de células-tronco pluripotentes humanas derivadas de doadores adultos. Essas células são tratadas com diferentes fatores para se especializarem em diferentes tipos celulares, como os cardiomiócitos.” Juntos, os grupos pretendem usar esses modelos para identificar fármacos para diversas doenças, começando pela covid-19.</text:p>
            <text:p/>
            <text:p>Vantagens</text:p>
            <text:p/>
            <text:p>O uso de células humanas primárias para testar a eficácia de medicamentos contra o coronavírus pode otimizar a pesquisa e diminuir a espera para ensaios em humanos. Além disso, é possível estudar a interação do patógeno com diferentes tipos celulares e avaliar se a atividade de fármacos candidatos é a mesma em diferentes células. O laboratório está padronizando os ensaios e os experimentos iniciais ocorrerão nas próximas semanas. “Já estamos identificando alguns fármacos ativos que ainda não foram reportados. Esperamos reportar os dados em breve para a comunidade acadêmica”, afirma o pesquisador Lucio Freitas.</text:p>
            <text:p/>
            <text:p>Uma vez identificados os medicamentos com potencial para combater o coronavírus, os resultados serão avaliados com especialistas clínicos para estudos preliminares em humanos. No entanto, ainda não é possível estimar quanto tempo levará até essa próxima etapa.</text:p>
            <text:p/>
            <text:p>Outras aplicações</text:p>
            <text:p/>
            <text:p>Os cardiomiócitos também estão sendo usados para estudar o Trypanosoma cruzi, agente causador da doença de Chagas, com o desenvolvimento de ensaios in vitro translacionais para a descoberta de novos fármacos. O estudo é feito em parceria com o DNDi (Iniciativa Medicamentos para Doenças Negligenciadas, em português). Segundo Jadel Müller Kratz, gerente de P&amp;D da DNDi América Latina, ainda existe uma lacuna importante na ciência translacional da doença de Chagas.</text:p>
            <text:p/>
            <text:p>“O desenvolvimento de ensaios in vitro e in vivo inovadores é crucial. Os programas de descoberta de medicamentos para a doença de Chagas se beneficiariam muito de ensaios com células humanas que tivessem um poder preditivo maior e aumentassem as chances de sucesso na transição da pesquisa pré-clínica para pesquisa clínica [em humanos]. Nesse momento, não é possível garantir que o uso de cardiomiócitos humanos vai trazer este impacto positivo, mas avaliar esta possibilidade é o nosso objetivo nessa parceria.”</text:p>
            <text:p/>
            <text:p>A Plataforma de Triagem Fenotípica do ICB também tem trabalhado com o grupo do professor Marcos Buckeridge, do IB, para avaliar os efeitos de partículas de poluição encontradas na atmosfera de São Paulo nas infecções celulares por coronavírus. Com a chegada do inverno, a qualidade do ar de São Paulo e de diversas outras grandes cidades brasileiras tende a piorar, com o aumento da concentração de poluentes. O grupo busca entender qual é o impacto desses poluentes na infecção pelo SARS-CoV-2.</text:p>
            <text:p/>
          </table:table-cell>
          <table:table-cell office:value-type="string" calcext:value-type="string">
            <text:p>sem compartilhamento</text:p>
          </table:table-cell>
        </table:table-row>
        <table:table-row table:style-name="ro43">
          <table:table-cell office:value-type="string" calcext:value-type="string">
            <text:p>A poluição relacionada ao tráfego é um grande problema nos centros urbanos, e uma grande parcela da população fica vulnerável aos seus efeitos à saúde. Um artigo publicado no Cadernos de Saúde Pública identificou potencial associação entre as internações hospitalares por câncer do aparelho respiratório com a densidade de tráfego veicular no município São Paulo. A pertinência do tema decorre neste Dia Mundial de Combate ao Câncer.</text:p>
            <text:p/>
            <text:p>De acordo com a pesquisa na qual se baseou o artigo Influência da densidade de tráfego veicular na internação por câncer do aparelho respiratório no Município de São Paulo, Brasil, a Agência Internacional de Pesquisa sobre o Câncer (International Agency for Research on Cancer - IARC), que está vinculada à Organização Mundial da Saúde (OMS), concluiu que a exposição à poluição do ar e ao material particulado presentes no ambiente externo é carcinogênica para humanos, reclassificando-a do Grupo 2 para o Grupo 1.</text:p>
            <text:p/>
            <text:p>Para os autores do artigo, Adeylson Guimarães Ribeiro, Oswaldo Santos Baquero, Samuel Luna de Almeida, Clarice Umbelino de Freitas, Maria Regina Alves Cardoso e Adelaide Cassia Nardocci, da Universidade de São Paulo, é evidente que o risco relativo da poluição do ar para a ocorrência do câncer de pulmão é muito menor quando comparado com o risco entre os fumantes ativos, contudo, a poluição do ar afeta toda a população.</text:p>
            <text:p/>
            <text:p>Segundo o artigo, alguns trabalhos têm mostrado o impacto da poluição atmosférica para a saúde da população no município de São Paulo, Brasil, mas há carência de estudos nacionais e internacionais que busquem investigar a associação entre a poluição do ar e o câncer do aparelho respiratório, utilizando dados de internação hospitalar.</text:p>
            <text:p/>
            <text:p>Neste estudo ecológico relatado no artigo do Cadernos de Saúde Pública foram considerados os dados de internações hospitalares por câncer do aparelho respiratório oriundos dos sistemas público (Autorização de Internação Hospitalar - AIH) e particular (Comunicação de Internação Hospitalar - CIH), obtidos junto à Secretaria de Estado da Saúde de São Paulo. Compreende os anos de 2004 a 2006, em razão de ser o único período em que se teve acesso aos dados do sistema privado. Foi utilizada no estudo somente a primeira internação de cada indivíduo residente com idade acima de 20 anos, codificada conforme a 10ª revisão da Classificação Internacional de Doenças (CID-10): C32 - neoplasia maligna da laringe, C33 - neoplasia maligna da traqueia, C34 - neoplasia maligna dos brônquios e dos pulmões.</text:p>
            <text:p/>
            <text:p>Para efeito de informação do espaço de pesquisa, o município de São Paulo ocupa uma área de 1.521,110km2 e tem uma população estimada em torno de 12 milhões de habitantes, sendo sua densidade demográfica em 2010 de 7.398,26 habitantes/km2. É a capital do Estado de São Paulo, considerado o principal polo industrial nacional, e apresentou um Produto Interno Bruto (PIB) per capita em 2014 em torno de 52 mil Reais Instituto Brasileiro de Geografia e Estatística de 2017. Conta com uma frota de cerca de 8,4 milhões de veículos que circulam diariamente nos seus 18 mil quilômetros de vias, segundo dados do Departamento Estadual de Trânsito de São Paulo de 2017. A distribuição das vias e do volume de tráfego é variada, apresentando grande adensamento de ambos na região central da cidade, além de extensos corredores e rodovias que cruzam a área urbana do município.</text:p>
            <text:p/>
            <text:p>Sobre o Dia Mundial do Câncer</text:p>
            <text:p/>
            <text:p>De acordo com o Instituto Nacional de Câncer (Inca), o Dia Mundial do Câncer foi criado em 2005 pela União Internacional para o Controle do Câncer (UICC), com o apoio da Organização Mundial da Saúde (OMS), e acontece todo ano, em 4 de fevereiro. Trata-se de campanha de utilidade pública a qual visa tentar evitar milhões de mortes a cada ano por meio do aumento da consciência e educação sobre doença, além da pressão sobre governos e indivíduos em todo o mundo para que se mobilizem pelo controle do câncer.</text:p>
            <text:p/>
            <text:p>O Inca informa 11 dicas para prevenir o câncer:</text:p>
            <text:p/>
            <text:p>Não fume</text:p>
            <text:p/>
            <text:p>Essa é a regra mais importante para prevenir o câncer, principalmente os de pulmão, cavidade oral, laringe, faringe e esôfago. Parar de fumar e de poluir o ambiente é fundamental para a prevenção do câncer.</text:p>
            <text:p/>
            <text:p>Alimentação saudável protege contra o câncer</text:p>
            <text:p/>
            <text:p>Uma ingestão rica em alimentos de origem vegetal como frutas, legumes, verduras, cereais integrais, feijões e outras leguminosas, pode prevenir o câncer.</text:p>
            <text:p/>
            <text:p>Mantenha o peso corporal adequado</text:p>
            <text:p/>
            <text:p>Estar acima do peso aumenta as chances de desenvolver câncer. Por isso, é importante controlar o peso por meio de uma boa alimentação e realizar atividade física. Cerca de um terço de todos os casos de câncer podem ser evitados com esta atitude.</text:p>
            <text:p/>
            <text:p>Pratique atividades físicas</text:p>
            <text:p/>
            <text:p>Caminhar, dançar, trocar o elevador pelas escadas, levar o cachorro para passear, cuidar da casa ou do jardim ou buscar modalidades como a corrida de rua, ginástica, musculação, entre outras. Experimente, ache aquela modalidade que você goste!</text:p>
            <text:p/>
            <text:p>Amamente</text:p>
            <text:p/>
            <text:p>O aleitamento materno é a primeira ação de alimentação saudável. A amamentação até os dois anos ou mais, sendo exclusiva até os seis meses de vida da criança, protege as mães contra o câncer de mama e as crianças contra a obesidade infantil.</text:p>
            <text:p>Mulheres entre 25 e 64 anos devem fazer o exame preventivo do câncer do colo do útero a cada três anos</text:p>
            <text:p/>
            <text:p>As alterações das células do colo do útero são descobertas facilmente no exame preventivo (conhecido também como Papanicolaou), e são curáveis na quase totalidade dos casos. Por isso, é importante a realização periódica deste exame.</text:p>
            <text:p/>
            <text:p>Vacine contra o HPV as meninas de 9 a 14 anos e os meninos de 11 a 14 anos</text:p>
            <text:p/>
            <text:p>A vacinação contra o HPV, disponível no SUS, e o exame preventivo (Papanicolaou) se complementam como ações de prevenção do câncer do colo do útero. Mesmo as mulheres vacinadas, quando chegarem aos 25 anos, deverão fazer um exame preventivo a cada três anos, pois a vacina não protege contra todos os subtipos do HPV.</text:p>
            <text:p/>
            <text:p>Vacine contra a hepatite B</text:p>
            <text:p/>
            <text:p>O câncer de fígado está relacionado à infecção pelo vírus causador da hepatite B e a vacina é um importante meio de prevenção deste câncer. O Ministério da Saúde disponibiliza nos postos de saúde do País a vacina contra esse vírus para pessoas de todas as idades.</text:p>
            <text:p/>
            <text:p>Evite a ingestão de bebidas alcoólicas</text:p>
            <text:p/>
            <text:p>Seu consumo, em qualquer quantidade, contribui para o risco de desenvolver câncer. Além disso, combinar bebidas alcoólicas com o tabaco aumenta a possibilidade do surgimento da doença.</text:p>
            <text:p/>
            <text:p>Evite comer carne processada</text:p>
            <text:p/>
            <text:p>Carnes processadas como presunto, salsicha, linguiça, bacon, salame, mortadela, peito de peru e blanquet de peru podem aumentar a chance de desenvolver câncer. Os conservantes (como os nitritos e nitratos) podem provocar o surgimento de câncer de intestino (cólon e reto) e o sal provocar o de estômago.</text:p>
            <text:p/>
            <text:p>Evite a exposição ao sol entre 10h e 16h</text:p>
            <text:p/>
            <text:p>Use sempre proteção adequada, como chapéu, barraca e protetor solar, inclusive nos lábios. Se for inevitável, use chapéu de aba larga, camisa de manga longa e calça comprida.</text:p>
            <text:p/>
          </table:table-cell>
          <table:table-cell office:value-type="string" calcext:value-type="string">
            <text:p>sem compartilhamento</text:p>
          </table:table-cell>
        </table:table-row>
        <table:table-row table:style-name="ro22">
          <table:table-cell office:value-type="string" calcext:value-type="string">
            <text:p>Ao invés de um único gene causar a morte das células doentes, nova técnica usa vírus modificado em laboratório com dois genes supressores de tumor, aumentando eficácia do tratamento</text:p>
            <text:p/>
            <text:p>Apesar de ainda soar algo espantoso, utilizar vírus modificados como vetores em terapia genética não chega a ser uma novidade na ciência. Mas as técnicas vêm sendo aprimoradas. Uma nova estratégia nesta linha, aplicada para destruir tumores de pulmão, foi testada com sucesso em pesquisa do Instituto de Ciências Biomédicas (ICB) da USP. Ao contrário do método convencional, onde o chamado vetor de transferência gênica – geralmente um vírus modificado em laboratório – introduz apenas um gene terapêutico na célula doente, a técnica desenvolvida no ICB usa um único vírus para transferir ao mesmo tempo dois genes supressores de tumor. Ao chegarem ao núcleo das células tumorais, esses genes causam a morte celular. Em experimentos com animais, o novo método reduziu os tumores cancerígenos em até 80% e os pesquisadores preparam-se para iniciar os testes em seres humanos. A descoberta é relatada em artigo da revista Gene Therapy, editada pelo grupo Nature.</text:p>
            <text:p/>
            <text:p>O que a terapia gênica faz é utilizar esses vírus – neste caso, um adenovírus modificado, que não causa doenças – para levar até o núcleo das células cancerígenas um gene que impeça o crescimento e destrua os tumores. “As células tumorais não querem envelhecer e nem morrer, por isso continuam a se dividir indefinidamente”, conta a professora Eugenia Constanzi Strauss, coordenadora da pesquisa. “Em praticamente todos os tumores cancerígenos, essa divisão é causada por problemas no controle do ciclo de vida das células (proliferação, envelhecimento e morte), motivados por mutações em dois alvos comuns, os genes p53 e CDKN2A.”</text:p>
            <text:p/>
            <text:p>Quando o p53 está intacto, ele identifica situações de estresse nas células, como a presença de mutações que podem levar à proliferação exagerada e ao câncer. “Esse gene aciona proteínas que contornam essa situação e, caso elas não funcionem, induz à morte das células”, diz Eugênia. “O CDKN2A é um gene ligado ao envelhecimento das células, porque ele bloqueia definitivamente o processo de divisão”.</text:p>
            <text:p/>
            <text:p>Segundo a professora, como o câncer é uma doença que envolve vários genes, faz sentido a ideia de tentar remediar várias mutações de uma só vez. “Assim, a pesquisa desenvolveu um vetor bicistrônico, que recebe esse nome por ser capaz de transferir simultaneamente os p53 e o CDKN2A para as células tumorais”, explica. “O novo vetor, um adenovírus, foi usado em experimentos com células de tumores do pulmão, um tipo de câncer de grande interesse epidemiológico, devido a sua alta frequência na população, independente do sexo.”</text:p>
            <text:p/>
            <text:p>Destruindo tumores</text:p>
            <text:p/>
            <text:p>Inicialmente, o vetor foi testado in vitro (em experimentos de bancada), em linhagens de células de tumores de pulmão humano cultivadas em laboratório, nas quais o gene pP53 e CDKN2A sofreram mutações. “Os resultados foram excelentes. O vírus com os dois genes é melhor que as versões com apenas um gene”, ressalta Eugênia. “Os genes induzem à morte maciça das células tumorais, e a atuação conjunta do p53 e do CDKN2A estabelece novamente a barreira contra a divisão celular anormal.” Os testes in vivo (com modelos animais) foram feitos em camundongos no quais foram implantadas células tumorais, obtendo-se uma redução de até 80% do tamanho dos tumores em um período de 30 a 45 dias após a introdução do vírus modificado.</text:p>
            <text:p/>
            <text:p>“Novos experimentos vão combinar a terapia genética com o uso de medicamentos quimioterápicos, que poderão tornar a quimioterapia mais branda com a redução da dose e, em consequência, dos efeitos adversos”, destaca a professora. “O vetor também vai ser usado em células de tumores do sistema nervoso central, os glioblastomas, um tipo de tumor com poucas opções de tratamento.”</text:p>
            <text:p/>
            <text:p>O próximo passo da pesquisa é a produção dos vetores em um laboratório piloto, seguindo as normas da Anvisa, adotadas pela indústria farmacêutica. “Até agora, o que se tem é o protótipo de um produto para terapia gênica. Para que ele chegue aos hospitais, é preciso fazer várias etapas de ensaios pré-clínicos em seres humanos, a primeira delas para verificar a toxicidade”, relata Eugênia. “Esses testes exigem a que os vetores sejam produzidos com qualidade para uso clínico, seguindo um processo conhecido como Boas Práticas de Produção (GMP, na sigla em inglês). Após o sucesso dos protocolos clínicos experimentais,a tecnologia pode ser transferida para as indústrias.”</text:p>
            <text:p/>
            <text:p>A professora ressalta que a Anvisa publicou em 20 de fevereiro uma resolução que regulamenta os produtos para terapias avançadas, inclusive a terapia genética. “Em todo o mundo, estima-se que haja 20 produtos de terapia gênica licenciados, número que pode chegar a 300 em dez anos. O custo dos vetores ainda é altíssimo, e com a resolução, as empresas podem licenciar, produzir e vender no Brasil”, afirma. “Esse processo pode levar alguns anos e o trabalho da universidade é desenvolver a tecnologia e realizar estudos de prova de princípio a partir do zero, mapeando toda a rota, do laboratório ao leito do paciente, e também formar recursos humanos que permitam a transferência do conhecimento à indústria, capacitando-a para realizar a produção.”</text:p>
            <text:p/>
          </table:table-cell>
          <table:table-cell office:value-type="string" calcext:value-type="string">
            <text:p>sem compartilhamento</text:p>
          </table:table-cell>
        </table:table-row>
        <table:table-row table:style-name="ro36">
          <table:table-cell office:value-type="string" calcext:value-type="string">
            <text:p>Em 2019 foram investidos R$ 1,3 bilhão para compra de medicamento no tratamento de hemorragias causadas pela hemofilia. Em 2020, o SUS passa a ofertar emicizumabe como nova opção de tratamento</text:p>
            <text:p/>
            <text:p>No dia 4 de janeiro é comemorado o Dia do Hemofílico no Brasil. A data tem como objetivo conscientizar a população brasileira sobre essa doença rara. Atualmente, existem 12.983 pacientes com hemofilia A e B cadastrados no Brasil. De acordo com dados da World Federation of Hemophilia, esta é a quarta maior população mundial de pacientes com a doença. No Brasil, o tratamento das hemofilias é realizado praticamente de forma exclusiva pelo SUS, que oferece uma linha de cuidado para tratamento e prevenção de complicações em diversas modalidades a todos os pacientes brasileiros acometidos pela doença.</text:p>
            <text:p/>
            <text:p>O Ministério da Saúde garante aos portadores da hemofilia o medicamento Fator VIII Recombinante, direcionado ao tratamento da hemofilia A tipo mais predominante no país. Em 2019, a pasta adquiriu 720 milhões de unidades de medicamentos previstos no tratamento de doenças hemorrágicas hereditárias a um custo de R$ 1,3 bilhão. Os medicamentos compõem a linha de cuidado para tratar a doença e prevenir suas complicações.</text:p>
            <text:p/>
            <text:p>Uma rede de 32 hemocentros em todas as regiões do país conta com o sistema Hemovida, que dispõe de uma base nacional para o cadastro de pacientes, inserção de dados clínicos, informações sobre o tratamento, registro de aplicações, além do controle de estoque de medicamentos.</text:p>
            <text:p>NOVO TRATAMENTO PARA HEMOFILIA</text:p>
            <text:p/>
            <text:p>Uma das grandes conquistas de 2019 para pacientes hemofílicos foi a incorporação do medicamento Hemcibra® (emicizumabe) para o tratamento de indivíduos com hemofilia A e inibidores ao Fator VIII refratários ao tratamento de imunotolerância. A incorporação ocorreu após recomendação publicada em relatório da Comissão Nacional de Incorporação de Tecnologias no Sistema Único em Saúde (CONITEC) sobre essa tecnologia.</text:p>
            <text:p/>
            <text:p>Após publicação da portaria de incorporação, que ocorreu em novembro, o SUS tem até 180 dias para ofertar o tratamento. A incorporação de emicizumabe amplia as opções de tratamento para pessoas que convivem com a hemofilia, proporcionando qualidade e de vida e a possibilidade de viverem novas experiências.</text:p>
            <text:p/>
            <text:p>Além do novo tratamento, diversas iniciativas foram realizadas nos últimos anos para melhorar a qualidade de vida dos pacientes, como: ações de incremento ao diagnóstico, monitoramento e avaliação, vigilância epidemiológica, tratamento domiciliar, profilaxia para hemofilia grave, tratamento de imunotolerância para pacientes que desenvolveram aloanticorpos contra o fator infundido, dentre outras. Com a estratégia das profilaxias adotadas pelo Brasil verificou-se uma queda dos episódios de sangramento espontâneos, por volta de 10% ao ano.</text:p>
            <text:p/>
            <text:p>O QUE É HEMOFILIA?</text:p>
            <text:p/>
            <text:p>As hemofilias são distúrbios genéticos e hereditários que acometem quase que exclusivamente os homens. Elas comprometem a capacidade do corpo de coagular o sangue, tão necessária para interromper as hemorragias. Isso acontece quando há ausência de proteínas, substâncias que, dentre inúmeras funções, ajudam na coagulação. Quando uma pessoa corta alguma parte do corpo e começa a sangrar, são as proteínas que entram em ação para estancar o sangramento. Esse processo é chamado de coagulação. As pessoas portadoras de hemofilia, não possuem essas proteínas e sangram mais.</text:p>
            <text:p/>
            <text:p>A hemofilia do tipo A, por exemplo, decorre da falta do Fator VIII da coagulação e acomete 1 a cada 10 mil homens nascidos vivos. A hemofilia do tipo B decorre da falta do Fator IX da coagulação e acomete 1 a cada 50 mil homens nascidos vivos.</text:p>
            <text:p/>
            <text:p>A hemofilia ainda não tem cura e seu tratamento é feito através da reposição do fator de coagulação deficiente, através da infusão endovenosa dos concentrados de fator deficiente (VIII, na hemofilia A ou IX, na hemofilia B), que tem como objetivo prevenir e tratar as hemorragias.</text:p>
            <text:p/>
          </table:table-cell>
          <table:table-cell office:value-type="string" calcext:value-type="string">
            <text:p>sem compartilhamento</text:p>
          </table:table-cell>
        </table:table-row>
        <table:table-row table:style-name="ro36">
          <table:table-cell office:value-type="string" calcext:value-type="string">
            <text:p>Em 2019 foram investidos R$ 1,3 bilhão para compra de medicamento no tratamento de hemorragias causadas pela hemofilia. Em 2020, o SUS passa a ofertar emicizumabe como nova opção de tratamento</text:p>
            <text:p/>
            <text:p>No dia 4 de janeiro é comemorado o Dia do Hemofílico no Brasil. A data tem como objetivo conscientizar a população brasileira sobre essa doença rara. Atualmente, existem 12.983 pacientes com hemofilia A e B cadastrados no Brasil. De acordo com dados da World Federation of Hemophilia, esta é a quarta maior população mundial de pacientes com a doença. No Brasil, o tratamento das hemofilias é realizado praticamente de forma exclusiva pelo SUS, que oferece uma linha de cuidado para tratamento e prevenção de complicações em diversas modalidades a todos os pacientes brasileiros acometidos pela doença.</text:p>
            <text:p/>
            <text:p>O Ministério da Saúde garante aos portadores da hemofilia o medicamento Fator VIII Recombinante, direcionado ao tratamento da hemofilia A tipo mais predominante no país. Em 2019, a pasta adquiriu 720 milhões de unidades de medicamentos previstos no tratamento de doenças hemorrágicas hereditárias a um custo de R$ 1,3 bilhão. Os medicamentos compõem a linha de cuidado para tratar a doença e prevenir suas complicações.</text:p>
            <text:p/>
            <text:p>Uma rede de 32 hemocentros em todas as regiões do país conta com o sistema Hemovida, que dispõe de uma base nacional para o cadastro de pacientes, inserção de dados clínicos, informações sobre o tratamento, registro de aplicações, além do controle de estoque de medicamentos.</text:p>
            <text:p>NOVO TRATAMENTO PARA HEMOFILIA</text:p>
            <text:p/>
            <text:p>Uma das grandes conquistas de 2019 para pacientes hemofílicos foi a incorporação do medicamento Hemcibra® (emicizumabe) para o tratamento de indivíduos com hemofilia A e inibidores ao Fator VIII refratários ao tratamento de imunotolerância. A incorporação ocorreu após recomendação publicada em relatório da Comissão Nacional de Incorporação de Tecnologias no Sistema Único em Saúde (CONITEC) sobre essa tecnologia.</text:p>
            <text:p/>
            <text:p>Após publicação da portaria de incorporação, que ocorreu em novembro, o SUS tem até 180 dias para ofertar o tratamento. A incorporação de emicizumabe amplia as opções de tratamento para pessoas que convivem com a hemofilia, proporcionando qualidade e de vida e a possibilidade de viverem novas experiências.</text:p>
            <text:p/>
            <text:p>Além do novo tratamento, diversas iniciativas foram realizadas nos últimos anos para melhorar a qualidade de vida dos pacientes, como: ações de incremento ao diagnóstico, monitoramento e avaliação, vigilância epidemiológica, tratamento domiciliar, profilaxia para hemofilia grave, tratamento de imunotolerância para pacientes que desenvolveram aloanticorpos contra o fator infundido, dentre outras. Com a estratégia das profilaxias adotadas pelo Brasil verificou-se uma queda dos episódios de sangramento espontâneos, por volta de 10% ao ano.</text:p>
            <text:p/>
            <text:p>O QUE É HEMOFILIA?</text:p>
            <text:p/>
            <text:p>As hemofilias são distúrbios genéticos e hereditários que acometem quase que exclusivamente os homens. Elas comprometem a capacidade do corpo de coagular o sangue, tão necessária para interromper as hemorragias. Isso acontece quando há ausência de proteínas, substâncias que, dentre inúmeras funções, ajudam na coagulação. Quando uma pessoa corta alguma parte do corpo e começa a sangrar, são as proteínas que entram em ação para estancar o sangramento. Esse processo é chamado de coagulação. As pessoas portadoras de hemofilia, não possuem essas proteínas e sangram mais.</text:p>
            <text:p/>
            <text:p>A hemofilia do tipo A, por exemplo, decorre da falta do Fator VIII da coagulação e acomete 1 a cada 10 mil homens nascidos vivos. A hemofilia do tipo B decorre da falta do Fator IX da coagulação e acomete 1 a cada 50 mil homens nascidos vivos.</text:p>
            <text:p/>
            <text:p>A hemofilia ainda não tem cura e seu tratamento é feito através da reposição do fator de coagulação deficiente, através da infusão endovenosa dos concentrados de fator deficiente (VIII, na hemofilia A ou IX, na hemofilia B), que tem como objetivo prevenir e tratar as hemorragias.</text:p>
            <text:p/>
          </table:table-cell>
          <table:table-cell office:value-type="string" calcext:value-type="string">
            <text:p>sem compartilhamento</text:p>
          </table:table-cell>
        </table:table-row>
        <table:table-row table:style-name="ro36">
          <table:table-cell office:value-type="string" calcext:value-type="string">
            <text:p>Em 2019 foram investidos R$ 1,3 bilhão para compra de medicamento no tratamento de hemorragias causadas pela hemofilia. Em 2020, o SUS passa a ofertar emicizumabe como nova opção de tratamento</text:p>
            <text:p/>
            <text:p>No dia 4 de janeiro é comemorado o Dia do Hemofílico no Brasil. A data tem como objetivo conscientizar a população brasileira sobre essa doença rara. Atualmente, existem 12.983 pacientes com hemofilia A e B cadastrados no Brasil. De acordo com dados da World Federation of Hemophilia, esta é a quarta maior população mundial de pacientes com a doença. No Brasil, o tratamento das hemofilias é realizado praticamente de forma exclusiva pelo SUS, que oferece uma linha de cuidado para tratamento e prevenção de complicações em diversas modalidades a todos os pacientes brasileiros acometidos pela doença.</text:p>
            <text:p/>
            <text:p>O Ministério da Saúde garante aos portadores da hemofilia o medicamento Fator VIII Recombinante, direcionado ao tratamento da hemofilia A tipo mais predominante no país. Em 2019, a pasta adquiriu 720 milhões de unidades de medicamentos previstos no tratamento de doenças hemorrágicas hereditárias a um custo de R$ 1,3 bilhão. Os medicamentos compõem a linha de cuidado para tratar a doença e prevenir suas complicações.</text:p>
            <text:p/>
            <text:p>Uma rede de 32 hemocentros em todas as regiões do país conta com o sistema Hemovida, que dispõe de uma base nacional para o cadastro de pacientes, inserção de dados clínicos, informações sobre o tratamento, registro de aplicações, além do controle de estoque de medicamentos.</text:p>
            <text:p>NOVO TRATAMENTO PARA HEMOFILIA</text:p>
            <text:p/>
            <text:p>Uma das grandes conquistas de 2019 para pacientes hemofílicos foi a incorporação do medicamento Hemcibra® (emicizumabe) para o tratamento de indivíduos com hemofilia A e inibidores ao Fator VIII refratários ao tratamento de imunotolerância. A incorporação ocorreu após recomendação publicada em relatório da Comissão Nacional de Incorporação de Tecnologias no Sistema Único em Saúde (CONITEC) sobre essa tecnologia.</text:p>
            <text:p/>
            <text:p>Após publicação da portaria de incorporação, que ocorreu em novembro, o SUS tem até 180 dias para ofertar o tratamento. A incorporação de emicizumabe amplia as opções de tratamento para pessoas que convivem com a hemofilia, proporcionando qualidade e de vida e a possibilidade de viverem novas experiências.</text:p>
            <text:p/>
            <text:p>Além do novo tratamento, diversas iniciativas foram realizadas nos últimos anos para melhorar a qualidade de vida dos pacientes, como: ações de incremento ao diagnóstico, monitoramento e avaliação, vigilância epidemiológica, tratamento domiciliar, profilaxia para hemofilia grave, tratamento de imunotolerância para pacientes que desenvolveram aloanticorpos contra o fator infundido, dentre outras. Com a estratégia das profilaxias adotadas pelo Brasil verificou-se uma queda dos episódios de sangramento espontâneos, por volta de 10% ao ano.</text:p>
            <text:p/>
            <text:p>O QUE É HEMOFILIA?</text:p>
            <text:p/>
            <text:p>As hemofilias são distúrbios genéticos e hereditários que acometem quase que exclusivamente os homens. Elas comprometem a capacidade do corpo de coagular o sangue, tão necessária para interromper as hemorragias. Isso acontece quando há ausência de proteínas, substâncias que, dentre inúmeras funções, ajudam na coagulação. Quando uma pessoa corta alguma parte do corpo e começa a sangrar, são as proteínas que entram em ação para estancar o sangramento. Esse processo é chamado de coagulação. As pessoas portadoras de hemofilia, não possuem essas proteínas e sangram mais.</text:p>
            <text:p/>
            <text:p>A hemofilia do tipo A, por exemplo, decorre da falta do Fator VIII da coagulação e acomete 1 a cada 10 mil homens nascidos vivos. A hemofilia do tipo B decorre da falta do Fator IX da coagulação e acomete 1 a cada 50 mil homens nascidos vivos.</text:p>
            <text:p/>
            <text:p>A hemofilia ainda não tem cura e seu tratamento é feito através da reposição do fator de coagulação deficiente, através da infusão endovenosa dos concentrados de fator deficiente (VIII, na hemofilia A ou IX, na hemofilia B), que tem como objetivo prevenir e tratar as hemorragias.</text:p>
            <text:p/>
          </table:table-cell>
          <table:table-cell office:value-type="string" calcext:value-type="string">
            <text:p>sem compartilhamento</text:p>
          </table:table-cell>
        </table:table-row>
        <table:table-row table:style-name="ro44">
          <table:table-cell office:value-type="string" calcext:value-type="string">
            <text:p/>
            <text:p/>
            <text:p>A dengue coloca um quarto da população mundial sob riscos de saúde, de acordo com a Organização Mundial da Saúde (OMS). Um estudo indica que atenção à mulher grávida infectada com dengue deve ser ainda maior, devido ao risco de morte ser três vezes maior do que em gestantes sem a doença. O risco de óbito materno chega a ser 450 vezes maior quando a mulher possui dengue hemorrágica, a forma mais grave da infecção.</text:p>
            <text:p/>
            <text:p>O artigo tem como principal autora a epidemiologista Enny Paixão, pesquisadora do Centro de Integração de Dados e Conhecimento para Saúde (Cidacs/Fiocruz Bahia), e foi publicado com o título Dengue in pregnancy and maternal mortality: a cohort analysis using routine data no periódico Scientific Reports, da Nature.</text:p>
            <text:p/>
            <text:p>O estudo faz parte da tese de doutorado de Paixão, realizado na London School Hygiene of Tropical Medicine, sob a orientação da professora Laura Rodrigues. No ano passado, a pesquisa conduzida por Paixão já havia relacionado à dengue durante a gestação com o aumento do risco de óbito fetal. Além do Cidacs/Fiocruz Bahia, da London School, a pesquisa foi feita com a participação também de pesquisadores do Instituto de Saúde Coletiva (ISC) da Universidade Federal da Bahia (Ufba).</text:p>
            <text:p/>
            <text:p>Metodologia</text:p>
            <text:p/>
            <text:p>Para obter essas evidências, a pesquisa usou dados obtidos de bases governamentais, os chamados dados administrativos, dos Sistema de Informação sobre Nascidos Vivos (Sinasc), o Sistema de Informação de Agravos de Notificação (Sinan) e Sistema de Informação sobre Mortalidade (SIM). O estudo foi realizado por meio de técnica denominada linkage probabilístico, em que as informações (como nome e data de nascimento) de diferentes bases são cruzadas com o intuito de encontrar o mesmo indivíduo.</text:p>
            <text:p/>
            <text:p>No período entre 1º de janeiro de 2007 e 31 de dezembro de 2012, houve 10.259 registros de óbitos maternos por diferentes causas. Para compor a amostra estudada, foram excluídas os registros de mulheres com diagnóstico de aborto ou com os óbitos fetais (pois o grupo de comparação eram nascidos vivos), os óbitos de mulheres que não foram associadas nem com os óbitos fetais, nem com os nascidos vivos,  e aqueles que não havia como atribuir a situação de dengue ou não. Assim ao final foram utilizados 4.053 mortes maternas e 17.391.826 nascidos vivos como grupo comparação.</text:p>
            <text:p/>
            <text:p>Relevância</text:p>
            <text:p/>
            <text:p>Os resultados encontrados no estudo demonstram a importância de priorizar os exames de diagnóstico de dengue durante o periodo gestacional. Quando a dengue foi diagnosticada por análise dos sintomas, esse grupo revelou três vezes mais riscos de morte. Já quando o diagnóstico foi confirmado por exame laboratorial, esse risco aumentou em oito vezes.</text:p>
            <text:p/>
            <text:p>Já quando a paciente apresentou o quadro de dengue hemorrágica confirmado por análise laboratorial, houve o aumento de mortalidade materna em 450 vezes. Os autores destacam que mudanças fisiológicas na gestação podem mascarar sintomas de dengue hemorrágica, dificultando o diagnóstico. Isso implica que, provavelmente, há casos de dengue hemorrágica que chegaram ao óbito sem serem diagnosticados.</text:p>
            <text:p/>
            <text:p>O estudo também observou que pré-eclâmpsia e eclâmpsia, complicações associadas ao descontrole da pressão arterial na gravidez, eram mais frequentes no grupo com dengue. “No nosso estudo achamos que a frequência dessas complicações foi maior no grupo com dengue do que no grupo comparação, mas outros estudos precisam ser feitos para verificar essa relação”, afirmou a pesquisadora Enny Paixão. “Quando a infecção for diagnosticada, a paciente deve ser acompanhada de perto para se evitar o óbito”, diz.</text:p>
            <text:p/>
            <text:p>Mortes maternas</text:p>
            <text:p/>
            <text:p>Para o estudo, foi utilizada a definição da 10ª revisão da Classificação Internacional de Doença (CID-10) em que é considerada morte materna “a morte de uma mulher durante a gestação ou dentro de um período de 42 dias após o término da gestação, independentemente da duração ou da localização da gravidez, devida a qualquer causa relacionada com ou agravada pela gravidez ou por medidas em relação a ela, porém não devida a causas acidentais ou incidentais”, em conformidade com a OMS.</text:p>
            <text:p/>
            <text:p>Reduzir a mortalidade materna é um Objetivos de Desenvolvimento do Milênio (ODM). No Brasil, de acordo com a publicação Saúde Brasil: 2017 – Uma análise da situação de saúde e os desafios para o alcance dos Objetivos de Desenvolvimento Sustentável, houve um aumento na vigilância de houve um aumento na investigação da morte materna o percentual de incremento de óbitos maternos entre a notificação do óbito e a classificação obtida após a investigação tem se mostrado inconstante entre as unidades da Federação ao longo dos anos. No Brasil, em 2015, o incremento foi de 28%, sendo os maiores incrementos observados na Região Sudeste (35%) e Nordeste (28%).</text:p>
            <text:p/>
          </table:table-cell>
          <table:table-cell office:value-type="string" calcext:value-type="string">
            <text:p>sem compartilhamento</text:p>
          </table:table-cell>
        </table:table-row>
        <table:table-row table:style-name="ro38">
          <table:table-cell office:value-type="string" calcext:value-type="string">
            <text:p>Relações familiares, hábitos de vida e consequências físicas e emocionais sofreram alterações na vida dos sobreviventes da doença, apontou estudo do INCA</text:p>
            <text:p/>
            <text:p>“Sem chão”. Esse foi o primeiro sentimento que a servidora pública, Osmarina Gomes, de 55 anos, e sua família tiveram após ser diagnosticada com câncer de mama, em 2001. Mas, após receber o apoio da família e realizar todo o tratamento no Sistema Único de Saúde (SUS), hoje é uma das sobreviventes do câncer. Casos semelhantes ao de Osmarina foram o objeto da pesquisa “Compreendendo a Sobrevivência ao Câncer na América Latina: os casos do Brasil”, divulgada pelo Ministério da Saúde e o Instituto Nacional de Câncer (INCA), nesta segunda-feira (04/02), na sede do INCA, no Rio de Janeiro, durante cerimônia em alusão ao Dia Mundial do Câncer.</text:p>
            <text:p/>
            <text:p>Com o crescimento do número de casos novos e as atuais taxas de sobrevida para o câncer no Brasil, o número de pessoas que sobrevive à doença tem aumentado significativamente, tornando o acompanhamento desse grupo um grande desafio para a rede de saúde. Desta forma, o estudo apresentado tem uma abordagem qualitativa e aprofundou temas ligados à sobrevivência em entrevistas com pacientes e familiares.</text:p>
            <text:p/>
            <text:p>De acordo com a diretora do Departamento de Atenção Especializada e Temática, do Ministério da Saúde, Maria Inez Gadelha, o levantamento é importante para identificar que a população é a principal aliada na prevenção da doença. “O controle do câncer exige muito mais que acesso, organização de serviço, diagnóstico e tratamento. Ele exige uma população atenta, consciente de que ela tem o maior ativo nesse controle. Se nós adotarmos hábitos saudáveis de vida, combater o sedentarismo e o tabagismo, poderíamos evitar cerca de 70 mil mortes por câncer”, pontuou dra. Maria Inez Gadelha.</text:p>
            <text:p/>
            <text:p>Para o estudo, foram entrevistados 47 indivíduos diagnosticados há pelo menos 12 meses com câncer de próstata, mama, colo de útero ou Leucemia Linfoblástica Aguda (LLA) e 12 familiares/cuidadores, em hospitais públicos e privados, nas capitais Rio de Janeiro (RJ) e Fortaleza (CE) em 2014 e 2015.</text:p>
            <text:p/>
            <text:p>A maioria dos entrevistados já havia sido submetida ao tratamento e estava na fase de acompanhamento oncológico, que pode durar até cinco anos. Outros entrevistados ainda estavam na fase final do tratamento ou no período de tempo entre 5 e 18 anos após o diagnóstico. De acordo com o INCA, estudos apontam que, a sobrevida mediana estimada, com base em registros de câncer, para o câncer de mama é de 75%, para o câncer de próstata, de 92%, para o câncer do colo do útero, de 60% e para LLA na infância, 66%.</text:p>
            <text:p/>
            <text:p>A pesquisa “Compreendendo a Sobrevivência ao Câncer na América Latina” se baseou em três vertentes: consequências físicas, emocionais e socioeconômicas do tratamento; mudanças no estilo de vida; e atendimento pela rede de atenção oncológica pública e privada. Entre alguns dos resultados, foi apontada a importância de se ter suporte emocional não só para os pacientes como também para os familiares, que também sofrem no processo. Outra constatação foi que a doença estreitou laços afetivos e atraiu a manifestação de apoio e solidariedade vindos de grupos familiares, religiosos, colegas de trabalho e também dos profissionais de saúde.</text:p>
            <text:p/>
            <text:p>A pesquisa trouxe o relato dos pacientes e de familiares que apontaram a necessidade de alterações nas atividades do dia a dia, após o tratamento da doença. Eles citam, por exemplo, o retorno às atividades laborais, alguns agora com restrições físicas e emocionais importantes. Ainda nos relatos, os familiares, em função do cuidado intensivo que alguns indivíduos com câncer passam a demandar, destacaram a necessidade de adaptar horários de trabalho e lazer.</text:p>
            <text:p/>
            <text:p>Ainda durante a cerimônia no Inca, foi lançada a Campanha “Eu sou e eu vou”, da União Internacional para o Controle do Câncer (UICC), da qual a diretora-geral do INCA, Ana Cristina Pinho, é integrante. A ação tem o objetivo de fazer um apelo ao compromisso pessoal e representar o poder que uma ação individual tomada no momento presente tem de impactar o futuro. Além disso, a campanha tem o intuito de informar ao indivíduo que ele tem o poder de reduzir o impacto do câncer na sua vida, na vida das pessoas com quem convive e no mundo. A campanha terá duração de três anos (2019-2021).</text:p>
            <text:p/>
            <text:p>"A campanha é importante porque nos faz compreender nosso papel na sociedade em relação à doença. E mostra que podemos mudar nossos hábitos, nos informar, ter um papel de destaque, com relação à prevenção da doença", destacou a diretora-geral do Instituto Nacional de Câncer (INCA), Ana Cristina Pinho.</text:p>
            <text:p/>
            <text:p>HÁBITOS SAUDÁVEIS CONTRIBUEM NO TRAMENTO DO CÂNCER</text:p>
            <text:p/>
            <text:p>Estimular o consumo de alimentos frescos e ricos em nutrientes, reduzir o sedentarismo, além de evitar o uso abusivo de álcool e o tabagismo, por exemplo, podem contribuir na mudança dos comportamentos de risco para doenças crônicas, como o câncer. Por isso, o Ministério da Saúde trata esses temas como prioridade.</text:p>
            <text:p/>
            <text:p>Desde 2011, os municípios recebem recursos financeiros para implantar o programa Academia da Saúde. Atualmente, o programa conta com mais 3.800 polos habilitados. Nesses locais, a população pode contar com uma infraestrutura e equipamentos adequados; e profissionais qualificados para promover práticas corporais e atividade física, promoção da alimentação saudável e educação em saúde. Além disso, a pasta adotou internacionalmente metas para frear o crescimento do excesso de peso e obesidade no país.</text:p>
            <text:p/>
            <text:p>Outra ação para a promoção da alimentação saudável é o Guia Alimentar para a População Brasileira, do Ministério da Saúde. Em parceria com a Associação Brasileira das Indústrias da Alimentação (ABIA), o Ministério também conseguiu retirar mais de 17 mil toneladas de sódio dos alimentos processados em quatro anos.</text:p>
            <text:p/>
            <text:p>PREVENÇÃO E TRATAMENTO</text:p>
            <text:p/>
            <text:p>O Sistema Único de Saúde oferta exames preventivos, como mamografia e papanicolau, e tratamento integral e gratuito para todos os tipos de câncer, seja paliativo, medicamentoso, cirurgias oncológicas, radioterapia e quimioterapia. Todos os hospitais do SUS, habilitados em oncologia, recebem mensalmente recursos federais para a compra e oferta de medicamentos. Em 2018, o Ministério da Saúde destinou R$ 5 bilhões para essas unidades.</text:p>
            <text:p/>
            <text:p>O Ministério da Saúde também oferece gratuitamente outros sete medicamentos: a talidomida para o tratamento do mieloma múltiplo, do mesilato de imatinibe para a quimioterapia do tumor do estroma gastrointestinal (GIST), da leucemia mieloide crônica e da leucemia linfoblástica aguda cromossoma Philadelphia positivo; o trastuzumabe, para a quimioterapia do carcinoma de mama inicial e locorregionalmente avançado; o rituximabe, para a quimioterapia do linfoma difuso de grandes células B e do linfoma folicular; e o dasatinibe e onilotinibe para a quimioterapia da leucemia mieloide crônica de adultos.</text:p>
            <text:p/>
            <text:p>Para o Brasil, foram estimados para 2018 e válidos para 2019, 417.010 novos casos de câncer (excluindo câncer de pele não melanoma). O de próstata ocupa o primeiro lugar geral e o primeiro entre os homens, com 68.220 novos casos. O de mama é o segundo total e o primeiro entre as mulheres com 59.700 novos casos. O do colo do útero ocupa o sexto lugar geral e o terceiro entre as mulheres, com 16.370 novos casos, enquanto as leucemias estão em nono lugar, com 10.800 novos casos, de acordo com o INCA.</text:p>
            <text:p/>
          </table:table-cell>
          <table:table-cell office:value-type="string" calcext:value-type="string">
            <text:p>sem compartilhamento</text:p>
          </table:table-cell>
        </table:table-row>
        <table:table-row table:style-name="ro45">
          <table:table-cell office:value-type="string" calcext:value-type="string">
            <text:p>Pular, cantar, dançar, beijar — talvez.</text:p>
            <text:p/>
            <text:p>Aproveitar festas como o carnaval que se aproxima pedem muita energia, e há um produto na prateleira de mercado mais próxima que promete entregar isso com alguns goles: as bebidas energéticas.</text:p>
            <text:p/>
            <text:p>Só que, nos últimos anos, a bebida, associada na publicidade aos esportes, a atividades saudáveis e à vitalidade, vem sendo estudada por seus possíveis impactos negativos justamente na saúde. Autoridades pelo mundo também estão atentas ao tema — como no Reino Unido, onde o governo abriu uma consulta pública em 2018 e ainda analisa a possibilidade de proibição da venda dos energéticos a pessoas menores que determinada idade, possivelmente 16 ou 18 anos.</text:p>
            <text:p/>
            <text:p>Os defensores do banimento apontam para aquilo que vem sendo alvo de estudos e preocupações: os efeitos de dois dos principais componentes destas bebidas, o açúcar e a cafeína. Há grupos considerados especialmente vulneráveis, como os mais jovens, cujos organismos são mais suscetíveis a altas doses dessas substâncias e que não têm maiores impedimentos para comprar os energéticos.</text:p>
            <text:p/>
            <text:p>"Todos temos a responsabilidade de proteger as crianças de produtos que afetam sua saúde e educação, e sabemos que bebidas repletas de cafeína e, muitas vezes, açúcar, estão se tornando um item comum na dieta delas", argumentou na época Steve Brine, subsecretário para Saúde Pública no Reino Unido.</text:p>
            <text:p/>
            <text:p>Ao mesmo tempo, representantes da indústria reclamam que uma medida do tipo discrimina um único produto, entre muitos que também carregam esses ingredientes.</text:p>
            <text:p/>
            <text:p>Em dezembro de 2018, uma avaliação técnica do Comitê de Ciência e Tecnologia do Parlamento britânico relatório concluiu não haver evidências científicas suficientes para sustentar um banimento.</text:p>
            <text:p/>
            <text:p>"O consumo de bebidas energéticas tem correlação com pessoas jovens adotando comportamentos de risco, como beber álcool e fumar, mas não é possível determinar se há uma causalidade nisso", diz o relatório da comissão. "Do nosso ponto de vista, não há evidências suficientes sobre se os hábitos de consumo das crianças são significativamente diferentes para bebidas energéticas em comparação com outros produtos com cafeína, como chá e café."</text:p>
            <text:p/>
            <text:p>No Brasil, segundo dados da consultoria Kantar, do volume de energéticos consumidos em 2019, 1% ficou na faixa dos 11 a 17 anos; 26% de 18 a 29 anos; 18% de 30 a 39 anos; 28% de 40 a 49 anos; e 28% na parcela de pessoas com mais de 50 anos.</text:p>
            <text:p/>
            <text:p>Com o carnaval se aproximando no país, a reportagem consultou especialistas e levantou dados sobre os efeitos para a saúde dos energéticos — que de acordo com levantamento da consultoria Kantar, é o terceiro tipo de bebida que mais cresce em penetração (percentual de indivíduos que consomem o produto) no consumo fora do lar no Brasil, atrás da cerveja e água de coco.</text:p>
            <text:p/>
            <text:p>Spoiler: com doses relativamente altas de açúcar e cafeína, é o consumo excessivo destas bebidas — como várias latas em uma noite ou latas contendo quantidades grandes de líquido — que mais preocupa, e isso para pessoas mais velhas também. A realidade de ingestão dos energéticos também acende o alerta: eles muitas vezes são combinados com o álcool, cenário que gera preocupações extras (entenda abaixo).</text:p>
            <text:p/>
            <text:p>Confira também, no final da matéria, o posicionamento da associação que representa as marcas de bebidas energéticas no Brasil.</text:p>
            <text:p/>
            <text:p>O papel de velhos conhecidos: açúcar e cafeína</text:p>
            <text:p/>
            <text:p>Tecnicamente, a "energia" prometida por estas bebidas, como em qualquer alimento, viria das calorias — ou seja, dos chamados macronutrientes, como as gorduras, os açúcares e proteínas, que são como combustível para o nosso corpo. Portanto, nos energéticos, a principal fonte de energia é mesmo o açúcar, explicou à BBC News Brasil Ellen Cristini de Freitas, pós-doutora em ciências médicas e professora da Universidade de São Paulo (USP) em Ribeirão Preto na área de nutrição e educação física.</text:p>
            <text:p/>
            <text:p>O açúcar normalmente está nestas bebidas em doses de 10 a 30 g por cerca de 250 ml, a depender da marca — a reportagem consultou os rótulos de várias delas comercializadas no Brasil, considerando as do tipo padrão, ou seja, excluindo as versões com redução de açúcar ou sugar free.</text:p>
            <text:p/>
            <text:p>Em geral, um produto com mais de 15 gramas de açúcar por 100 gramas é considerado como de alto teor de açúcar.</text:p>
            <text:p/>
            <text:p>Em 2015, a Organização Mundial de Saúde (OMS) estabeleceu a recomendação de consumo diário de açúcar para uma dieta saudável a 5% do total de calorias ingeridas. O limite máximo é de 10%. Assim, considerando também a recomendação genérica de que uma pessoa adulta consuma aproximadamente 2 mil calorias por dia, o limite máximo de 10% corresponde a 50 g de açúcar diários; e o limite considerado ideal, de 5%, a 25 g. O açúcar que está presente naturalmente em frutas, verduras, legumes e leite fresco não deve ser considerados nestes números.</text:p>
            <text:p/>
            <text:p>Os problemas para a saúde do excesso de açúcar são bem sabidos: danos aos dentes, sobrepeso e obesidade, problemas cardíacos, alguns tipos de câncer e diabetes.</text:p>
            <text:p/>
            <text:p>Se o açúcar dá "energia", a cafeína é a responsável pelo "estímulo" trazido por estas bebidas, explica Ellen Cristini de Freitas. Há também a taurina (um aminoácido naturalmente presente no nosso corpo e em peixes e frutos do mar ingeridos) — mas em quantidades (nos energéticos) que, para Freitas, não são relevantes o suficiente para gerar os efeitos positivos ou negativos tipicamente associados a ela.</text:p>
            <text:p/>
            <text:p>"Tanto a taurina quanto a cafeína são conhecidas como drogas psicoativas, ou seja, estimulantes diretos do sistema nervoso central — especialmente a cafeína. Nos 45 minutos iniciais, há um pico (da substância) na circulação, deixando o indivíduo mais alerta, atento, concentrado. Reduz-se o cansaço, a fadiga mental. Depois, o efeito da cafeína começa a cair e vem o efeito do açúcar", explica a pesquisadora.</text:p>
            <text:p/>
            <text:p>Nos energéticos, há aproximadamente 80 a 90 mg de cafeína para cada 250 ml de bebida. O consumo recomendado de cafeína para adultos é de até 400 mg por dia. Já crianças com menos de 12 anos não devem consumir cafeína; e, dos 12 e 18 anos, o consumo não deve passar de 100 mg por dia, de acordo com a Academia Americana de Pediatria.</text:p>
            <text:p/>
            <text:p>Assim, mais uma vez, é a dosagem ingerida que preocupa — principalmente por seus efeitos de curto prazo, como irritabilidade, aumento da pressão arterial e da frequência cardíaca e piora no sono. Já o impacto da cafeína em problemas crônicos, como a hipertensão, ainda não têm tanta sustentação científica assim.</text:p>
            <text:p/>
            <text:p>O cardiologista Roberto Kalil, professor da Faculdade de Medicina da USP e diretor do Centro de Cardiologia do Hospital Sírio-Libanês, destaca que ainda é preciso entender melhor os desdobramentos da combinação entre taurina e cafeína, "combo" que alguns estudos já mostraram potencializar os efeitos da última.</text:p>
            <text:p/>
            <text:p>"Sabemos que o excesso destes estimulantes promove a liberação de hormônios de excitação, como a adrenalina e noradrenalina, que favorecem o aumento da pressão arterial, da frequência cardíaca e promovem a vasoconstricção dos vasos", escreveu à BBC News Brasil Kalil, que também é presidente do Instituto do Coração (inCor/HCFMUSP).</text:p>
            <text:p/>
            <text:p>"Assim, as principais complicações cardiovasculares decorrentes do uso em excesso dos energéticos são as arritmias (aumento desordenado da frequência cardíaca) e os picos hipertensivos. Em casos extremos, podem causar infarto agudo do miocárdio."</text:p>
            <text:p>Quanto há de cafeína em:</text:p>
            <text:p/>
            <text:p>- Uma caneca de café solúvel: 100 mg</text:p>
            <text:p/>
            <text:p>- Uma caneca de café filtrado: 140 mg</text:p>
            <text:p/>
            <text:p>- Uma caneca de chá preto: 75 mg</text:p>
            <text:p/>
            <text:p>- Uma lata de Coca-Cola: 35 mg</text:p>
            <text:p/>
            <text:p>- Uma lata de 250ml de energético: entre 80 e 90 mg</text:p>
            <text:p/>
            <text:p>- Uma barra de chocolate puro: cerca de 25 mg</text:p>
            <text:p/>
            <text:p>- Uma barra de chocolate ao leite: menos de 10 mg</text:p>
            <text:p>A mistura com o álcool</text:p>
            <text:p/>
            <text:p>Se a cafeína nos energéticos tem o papel de colocar o pé no "acelerador", o álcool, que muitas vezes se junta na forma de vodca ou uísque, por exemplo, seria como colocar o pé no "freio" ao mesmo tempo.</text:p>
            <text:p/>
            <text:p>Essa é a analogia escolhida por Erica Siu, coordenadora do Centro de Informações sobre Saúde e Álcool (CISA), para falar dos problemas de se misturar energético com álcool, combo frequente nas noites.</text:p>
            <text:p/>
            <text:p>Ela explica que as drogas são classificadas em três grupos: as depressoras do sistema nervoso central (cujo principal órgão é o cérebro); as estimulantes; e as perturbadoras. As primeiras reduzem funções cognitivas como memória e concentração; as estimulantes, o contrário. Já as perturbadoras alteram a percepção dos sentidos e produzem alucinações.</text:p>
            <text:p/>
            <text:p>"A cafeína é um estimulante e o álcool, um depressor. E é justamente esse contraponto que as pessoas tentam fazer: tomar um estimulante para contrapor os efeitos depressores do álcool, como o sono, para, por exemplo, durar mais na noite", aponta Siu, com formação em biomedicina e especialização em dependência química.</text:p>
            <text:p/>
            <text:p>"Você pode até mascarar os efeitos depressores do álcool, o problema é que a mistura não corta os efeitos do álcool em si, mas sim a percepção da embriaguez. Tem vários estudos mostrando que a mistura leva a comportamentos de risco mais intensos, como beber maior quantidade de álcool e ter comportamento sexual de risco."</text:p>
            <text:p/>
            <text:p>Ela destaca também que a mistura muitas vezes é feita para adocicar o gosto do álcool — não à toa, em uma pesquisa de mercado da Kantar, os consumidores apontaram o sabor dos energéticos como o principal motivador para seu consumo.</text:p>
            <text:p/>
            <text:p>Além disso, tanto a cafeína presente nos energéticos quanto o álcool são diuréticos, ou seja, aumentam o fluxo urinário e, com isso, podem levar mais facilmente à desidratação. Por isso, Siu recomenda, primeiro, que não se faça a mistura álcool e energéticos; e, quando houver o consumo desses produtos, que seja acompanhado da hidratação e alimentação.</text:p>
            <text:p/>
            <text:p>Kalil também alerta para os efeitos da combinação na saúde cardiovascular.</text:p>
            <text:p/>
            <text:p>"A associação da cafeína com bebida alcoólica pode se tornar uma bomba relógio no sistema cardiovascular, mesmo nos mais jovens. Se a pessoa já tem doença cardiovascular, como arritmias cardíacas e doença das coronárias, o cuidado tem que ser redobrado", alerta.</text:p>
            <text:p/>
            <text:p>"O álcool em excesso, por si só, já acelera o coração e faz subir a pressão arterial. Logo, com energético, os efeitos são potencializados. Sintomas como tremores e dor de cabeça também podem acontecer."</text:p>
            <text:p/>
            <text:p>Como produto ultraprocessado, energéticos deveriam sofrer restrições, diz organização</text:p>
            <text:p/>
            <text:p>Para além dos impactos fisiológicos, Paula Johns, diretora da organização ACT Promoção da Saúde — que nasceu motivada pela agenda antitabaco — alerta também para as ações publicitárias e de marketing desses produtos.</text:p>
            <text:p/>
            <text:p>"Eles são propagandeados como bons para a saúde, associados a atividades esportivas... Mas os energéticos trazem mais danos do que benefícios. Eles estão absolutamente dentro da categoria de ultraprocessados", afirmou Johns à BBC News Brasil, referindo-se ao grupo de alimentos cujo consumo não é recomendado por ter altos níveis de sal, açúcar e gordura, além de uma lista de muitos ingredientes, boa parte deles artificiais.</text:p>
            <text:p/>
            <text:p>"Sendo uma bebida açucarada, os energéticos devem estar submetidos às políticas que defendemos para os ultraprocessados: primeiro, serem sobretaxados; segundo, não deveria ser permitida sua publicidade; terceiro, deveriam vir com rótulos frontais informando sobre a quantidade de açúcar e outros componentes nocivos", defende.</text:p>
            <text:p/>
            <text:p>Hoje, as latas de energéticos trazem em seu verso a recomendação de que "crianças, gestantes, nutrizes, idosos e portadores de enfermidades" devem "consultar o médico antes de consumir o produto". Além disso, há a advertência de que "não é recomendado o consumo com bebida alcoólica".</text:p>
            <text:p/>
            <text:p>Mas as restrições pelo poder público mais explícitas talvez se limitem a regras da Agência Nacional de Vigilância Sanitária (Anvisa) que determinam as quantidades de cafeína e taurina nestas bebidas — respectivamente 35 mg por 100 ml; e 400 mg por 100 ml.</text:p>
            <text:p>O que dizem os produtores de energéticos</text:p>
            <text:p/>
            <text:p>Em documento enviado à BBC News Brasil, a Associação Brasileira das Indústrias de Refrigerantes e de Bebidas não Alcoólicas (ABIR), que representa o segmento, afirmou que a "venda de bebidas energéticas ocorre em mais de 165 países, estando em conformidade com as melhores e mais aprimoradas regulações internacionais".</text:p>
            <text:p/>
            <text:p>"A ABIR informa ainda que diversas pesquisas e literaturas nacionais e internacionais comprovam e atestam que as bebidas energéticas não são prejudiciais à saúde e/ou relacionadas a ocorrências de doenças, se consumidas com segurança".</text:p>
            <text:p/>
            <text:p>"Além disso, importante frisar que a quantidade dos componentes presentes nessas bebidas não tem qualquer efeito maléfico à saúde, podendo, inclusive, serem encontrados em alimentos habitualmente consumidos pela população em geral."</text:p>
            <text:p/>
            <text:p>A associação cita ainda pareceres da Autoridade Europeia para a Segurança dos Alimentos (EFSA) e do Committee on Toxicity of Chemicals in Food, Consumer Products and the Environment (COT) afirmando que não há indicação de que as bebidas energéticas tenham qualquer efeito específico, positivo ou negativo, quando combinadas com bebidas alcoólicas.</text:p>
            <text:p/>
            <text:p>A ABIR evoca ainda uma pesquisa do Hospital de Clínicas de Porto Alegre, publicada em 2016 no periódico Jama Internal Medicine, que descartou os efeitos nocivos da cafeína para pacientes que sofrem de arritmia.</text:p>
            <text:p/>
          </table:table-cell>
          <table:table-cell office:value-type="string" calcext:value-type="string">
            <text:p>sem compartilhamento</text:p>
          </table:table-cell>
        </table:table-row>
        <table:table-row table:style-name="ro16">
          <table:table-cell office:value-type="string" calcext:value-type="string">
            <text:p>Toda vez que se fala em má formação em bebês devido ao Aedes aegypti logo se imagina a microcefalia, causada pelo vírus da zika. Mas a novidade científica é que a dengue, transmitida pelo mesmo vetor e velha conhecida dos brasileiros, pode aumentar em 50% as chances de a criança nascer com problemas neurológicos. Estas conclusões fazem parte das investigações de pesquisadores do Centro de Integração de Dados e Conhecimentos para Saúde (Cidacs) da Fiocruz Bahia, do Instituto de Saúde Coletiva (ISC) da Universidade Federal da Bahia (UFBA) e da London School of Hygiene and Tropical Medicine (LSHTM).</text:p>
            <text:p/>
            <text:p>Observando os registros de 16 milhões de nascidos vivos, entre 2006 e 2012, os pesquisadores encontraram uma taxa de 6 crianças com má formação congênita a cada 100 mil nascidos. Contudo, quando a mãe apresentou quadro de dengue durante a gestação as chances de a criança apresentar má-formação neurológica foi 50% maior do que aquelas mães que não tiveram dengue. O achado foi divulgado no artigo Symptomatic Dengue during Pregnancy and Congenital Neurologic Malformations, publicado na edição de setembro da revista Emerging Infectious Diseases, do Center for Diseases Controls and Prevention (CDC).</text:p>
            <text:p/>
            <text:p>A epidemiologista Enny Paixão, que lidera a investigação, frisa que as anomalias neurológicas durante a gestação são consideradas raras, ocorrendo em apenas 0.08% dos nascimentos da amostra. E é justamente por serem eventos bastante raros, que esses desfechos somente puderam ser observados agora, com estudos de grande volume de dados. O estudo observou que má-formações da medula espinhal e do cérebro foram quatro vezes mais frequentes em mulheres com dengue durante a gestação. Entretanto, não foi observado associação com microcefalia.</text:p>
            <text:p/>
            <text:p>Estudos anteriores</text:p>
            <text:p/>
            <text:p>Este grupo de pesquisadores publicaram recentemente outros dois estudos sobre as consequências da dengue na gestação. Publicado na Scientific Reports, um dos achados mostra que a dengue pode aumentar em quatro vezes as chances de morte materna (mulheres que estão desde a gestação até a 42 dias após o parto). Os pesquisadores mostraram que em quadros com dengue hemorrágica as chances de morte chegam a ser 450 vezes maior.</text:p>
            <text:p/>
            <text:p>No estudo anterior, o grupo identificou que a dengue durante a gestação quase dobra a probabilidade de um bebê nascer morto ou morrer durante o parto, enquanto a dengue severa aumentaria em cinco vezes as chances de um natimorto.</text:p>
            <text:p/>
            <text:p>Sobre o Cidacs</text:p>
            <text:p/>
            <text:p>O Centro de Integração de Dados e Conhecimentos para Saúde (Cidacs) é uma instituição de estudos e pesquisas baseada em projetos interdisciplinares originados na integração de grande volume de dados. Com auxílio de recursos computacionais de alto desempenho e do conhecimento já acumulado pelos pesquisadores associados, o Cidacs contribui para a produção de conhecimentos científicos inovadores para ampliar o entendimento dos determinantes e das políticas sociais e ambientais sobre a saúde da população, além de apoiar tomadas de decisões em políticas públicas, em benefício da sociedade.</text:p>
            <text:p/>
          </table:table-cell>
          <table:table-cell office:value-type="string" calcext:value-type="string">
            <text:p>sem compartilhamento</text:p>
          </table:table-cell>
        </table:table-row>
        <table:table-row table:style-name="ro37">
          <table:table-cell office:value-type="string" calcext:value-type="string">
            <text:p>Crianças desobedientes, adolescentes rebeldes e até mesmo adultos cabeça-dura provavelmente já ouviram alguém dizer que eles estão provocando cabelos brancos nos outros. Agora, essas pessoas apontadas como irritantes podem ser "acusadas" com base científica.</text:p>
            <text:p/>
            <text:p>Cientistas do Centro de Pesquisa em Doenças Inflamatórias, da Fapesp, em parceria com pesquisadores de Harvard revelaram nesta quarta-feira (22/01) que o processo de despigmentação capilar pode ocorrer de maneira acelerada em pessoas sob condições de estresse ou depois de passar por um grande trauma.</text:p>
            <text:p/>
            <text:p>O estudo, que durou cerca de três anos, passou por diversos testes laboratoriais e foi publicado na revista científica Nature.</text:p>
            <text:p/>
            <text:p>O cientista Thiago Mattar Cunha afirmou que chegou à conclusão desse estudo graças a uma série de fatores imprevistos.</text:p>
            <text:p/>
            <text:p>"O nosso laboratório é sobre dor. Então injetamos uma toxina que gerava muita dor em camundongos sem saber para onde ir. A partir disso, vimos que eles ficavam com pelos brancos depois de quatro semanas. Foi inesperado. Quando fui fazer um sabático em Harvard, falei para um supervisor sobre esse achado e eles disseram que também estavam fazendo algo nessa linha e nos chamaram para colaborar", conta o cientista brasileiro à BBC News Brasil.</text:p>
            <text:p/>
            <text:p>A maior parte dos testes foi feita na universidade americana, coordenada pela professora de biologia regenerativa Ya-Chieh Hsu. A outra foi realizada nos laboratórios da USP de Ribeirão Preto, no interior de São Paulo.</text:p>
            <text:p/>
            <text:p>Os pesquisadores identificaram que o sistema nervoso simpático tem uma ligação muito próxima com o estresse.</text:p>
            <text:p/>
            <text:p>Responsável por controlar as respostas do organismo em situações de perigo por meio de uma onda de adrenalina e cortisol, ele faz o coração bater mais rápido, a pressão arterial subir, a respiração acelerar e as pupilas dilatarem.</text:p>
            <text:p/>
            <text:p>Tudo isso para que o corpo se prepare o mais rápido porssível para uma luta, esquiva ou fuga. A partir disso, eles passaram a tentar identificar possíveis formas de bloquear isso.</text:p>
            <text:p>Problema e solução</text:p>
            <text:p/>
            <text:p>Os cientistas brasileiros identificaram a ligação entre estresse e o surgimento de cabelos brancos após injetarem uma substância chamada resiniferatoxin — extraída da planta Euphorbia resinifera, parecida com um cacto, que causa uma forte dor e, consequentemente, um grande estresse em camundongos com pelos pretos.</text:p>
            <text:p/>
            <text:p>A aplicação foi feita com uma dose considerada alta pelos cientistas durante três dias consecutivos.</text:p>
            <text:p/>
            <text:p>"Cerca de quatro semanas após a injeção sistêmica da toxina, um aluno de doutorado observou que os animais estavam com os pelos completamente brancos. Aparecia em cerca de 30% a 40% dos pelos. Quanto maior o estresse, mais pelos brancos", afirmou o cientista brasileiro.</text:p>
            <text:p/>
            <text:p>Para o cientista Thiago Cunha, a grande importância desse estudo é demonstrar que há uma base científica por trás de uma crença popular. Historiadores relatam, inclusive, que um grande volume de cabelos brancos surgiu na cabeça da rainha Maria Antonieta durante a Revolução Francesa, em 1793, quando ela soube que seria guilhotinada.</text:p>
            <text:p/>
            <text:p>Mas os cientistas descobriram uma maneira de impedir esse surgimento dos pelos brancos. Eles identificaram que o estresse associado à dor causava o "amadurecimento" das células-tronco melanocíticas dentro do bulbo capilar, responsáveis pela produção de melanina, o pigmento que colore os fios.</text:p>
            <text:p/>
            <text:p>"Então tratamos os animais com guanetidina, um anti-hipertensivo capaz de inibir a neurotransmissão pelas fibras simpáticas e observamos que o processo de embranquecimento capilar foi bloqueado", afirmou Cunha.</text:p>
            <text:p/>
            <text:p>Em outro teste, essa neurotransmissão foi interrompida por uma cirurgia de retirada das fibras simpáticas. Isso também bloqueou o branqueamento capilar mesmo após a aplicação da injeção para indução da dor.</text:p>
            <text:p/>
            <text:p>"Esses e outros experimentos conduzidos demonstraram a participação da inervação simpática no processo de embranquecimento capilar e confirmaram que a dor atua, nesse modelo, como um potente estressor", afirmou.</text:p>
            <text:p/>
            <text:p>O cientista diz que não há uma pesquisa no sentido de criação de um medicamento que evitaria o embranquecimento do cabelo. Até porque as tinturas disponíveis hoje já resolvem a questão estética e não possuem efeitos colaterais que um medicamento pode causar.</text:p>
            <text:p/>
            <text:p>Para o pesquisador, é "bem provável" que outros sistemas do organismo sofram efeitos semelhantes ao identificado no bulbo capilar sob uma condição de estresse intenso.</text:p>
            <text:p/>
            <text:p>"A grande questão a partir de agora é avaliar se o branqueamento imediato pelo envelhecimento também possui esse mesmo mecanismo. Esse seria um dos desdobramentos a serem estudados a partir de alterações em células-tronco causadas pelo estresse, como alterações no intestino, medula óssea etc. Isso abre uma perspectiva de analisar o impacto do estresse em outras doenças."</text:p>
            <text:p/>
          </table:table-cell>
          <table:table-cell office:value-type="string" calcext:value-type="string">
            <text:p>sem compartilhamento</text:p>
          </table:table-cell>
        </table:table-row>
        <table:table-row table:style-name="ro16">
          <table:table-cell office:value-type="string" calcext:value-type="string">
            <text:p>Dados da Organização Mundial de Saúde (OMS) apontam que 16 milhões de brasileiros sofrem de diabetes. Ainda de acordo com o estudo, a taxa de incidência da doença cresceu 61,8% nos últimos dez anos. O Rio de Janeiro aparece como a capital brasileira com maior prevalência de diagnóstico médico da doença, com 10.4 casos a cada 100 mil habitantes. O diabetes é uma epidemia global e o Brasil ocupa o 4º lugar no ranking dos países com o maior número de casos, atrás de China, Índia e Estados Unidos. Vários fatores desempenham papel importante para este crescimento em países em desenvolvimento: obesidade, sedentarismo, alimentação inadequada. Além disso, as complicações (retinopatia, doença renal do diabetes, amputações, infartos e derrames) ainda são frequentes embora dados de mortalidade tenham apresentado discreta queda.</text:p>
            <text:p/>
            <text:p>De acordo com a pesquisadora Hermelinda Cordeiro Pedrosa, é preciso retomar uma política preventiva efetiva, que seja de estado e não de governo, pois doenças crônicas requerem planejamento e ações no médio e longo prazo, com educação de profissionais de saúde na atenção básica e implantação de equipes especializadas nos centros de média e alta complexidade, e certamente, educação de pacientes e familiares. Ela assumiu, em 2017, o desafio de presidir a Sociedade Brasileira de Diabetes. Formada pela Faculdade de Medicina de Campina Grande, a especialista deixou a região nordeste para fazer internato na Fundação Hospitalar do Distrito Federal (FHDF) que, na época, era ícone da saúde pública no país.  Ao longo da residência médica, ela conciliou os estudos com assistência, ensino e pesquisa, sendo preceptora na Residência em Clínica Médica do Hospital Regional de Taguatinga (HRT) e atuando fortemente na criação da Residência em Endocrinologia (2004) e Unidade de Endocrinologia do HRT (UENDO, 2012), além da Coordenação do Programa de Educação de Controle do Diabetes (PECD-DF) juntamente com José Bernardo Peniche e Maria Stela Dias (1997 a 2001).  Participou também da implantação do Centro de Pé Diabético, da criação da Residência em Endocrinologia (2004) e da Unidade de Endocrinologia do HRT (UENDO, 2012).</text:p>
            <text:p/>
            <text:p>Parceria</text:p>
            <text:p/>
            <text:p>Hoje, a pesquisadora atua em parceria com a Fiocruz em um projeto iniciado de forma pioneira pela Secretaria Estadual de Saúde (SES) do Distrito Federal, o Salvando o Pé Diabético, implementado na década de 90 e que contribuiu para a redução de 78% nas amputações no HRT.  O projeto se estendeu a vários estados brasileiros, resultou em grande visibilidade internacional e recebeu apoio do Ministério da Saúde até 2004.</text:p>
            <text:p/>
            <text:p>A médica conta que o pé diabético é uma das mazelas que provoca grande impacto nos custos e na qualidade de vida dos pacientes diabéticos. Ela lembra que a Fiocruz se interessou por um produto desenvolvido em Cuba, o Fator de Crescimento Epidérmico Humano Recombinante, Heberprot®, que apresentou resultados bastante promissores.</text:p>
            <text:p/>
            <text:p>Prevenção e ação</text:p>
            <text:p/>
            <text:p>O lema da gestão 2018-2019 da Sociedade Brasileira de Diabetes é educar, apoiar e transformar.  A presença de membros da diretoria e departamentos ligados à docência, saúde pública e pesquisa, acredita Hermelinda, fará com que as ações sejam conduzidas nesse sentido.  "Pretendemos dar continuidade aos projetos implantados e aperfeiçoar aqueles que requeiram ajustes, reforçar a integração entre os Departamentos da SBD e os ativos de comunicação da sociedade, visando estender conhecimento às áreas mais desfavorecidas do nosso país.  Também vem sido feitas uma série de parcerias com projetos internacionais, como as ações do Step by Step (Neuropatia e Pé Diabético), atividades em maior escala com a Worldwide e a World Diabetes Foundation e o Projeto Prevenção de Hipoglicemia, adaptado de um modelo do Reino Unido e conduzido pelo colega e amigo Dr. Simon Heller.</text:p>
            <text:p/>
            <text:p>Outra ação que merece destaque é a realização de projeto das regionais nacionais, que contribuirão na capacitação de professores para o Diabetes nas Escolas, além de avanços no Diabetes sem Fronteiras.</text:p>
            <text:p/>
          </table:table-cell>
          <table:table-cell office:value-type="string" calcext:value-type="string">
            <text:p>sem compartilhamento</text:p>
          </table:table-cell>
        </table:table-row>
        <table:table-row table:style-name="ro19">
          <table:table-cell office:value-type="string" calcext:value-type="string">
            <text:p>A incorporação dos quimioterápicos Pazopanibe e Sunitinibe foi no final do ano passado. Os medicamentos agem na diminuição e até na destruição do tumor</text:p>
            <text:p/>
            <text:p>Os pacientes com câncer renal terão duas novas opções de tratamento ofertadas no Sistema Único de Saúde (SUS). No final do ano passado, o Ministério da Saúde incorporou os medicamentos Pazopanibe e Sunitinibe que agem na diminuição e até destruição do tumor. A opção de tratamento foi incorporada com base na eficácia e segurança identificada nos dois insumos. A decisão já foi publicada no Diário Oficial da União (DOU) e estará disponível na rede pública em até 180 dias.</text:p>
            <text:p/>
            <text:p>A incorporação dos medicamentos contou com a participação da sociedade que enviou contribuições sobre as duas tecnologias durante Consulta Pública, realizada no ano passado, no site da Comissão Nacional de Incorporação de Tecnologias ao SUS (CONITEC). As sugestões recebidas apresentaram argumentos que mostraram a eficácia e segurança do Sunitinibe e do Pazopanibe em relação aos outros tratamentos já ofertados no SUS para o câncer renal.</text:p>
            <text:p/>
            <text:p>Os medicamentos para câncer são adquiridos e fornecidos aos usuários do SUS pelos hospitais habilitados credenciados e habilitados para atendimento em oncologia (UNACON ou CACON) com os recursos financeiros repassados pelo Ministério da Saúde. Os insumos Pazopanibe e Sunitinibe serão padronizados, adquiridos e fornecidos por cada hospital para seus usuários.</text:p>
            <text:p/>
            <text:p>No Brasil, o Instituto Nacional de Câncer (INCA) estima o surgimento de 6,2 mil casos de câncer renal por ano. A doença é o sétimo tipo cancerígeno mais comum entre os homens e o nono entre as mulheres. Na maioria dos casos, ele aparece de forma silenciosa, não apresentando sintomas em suas fases iniciais. Por esse motivo, é comum casos de pacientes que descobrem o tumor por acaso – ao fazer um exame de imagem durante um check-up de rotina ou para investigar outras suspeitas, por exemplo.</text:p>
            <text:p/>
            <text:p>Existem diferentes tipos de câncer que podem atingir o rim. O principal é conhecido como carcinoma renal de células claras (CRCC). Esse tipo de tumor corresponde a aproximadamente 75% dos casos de câncer neste órgão. No Brasil, a prevalência estimada é de 7 a 10 casos para cada 100 mil habitantes. O prognóstico desse tipo de câncer depende, dentre outros fatores, da idade do paciente e da rapidez em diagnosticar e tratar a doença.</text:p>
            <text:p>ASSISTÊNCIA AO CÂNCER</text:p>
            <text:p/>
            <text:p>O Sistema único de Saúde (SUS) oferta tratamento integral e gratuito para todos os tipos de câncer, seja paliativos, cirurgias oncológicas, radioterapia e quimioterapia. Todos os hospitais do SUS, habilitados em oncologia, recebem mensalmente recursos federais para a compra e oferta de medicamentos. O valor já está incluso no total pago para a realização dos procedimentos ambulatoriais e hospitalares para o tratamento de câncer. Os medicamentos variam de acordo com tipos existentes da doença. Assim, essas unidades têm autonomia para definirem o melhor produto a ser utilizado em cada caso.</text:p>
            <text:p/>
            <text:p>Além desse repasse, o Ministério da Saúde oferece gratuitamente outros sete medicamentos: a talidomida para o tratamento do mieloma múltiplo, do mesilato de imatinibe para a quimioterapia do tumor do estroma gastrointestinal (GIST), da leucemia mieloide crônica e da leucemia linfoblástica aguda cromossoma Philadelphia positivo; o trastuzumabe, para a quimioterapia do carcinoma de mama inicial e locorregionalmente avançado; o rituximabe, para a quimioterapia do linfoma difuso de grandes células B e do linfoma folicular; e o dasatinibe e onilotinibe para a quimioterapia da leucemia mieloide crônica de adultos.</text:p>
            <text:p/>
          </table:table-cell>
          <table:table-cell office:value-type="string" calcext:value-type="string">
            <text:p>sem compartilhamento</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Free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7P0" style:volatile="true" number:language="pt" number:country="BR">
      <number:text>R$ </number:text>
      <number:number number:decimal-places="0" loext:min-decimal-places="0" number:min-integer-digits="1" number:grouping="true"/>
      <number:text> </number:text>
    </number:number-style>
    <number:number-style style:name="N10107" number:language="pt" number:country="BR">
      <number:text>(R$ </number:text>
      <number:number number:decimal-places="0" loext:min-decimal-places="0" number:min-integer-digits="1" number:grouping="true"/>
      <number:text>)</number:text>
      <style:map style:condition="value()&gt;=0" style:apply-style-name="N10107P0"/>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style:text-properties fo:color="#ff0000"/>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2" loext:min-decimal-places="2" number:min-integer-digits="1" number:grouping="true"/>
      <number:text> </number:text>
    </number:number-style>
    <number:number-style style:name="N10109" number:language="pt" number:country="BR">
      <number:text>(R$ </number:text>
      <number:number number:decimal-places="2" loext:min-decimal-places="2" number:min-integer-digits="1" number:grouping="true"/>
      <number:text>)</number:text>
      <style:map style:condition="value()&gt;=0" style:apply-style-name="N10109P0"/>
    </number:number-style>
    <number:number-style style:name="N10110P0" style:volatile="true" number:language="pt" number:country="BR">
      <number:text>R$ </number:text>
      <number:number number:decimal-places="2" loext:min-decimal-places="2" number:min-integer-digits="1" number:grouping="true"/>
      <number:text> </number:text>
    </number:number-style>
    <number:number-style style:name="N10110" number:language="pt" number:country="BR">
      <style:text-properties fo:color="#ff0000"/>
      <number:text>(R$ </number:text>
      <number:number number:decimal-places="2" loext:min-decimal-places="2" number:min-integer-digits="1" number:grouping="true"/>
      <number:text>)</number:text>
      <style:map style:condition="value()&gt;=0" style:apply-style-name="N10110P0"/>
    </number:number-style>
    <number:date-style style:name="N10111" number:language="pt" number:country="BR">
      <number:day/>
      <number:text>/</number:text>
      <number:month/>
      <number:text>/</number:text>
      <number:year number:style="long"/>
    </number:date-style>
    <number:date-style style:name="N10112" number:language="pt" number:country="BR">
      <number:day/>
      <number:text>/</number:text>
      <number:month number:textual="true"/>
      <number:text>/</number:text>
      <number:year/>
    </number:date-style>
    <number:date-style style:name="N10113" number:language="pt" number:country="BR">
      <number:day/>
      <number:text>/</number:text>
      <number:month number:textual="true"/>
    </number:date-style>
    <number:date-style style:name="N10114" number:language="pt" number:country="BR">
      <number:month number:textual="true"/>
      <number:text>/</number:text>
      <number:year/>
    </number:date-style>
    <number:time-style style:name="N10115" number:language="pt" number:country="BR">
      <number:hours/>
      <number:text>:</number:text>
      <number:minutes number:style="long"/>
      <number:text> </number:text>
      <number:am-pm/>
    </number:time-style>
    <number:time-style style:name="N10116" number:language="pt" number:country="BR">
      <number:hours/>
      <number:text>:</number:text>
      <number:minutes number:style="long"/>
      <number:text>:</number:text>
      <number:seconds number:style="long"/>
      <number:text> </number:text>
      <number:am-pm/>
    </number:time-style>
    <number:date-style style:name="N10117" number:language="pt" number:country="BR">
      <number:day/>
      <number:text>/</number:text>
      <number:month/>
      <number:text>/</number:text>
      <number:year number:style="long"/>
      <number:text> </number:text>
      <number:hours number:style="long"/>
      <number:text>:</number:text>
      <number:minutes number:style="long"/>
    </number:date-style>
    <number:number-style style:name="N10118P0" style:volatile="true" number:language="pt" number:country="BR">
      <number:number number:decimal-places="0" loext:min-decimal-places="0" number:min-integer-digits="1" number:grouping="true"/>
      <number:text> </number:text>
    </number:number-style>
    <number:number-style style:name="N10118" number:language="pt" number:country="BR">
      <number:text>(</number:text>
      <number:number number:decimal-places="0" loext:min-decimal-places="0" number:min-integer-digits="1" number:grouping="true"/>
      <number:text>)</number:text>
      <style:map style:condition="value()&gt;=0" style:apply-style-name="N10118P0"/>
    </number:number-style>
    <number:number-style style:name="N10119P0" style:volatile="true" number:language="pt" number:country="BR">
      <number:number number:decimal-places="0" loext:min-decimal-places="0" number:min-integer-digits="1" number:grouping="true"/>
      <number:text> </number:text>
    </number:number-style>
    <number:number-style style:name="N10119" number:language="pt" number:country="BR">
      <style:text-properties fo:color="#ff0000"/>
      <number:text>(</number:text>
      <number:number number:decimal-places="0" loext:min-decimal-places="0" number:min-integer-digits="1" number:grouping="true"/>
      <number:text>)</number:text>
      <style:map style:condition="value()&gt;=0" style:apply-style-name="N10119P0"/>
    </number:number-style>
    <number:number-style style:name="N10120P0" style:volatile="true" number:language="pt" number:country="BR">
      <number:number number:decimal-places="2" loext:min-decimal-places="2" number:min-integer-digits="1" number:grouping="true"/>
      <number:text> </number:text>
    </number:number-style>
    <number:number-style style:name="N10120" number:language="pt" number:country="BR">
      <number:text>(</number:text>
      <number:number number:decimal-places="2" loext:min-decimal-places="2" number:min-integer-digits="1" number:grouping="true"/>
      <number:text>)</number:text>
      <style:map style:condition="value()&gt;=0" style:apply-style-name="N10120P0"/>
    </number:number-style>
    <number:number-style style:name="N10121P0" style:volatile="true" number:language="pt" number:country="BR">
      <number:number number:decimal-places="2" loext:min-decimal-places="2" number:min-integer-digits="1" number:grouping="true"/>
      <number:text> </number:text>
    </number:number-style>
    <number:number-style style:name="N10121" number:language="pt" number:country="BR">
      <style:text-properties fo:color="#ff0000"/>
      <number:text>(</number:text>
      <number:number number:decimal-places="2" loext:min-decimal-places="2" number:min-integer-digits="1" number:grouping="true"/>
      <number:text>)</number:text>
      <style:map style:condition="value()&gt;=0" style:apply-style-name="N10121P0"/>
    </number:number-style>
    <number:number-style style:name="N10122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2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2P2" style:volatile="true" number:language="pt" number:country="BR">
      <loext:text> </loext:text>
      <loext:fill-character> </loext:fill-character>
      <number:text>- </number:text>
    </number:number-style>
    <number:text-style style:name="N10122" number:language="pt" number:country="BR">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2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23P2" style:volatile="true" number:language="pt" number:country="BR">
      <loext:text> R$ </loext:text>
      <loext:fill-character> </loext:fill-character>
      <number:text>- </number:text>
    </number:number-style>
    <number:text-style style:name="N10123" number:language="pt" number:country="BR">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24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24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24" number:language="pt" number:country="BR">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5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25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25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25" number:language="pt" number:country="BR">
      <number:text> </number:text>
      <number:text-content/>
      <number:text> </number:text>
      <style:map style:condition="value()&gt;0" style:apply-style-name="N10125P0"/>
      <style:map style:condition="value()&lt;0" style:apply-style-name="N10125P1"/>
      <style:map style:condition="value()=0" style:apply-style-name="N10125P2"/>
    </number:text-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1">00/00/0000</text:date>, <text:time style:data-style-name="N2" text:time-value="18:00:14.11694560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9-21T17:33:31.349576979</meta:creation-date>
    <dc:date>2020-09-21T22:10:01.340417990</dc:date>
    <meta:editing-duration>PT3H48M25S</meta:editing-duration>
    <meta:editing-cycles>3</meta:editing-cycles>
    <meta:generator>LibreOffice/6.3.4.2$Linux_X86_64 LibreOffice_project/60da17e045e08f1793c57c00ba83cdfce946d0aa</meta:generator>
    <meta:document-statistic meta:table-count="1" meta:cell-count="168" meta:object-count="0"/>
  </office:meta>
</office:document-meta>
</file>